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7.7893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3.66183333333333cm"/>
    </style:style>
    <style:style style:name="co4" style:family="table-column">
      <style:table-column-properties fo:break-before="auto" style:column-width="1.9473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0.889cm"/>
    </style:style>
    <style:style style:name="co8" style:family="table-column">
      <style:table-column-properties fo:break-before="auto" style:column-width="1.35466666666667cm"/>
    </style:style>
    <style:style style:name="co9" style:family="table-column">
      <style:table-column-properties fo:break-before="auto" style:column-width="4.72016666666667cm"/>
    </style:style>
    <style:style style:name="co10" style:family="table-column">
      <style:table-column-properties fo:break-before="auto" style:column-width="2.4765cm"/>
    </style:style>
    <style:style style:name="co11" style:family="table-column">
      <style:table-column-properties fo:break-before="auto" style:column-width="3.64066666666667cm"/>
    </style:style>
    <style:style style:name="co12" style:family="table-column">
      <style:table-column-properties fo:break-before="auto" style:column-width="4.33916666666667cm"/>
    </style:style>
    <style:style style:name="co13" style:family="table-column">
      <style:table-column-properties fo:break-before="auto" style:column-width="22.987cm"/>
    </style:style>
    <style:style style:name="co14" style:family="table-column">
      <style:table-column-properties fo:break-before="auto" style:column-width="1.86266666666667cm"/>
    </style:style>
    <style:style style:name="co15" style:family="table-column">
      <style:table-column-properties fo:break-before="auto" style:column-width="2.94216666666667cm"/>
    </style:style>
    <style:style style:name="co16" style:family="table-column">
      <style:table-column-properties fo:break-before="auto" style:column-width="3.21733333333333cm"/>
    </style:style>
    <style:style style:name="co17" style:family="table-column">
      <style:table-column-properties fo:break-before="auto" style:column-width="3.02683333333333cm"/>
    </style:style>
    <style:style style:name="co18" style:family="table-column">
      <style:table-column-properties fo:break-before="auto" style:column-width="2.83633333333333cm"/>
    </style:style>
    <style:style style:name="co19" style:family="table-column">
      <style:table-column-properties fo:break-before="auto" style:column-width="3.6195cm"/>
    </style:style>
    <style:style style:name="co20" style:family="table-column">
      <style:table-column-properties fo:break-before="auto" style:column-width="3.40783333333333cm"/>
    </style:style>
    <style:style style:name="co21" style:family="table-column">
      <style:table-column-properties fo:break-before="auto" style:column-width="1.43933333333333cm"/>
    </style:style>
    <style:style style:name="co22" style:family="table-column">
      <style:table-column-properties fo:break-before="auto" style:column-width="1.5875cm"/>
    </style:style>
    <style:style style:name="co23" style:family="table-column">
      <style:table-column-properties fo:break-before="auto" style:column-width="1.60866666666667cm"/>
    </style:style>
    <style:style style:name="co2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7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17" table:default-cell-style-name="ce1"/>
        <table:table-column table:style-name="co16" table:number-columns-repeated="2" table:default-cell-style-name="ce1"/>
        <table:table-column table:style-name="co21" table:number-columns-repeated="64" table:default-cell-style-name="ce1"/>
        <table:table-column table:style-name="co22" table:default-cell-style-name="ce1"/>
        <table:table-column table:style-name="co21" table:number-columns-repeated="79" table:default-cell-style-name="ce1"/>
        <table:table-column table:style-name="co23" table:default-cell-style-name="ce1"/>
        <table:table-column table:style-name="co21" table:number-columns-repeated="239" table:default-cell-style-name="ce1"/>
        <table:table-column table:style-name="co24" table:number-columns-repeated="15972" table:default-cell-style-name="ce1"/>
        <table:table-row table:style-name="ro1">
          <table:table-cell office:value-type="string" table:style-name="ce1">
            <text:p>filename</text:p>
          </table:table-cell>
          <table:table-cell office:value-type="string" table:style-name="ce1">
            <text:p>subjectGroup</text:p>
          </table:table-cell>
          <table:table-cell office:value-type="string" table:style-name="ce1">
            <text:p>GMT_timestamp</text:p>
          </table:table-cell>
          <table:table-cell office:value-type="string" table:style-name="ce1">
            <text:p>local_timestamp</text:p>
          </table:table-cell>
          <table:table-cell office:value-type="string" table:style-name="ce1">
            <text:p>calibration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mindsCode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handedness</text:p>
          </table:table-cell>
          <table:table-cell office:value-type="string" table:style-name="ce1">
            <text:p>nationality</text:p>
          </table:table-cell>
          <table:table-cell office:value-type="string" table:style-name="ce1">
            <text:p>completionCod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duration_m</text:p>
          </table:table-cell>
          <table:table-cell office:value-type="string" table:style-name="ce1">
            <text:p>row9</text:p>
          </table:table-cell>
          <table:table-cell office:value-type="string" table:style-name="ce1">
            <text:p>row10</text:p>
          </table:table-cell>
          <table:table-cell office:value-type="string" table:style-name="ce1">
            <text:p>row11</text:p>
          </table:table-cell>
          <table:table-cell office:value-type="string" table:style-name="ce1">
            <text:p>row12</text:p>
          </table:table-cell>
          <table:table-cell office:value-type="string" table:style-name="ce1">
            <text:p>row13</text:p>
          </table:table-cell>
          <table:table-cell office:value-type="string" table:style-name="ce1">
            <text:p>row14</text:p>
          </table:table-cell>
          <table:table-cell office:value-type="string" table:style-name="ce1">
            <text:p>row15</text:p>
          </table:table-cell>
          <table:table-cell office:value-type="string" table:style-name="ce1">
            <text:p>row16</text:p>
          </table:table-cell>
          <table:table-cell office:value-type="string" table:style-name="ce1">
            <text:p>row17</text:p>
          </table:table-cell>
          <table:table-cell office:value-type="string" table:style-name="ce1">
            <text:p>row18</text:p>
          </table:table-cell>
          <table:table-cell office:value-type="string" table:style-name="ce1">
            <text:p>row19</text:p>
          </table:table-cell>
          <table:table-cell office:value-type="string" table:style-name="ce1">
            <text:p>row20</text:p>
          </table:table-cell>
          <table:table-cell office:value-type="string" table:style-name="ce1">
            <text:p>row100</text:p>
          </table:table-cell>
          <table:table-cell office:value-type="string" table:style-name="ce1">
            <text:p>row101</text:p>
          </table:table-cell>
          <table:table-cell office:value-type="string" table:style-name="ce1">
            <text:p>row102</text:p>
          </table:table-cell>
          <table:table-cell office:value-type="string" table:style-name="ce1">
            <text:p>row103</text:p>
          </table:table-cell>
          <table:table-cell office:value-type="string" table:style-name="ce1">
            <text:p>row105</text:p>
          </table:table-cell>
          <table:table-cell office:value-type="string" table:style-name="ce1">
            <text:p>row106</text:p>
          </table:table-cell>
          <table:table-cell office:value-type="string" table:style-name="ce1">
            <text:p>row107</text:p>
          </table:table-cell>
          <table:table-cell office:value-type="string" table:style-name="ce1">
            <text:p>row108</text:p>
          </table:table-cell>
          <table:table-cell office:value-type="string" table:style-name="ce1">
            <text:p>row110</text:p>
          </table:table-cell>
          <table:table-cell office:value-type="string" table:style-name="ce1">
            <text:p>row111</text:p>
          </table:table-cell>
          <table:table-cell office:value-type="string" table:style-name="ce1">
            <text:p>row112</text:p>
          </table:table-cell>
          <table:table-cell office:value-type="string" table:style-name="ce1">
            <text:p>row113</text:p>
          </table:table-cell>
          <table:table-cell office:value-type="string" table:style-name="ce1">
            <text:p>row115</text:p>
          </table:table-cell>
          <table:table-cell office:value-type="string" table:style-name="ce1">
            <text:p>row116</text:p>
          </table:table-cell>
          <table:table-cell office:value-type="string" table:style-name="ce1">
            <text:p>row117</text:p>
          </table:table-cell>
          <table:table-cell office:value-type="string" table:style-name="ce1">
            <text:p>row118</text:p>
          </table:table-cell>
          <table:table-cell office:value-type="string" table:style-name="ce1">
            <text:p>row120</text:p>
          </table:table-cell>
          <table:table-cell office:value-type="string" table:style-name="ce1">
            <text:p>row121</text:p>
          </table:table-cell>
          <table:table-cell office:value-type="string" table:style-name="ce1">
            <text:p>row122</text:p>
          </table:table-cell>
          <table:table-cell office:value-type="string" table:style-name="ce1">
            <text:p>row123</text:p>
          </table:table-cell>
          <table:table-cell office:value-type="string" table:style-name="ce1">
            <text:p>row125</text:p>
          </table:table-cell>
          <table:table-cell office:value-type="string" table:style-name="ce1">
            <text:p>row126</text:p>
          </table:table-cell>
          <table:table-cell office:value-type="string" table:style-name="ce1">
            <text:p>row127</text:p>
          </table:table-cell>
          <table:table-cell office:value-type="string" table:style-name="ce1">
            <text:p>row128</text:p>
          </table:table-cell>
          <table:table-cell office:value-type="string" table:style-name="ce1">
            <text:p>row130</text:p>
          </table:table-cell>
          <table:table-cell office:value-type="string" table:style-name="ce1">
            <text:p>row131</text:p>
          </table:table-cell>
          <table:table-cell office:value-type="string" table:style-name="ce1">
            <text:p>row132</text:p>
          </table:table-cell>
          <table:table-cell office:value-type="string" table:style-name="ce1">
            <text:p>row133</text:p>
          </table:table-cell>
          <table:table-cell office:value-type="string" table:style-name="ce1">
            <text:p>row135</text:p>
          </table:table-cell>
          <table:table-cell office:value-type="string" table:style-name="ce1">
            <text:p>row136</text:p>
          </table:table-cell>
          <table:table-cell office:value-type="string" table:style-name="ce1">
            <text:p>row137</text:p>
          </table:table-cell>
          <table:table-cell office:value-type="string" table:style-name="ce1">
            <text:p>row138</text:p>
          </table:table-cell>
          <table:table-cell office:value-type="string" table:style-name="ce1">
            <text:p>row140</text:p>
          </table:table-cell>
          <table:table-cell office:value-type="string" table:style-name="ce1">
            <text:p>row141</text:p>
          </table:table-cell>
          <table:table-cell office:value-type="string" table:style-name="ce1">
            <text:p>row142</text:p>
          </table:table-cell>
          <table:table-cell office:value-type="string" table:style-name="ce1">
            <text:p>row143</text:p>
          </table:table-cell>
          <table:table-cell office:value-type="string" table:style-name="ce1">
            <text:p>row145</text:p>
          </table:table-cell>
          <table:table-cell office:value-type="string" table:style-name="ce1">
            <text:p>row146</text:p>
          </table:table-cell>
          <table:table-cell office:value-type="string" table:style-name="ce1">
            <text:p>row147</text:p>
          </table:table-cell>
          <table:table-cell office:value-type="string" table:style-name="ce1">
            <text:p>row148</text:p>
          </table:table-cell>
          <table:table-cell office:value-type="string" table:style-name="ce1">
            <text:p>row150</text:p>
          </table:table-cell>
          <table:table-cell office:value-type="string" table:style-name="ce1">
            <text:p>row151</text:p>
          </table:table-cell>
          <table:table-cell office:value-type="string" table:style-name="ce1">
            <text:p>row152</text:p>
          </table:table-cell>
          <table:table-cell office:value-type="string" table:style-name="ce1">
            <text:p>row153</text:p>
          </table:table-cell>
          <table:table-cell office:value-type="string" table:style-name="ce1">
            <text:p>row155</text:p>
          </table:table-cell>
          <table:table-cell office:value-type="string" table:style-name="ce1">
            <text:p>row156</text:p>
          </table:table-cell>
          <table:table-cell office:value-type="string" table:style-name="ce1">
            <text:p>row157</text:p>
          </table:table-cell>
          <table:table-cell office:value-type="string" table:style-name="ce1">
            <text:p>row158</text:p>
          </table:table-cell>
          <table:table-cell office:value-type="string" table:style-name="ce1">
            <text:p>row160</text:p>
          </table:table-cell>
          <table:table-cell office:value-type="string" table:style-name="ce1">
            <text:p>row161</text:p>
          </table:table-cell>
          <table:table-cell office:value-type="string" table:style-name="ce1">
            <text:p>row162</text:p>
          </table:table-cell>
          <table:table-cell office:value-type="string" table:style-name="ce1">
            <text:p>row163</text:p>
          </table:table-cell>
          <table:table-cell office:value-type="string" table:style-name="ce1">
            <text:p>row165</text:p>
          </table:table-cell>
          <table:table-cell office:value-type="string" table:style-name="ce1">
            <text:p>row166</text:p>
          </table:table-cell>
          <table:table-cell office:value-type="string" table:style-name="ce1">
            <text:p>row167</text:p>
          </table:table-cell>
          <table:table-cell office:value-type="string" table:style-name="ce1">
            <text:p>row168</text:p>
          </table:table-cell>
          <table:table-cell office:value-type="string" table:style-name="ce1">
            <text:p>row170</text:p>
          </table:table-cell>
          <table:table-cell office:value-type="string" table:style-name="ce1">
            <text:p>row171</text:p>
          </table:table-cell>
          <table:table-cell office:value-type="string" table:style-name="ce1">
            <text:p>row172</text:p>
          </table:table-cell>
          <table:table-cell office:value-type="string" table:style-name="ce1">
            <text:p>row173</text:p>
          </table:table-cell>
          <table:table-cell office:value-type="string" table:style-name="ce1">
            <text:p>row175</text:p>
          </table:table-cell>
          <table:table-cell office:value-type="string" table:style-name="ce1">
            <text:p>row176</text:p>
          </table:table-cell>
          <table:table-cell office:value-type="string" table:style-name="ce1">
            <text:p>row177</text:p>
          </table:table-cell>
          <table:table-cell office:value-type="string" table:style-name="ce1">
            <text:p>row178</text:p>
          </table:table-cell>
          <table:table-cell office:value-type="string" table:style-name="ce1">
            <text:p>row180</text:p>
          </table:table-cell>
          <table:table-cell office:value-type="string" table:style-name="ce1">
            <text:p>row181</text:p>
          </table:table-cell>
          <table:table-cell office:value-type="string" table:style-name="ce1">
            <text:p>row182</text:p>
          </table:table-cell>
          <table:table-cell office:value-type="string" table:style-name="ce1">
            <text:p>row183</text:p>
          </table:table-cell>
          <table:table-cell office:value-type="string" table:style-name="ce1">
            <text:p>row185</text:p>
          </table:table-cell>
          <table:table-cell office:value-type="string" table:style-name="ce1">
            <text:p>row186</text:p>
          </table:table-cell>
          <table:table-cell office:value-type="string" table:style-name="ce1">
            <text:p>row187</text:p>
          </table:table-cell>
          <table:table-cell office:value-type="string" table:style-name="ce1">
            <text:p>row188</text:p>
          </table:table-cell>
          <table:table-cell office:value-type="string" table:style-name="ce1">
            <text:p>row190</text:p>
          </table:table-cell>
          <table:table-cell office:value-type="string" table:style-name="ce1">
            <text:p>row191</text:p>
          </table:table-cell>
          <table:table-cell office:value-type="string" table:style-name="ce1">
            <text:p>row192</text:p>
          </table:table-cell>
          <table:table-cell office:value-type="string" table:style-name="ce1">
            <text:p>row193</text:p>
          </table:table-cell>
          <table:table-cell office:value-type="string" table:style-name="ce1">
            <text:p>row195</text:p>
          </table:table-cell>
          <table:table-cell office:value-type="string" table:style-name="ce1">
            <text:p>row196</text:p>
          </table:table-cell>
          <table:table-cell office:value-type="string" table:style-name="ce1">
            <text:p>row197</text:p>
          </table:table-cell>
          <table:table-cell office:value-type="string" table:style-name="ce1">
            <text:p>row198</text:p>
          </table:table-cell>
          <table:table-cell office:value-type="string" table:style-name="ce1">
            <text:p>row200</text:p>
          </table:table-cell>
          <table:table-cell office:value-type="string" table:style-name="ce1">
            <text:p>row201</text:p>
          </table:table-cell>
          <table:table-cell office:value-type="string" table:style-name="ce1">
            <text:p>row202</text:p>
          </table:table-cell>
          <table:table-cell office:value-type="string" table:style-name="ce1">
            <text:p>row203</text:p>
          </table:table-cell>
          <table:table-cell office:value-type="string" table:style-name="ce1">
            <text:p>row205</text:p>
          </table:table-cell>
          <table:table-cell office:value-type="string" table:style-name="ce1">
            <text:p>row206</text:p>
          </table:table-cell>
          <table:table-cell office:value-type="string" table:style-name="ce1">
            <text:p>row207</text:p>
          </table:table-cell>
          <table:table-cell office:value-type="string" table:style-name="ce1">
            <text:p>row208</text:p>
          </table:table-cell>
          <table:table-cell office:value-type="string" table:style-name="ce1">
            <text:p>row210</text:p>
          </table:table-cell>
          <table:table-cell office:value-type="string" table:style-name="ce1">
            <text:p>row211</text:p>
          </table:table-cell>
          <table:table-cell office:value-type="string" table:style-name="ce1">
            <text:p>row212</text:p>
          </table:table-cell>
          <table:table-cell office:value-type="string" table:style-name="ce1">
            <text:p>row213</text:p>
          </table:table-cell>
          <table:table-cell office:value-type="string" table:style-name="ce1">
            <text:p>row215</text:p>
          </table:table-cell>
          <table:table-cell office:value-type="string" table:style-name="ce1">
            <text:p>row216</text:p>
          </table:table-cell>
          <table:table-cell office:value-type="string" table:style-name="ce1">
            <text:p>row217</text:p>
          </table:table-cell>
          <table:table-cell office:value-type="string" table:style-name="ce1">
            <text:p>row218</text:p>
          </table:table-cell>
          <table:table-cell office:value-type="string" table:style-name="ce1">
            <text:p>row220</text:p>
          </table:table-cell>
          <table:table-cell office:value-type="string" table:style-name="ce1">
            <text:p>row221</text:p>
          </table:table-cell>
          <table:table-cell office:value-type="string" table:style-name="ce1">
            <text:p>row222</text:p>
          </table:table-cell>
          <table:table-cell office:value-type="string" table:style-name="ce1">
            <text:p>row223</text:p>
          </table:table-cell>
          <table:table-cell office:value-type="string" table:style-name="ce1">
            <text:p>row225</text:p>
          </table:table-cell>
          <table:table-cell office:value-type="string" table:style-name="ce1">
            <text:p>row226</text:p>
          </table:table-cell>
          <table:table-cell office:value-type="string" table:style-name="ce1">
            <text:p>row227</text:p>
          </table:table-cell>
          <table:table-cell office:value-type="string" table:style-name="ce1">
            <text:p>row228</text:p>
          </table:table-cell>
          <table:table-cell office:value-type="string" table:style-name="ce1">
            <text:p>row230</text:p>
          </table:table-cell>
          <table:table-cell office:value-type="string" table:style-name="ce1">
            <text:p>row231</text:p>
          </table:table-cell>
          <table:table-cell office:value-type="string" table:style-name="ce1">
            <text:p>row232</text:p>
          </table:table-cell>
          <table:table-cell office:value-type="string" table:style-name="ce1">
            <text:p>row233</text:p>
          </table:table-cell>
          <table:table-cell office:value-type="string" table:style-name="ce1">
            <text:p>row235</text:p>
          </table:table-cell>
          <table:table-cell office:value-type="string" table:style-name="ce1">
            <text:p>row236</text:p>
          </table:table-cell>
          <table:table-cell office:value-type="string" table:style-name="ce1">
            <text:p>row237</text:p>
          </table:table-cell>
          <table:table-cell office:value-type="string" table:style-name="ce1">
            <text:p>row238</text:p>
          </table:table-cell>
          <table:table-cell office:value-type="string" table:style-name="ce1">
            <text:p>row240</text:p>
          </table:table-cell>
          <table:table-cell office:value-type="string" table:style-name="ce1">
            <text:p>row241</text:p>
          </table:table-cell>
          <table:table-cell office:value-type="string" table:style-name="ce1">
            <text:p>row242</text:p>
          </table:table-cell>
          <table:table-cell office:value-type="string" table:style-name="ce1">
            <text:p>row243</text:p>
          </table:table-cell>
          <table:table-cell office:value-type="string" table:style-name="ce1">
            <text:p>row245</text:p>
          </table:table-cell>
          <table:table-cell office:value-type="string" table:style-name="ce1">
            <text:p>row246</text:p>
          </table:table-cell>
          <table:table-cell office:value-type="string" table:style-name="ce1">
            <text:p>row247</text:p>
          </table:table-cell>
          <table:table-cell office:value-type="string" table:style-name="ce1">
            <text:p>row248</text:p>
          </table:table-cell>
          <table:table-cell office:value-type="string" table:style-name="ce1">
            <text:p>row250</text:p>
          </table:table-cell>
          <table:table-cell office:value-type="string" table:style-name="ce1">
            <text:p>row251</text:p>
          </table:table-cell>
          <table:table-cell office:value-type="string" table:style-name="ce1">
            <text:p>row252</text:p>
          </table:table-cell>
          <table:table-cell office:value-type="string" table:style-name="ce1">
            <text:p>row253</text:p>
          </table:table-cell>
          <table:table-cell office:value-type="string" table:style-name="ce1">
            <text:p>row255</text:p>
          </table:table-cell>
          <table:table-cell office:value-type="string" table:style-name="ce1">
            <text:p>row256</text:p>
          </table:table-cell>
          <table:table-cell office:value-type="string" table:style-name="ce1">
            <text:p>row257</text:p>
          </table:table-cell>
          <table:table-cell office:value-type="string" table:style-name="ce1">
            <text:p>row258</text:p>
          </table:table-cell>
          <table:table-cell office:value-type="string" table:style-name="ce1">
            <text:p>row260</text:p>
          </table:table-cell>
          <table:table-cell office:value-type="string" table:style-name="ce1">
            <text:p>row261</text:p>
          </table:table-cell>
          <table:table-cell office:value-type="string" table:style-name="ce1">
            <text:p>row262</text:p>
          </table:table-cell>
          <table:table-cell office:value-type="string" table:style-name="ce1">
            <text:p>row263</text:p>
          </table:table-cell>
          <table:table-cell office:value-type="string" table:style-name="ce1">
            <text:p>row265</text:p>
          </table:table-cell>
          <table:table-cell office:value-type="string" table:style-name="ce1">
            <text:p>row266</text:p>
          </table:table-cell>
          <table:table-cell office:value-type="string" table:style-name="ce1">
            <text:p>row267</text:p>
          </table:table-cell>
          <table:table-cell office:value-type="string" table:style-name="ce1">
            <text:p>row268</text:p>
          </table:table-cell>
          <table:table-cell office:value-type="string" table:style-name="ce1">
            <text:p>row270</text:p>
          </table:table-cell>
          <table:table-cell office:value-type="string" table:style-name="ce1">
            <text:p>row271</text:p>
          </table:table-cell>
          <table:table-cell office:value-type="string" table:style-name="ce1">
            <text:p>row272</text:p>
          </table:table-cell>
          <table:table-cell office:value-type="string" table:style-name="ce1">
            <text:p>row273</text:p>
          </table:table-cell>
          <table:table-cell office:value-type="string" table:style-name="ce1">
            <text:p>row275</text:p>
          </table:table-cell>
          <table:table-cell office:value-type="string" table:style-name="ce1">
            <text:p>row276</text:p>
          </table:table-cell>
          <table:table-cell office:value-type="string" table:style-name="ce1">
            <text:p>row277</text:p>
          </table:table-cell>
          <table:table-cell office:value-type="string" table:style-name="ce1">
            <text:p>row278</text:p>
          </table:table-cell>
          <table:table-cell office:value-type="string" table:style-name="ce1">
            <text:p>row280</text:p>
          </table:table-cell>
          <table:table-cell office:value-type="string" table:style-name="ce1">
            <text:p>row281</text:p>
          </table:table-cell>
          <table:table-cell office:value-type="string" table:style-name="ce1">
            <text:p>row282</text:p>
          </table:table-cell>
          <table:table-cell office:value-type="string" table:style-name="ce1">
            <text:p>row283</text:p>
          </table:table-cell>
          <table:table-cell office:value-type="string" table:style-name="ce1">
            <text:p>row285</text:p>
          </table:table-cell>
          <table:table-cell office:value-type="string" table:style-name="ce1">
            <text:p>row286</text:p>
          </table:table-cell>
          <table:table-cell office:value-type="string" table:style-name="ce1">
            <text:p>row287</text:p>
          </table:table-cell>
          <table:table-cell office:value-type="string" table:style-name="ce1">
            <text:p>row288</text:p>
          </table:table-cell>
          <table:table-cell office:value-type="string" table:style-name="ce1">
            <text:p>row290</text:p>
          </table:table-cell>
          <table:table-cell office:value-type="string" table:style-name="ce1">
            <text:p>row291</text:p>
          </table:table-cell>
          <table:table-cell office:value-type="string" table:style-name="ce1">
            <text:p>row292</text:p>
          </table:table-cell>
          <table:table-cell office:value-type="string" table:style-name="ce1">
            <text:p>row293</text:p>
          </table:table-cell>
          <table:table-cell office:value-type="string" table:style-name="ce1">
            <text:p>row295</text:p>
          </table:table-cell>
          <table:table-cell office:value-type="string" table:style-name="ce1">
            <text:p>row296</text:p>
          </table:table-cell>
          <table:table-cell office:value-type="string" table:style-name="ce1">
            <text:p>row297</text:p>
          </table:table-cell>
          <table:table-cell office:value-type="string" table:style-name="ce1">
            <text:p>row298</text:p>
          </table:table-cell>
          <table:table-cell office:value-type="string" table:style-name="ce1">
            <text:p>row300</text:p>
          </table:table-cell>
          <table:table-cell office:value-type="string" table:style-name="ce1">
            <text:p>row301</text:p>
          </table:table-cell>
          <table:table-cell office:value-type="string" table:style-name="ce1">
            <text:p>row302</text:p>
          </table:table-cell>
          <table:table-cell office:value-type="string" table:style-name="ce1">
            <text:p>row303</text:p>
          </table:table-cell>
          <table:table-cell office:value-type="string" table:style-name="ce1">
            <text:p>row305</text:p>
          </table:table-cell>
          <table:table-cell office:value-type="string" table:style-name="ce1">
            <text:p>row306</text:p>
          </table:table-cell>
          <table:table-cell office:value-type="string" table:style-name="ce1">
            <text:p>row307</text:p>
          </table:table-cell>
          <table:table-cell office:value-type="string" table:style-name="ce1">
            <text:p>row308</text:p>
          </table:table-cell>
          <table:table-cell office:value-type="string" table:style-name="ce1">
            <text:p>row310</text:p>
          </table:table-cell>
          <table:table-cell office:value-type="string" table:style-name="ce1">
            <text:p>row311</text:p>
          </table:table-cell>
          <table:table-cell office:value-type="string" table:style-name="ce1">
            <text:p>row312</text:p>
          </table:table-cell>
          <table:table-cell office:value-type="string" table:style-name="ce1">
            <text:p>row313</text:p>
          </table:table-cell>
          <table:table-cell office:value-type="string" table:style-name="ce1">
            <text:p>row315</text:p>
          </table:table-cell>
          <table:table-cell office:value-type="string" table:style-name="ce1">
            <text:p>row316</text:p>
          </table:table-cell>
          <table:table-cell office:value-type="string" table:style-name="ce1">
            <text:p>row317</text:p>
          </table:table-cell>
          <table:table-cell office:value-type="string" table:style-name="ce1">
            <text:p>row318</text:p>
          </table:table-cell>
          <table:table-cell office:value-type="string" table:style-name="ce1">
            <text:p>row320</text:p>
          </table:table-cell>
          <table:table-cell office:value-type="string" table:style-name="ce1">
            <text:p>row321</text:p>
          </table:table-cell>
          <table:table-cell office:value-type="string" table:style-name="ce1">
            <text:p>row322</text:p>
          </table:table-cell>
          <table:table-cell office:value-type="string" table:style-name="ce1">
            <text:p>row323</text:p>
          </table:table-cell>
          <table:table-cell office:value-type="string" table:style-name="ce1">
            <text:p>row325</text:p>
          </table:table-cell>
          <table:table-cell office:value-type="string" table:style-name="ce1">
            <text:p>row326</text:p>
          </table:table-cell>
          <table:table-cell office:value-type="string" table:style-name="ce1">
            <text:p>row327</text:p>
          </table:table-cell>
          <table:table-cell office:value-type="string" table:style-name="ce1">
            <text:p>row328</text:p>
          </table:table-cell>
          <table:table-cell office:value-type="string" table:style-name="ce1">
            <text:p>row330</text:p>
          </table:table-cell>
          <table:table-cell office:value-type="string" table:style-name="ce1">
            <text:p>row331</text:p>
          </table:table-cell>
          <table:table-cell office:value-type="string" table:style-name="ce1">
            <text:p>row332</text:p>
          </table:table-cell>
          <table:table-cell office:value-type="string" table:style-name="ce1">
            <text:p>row333</text:p>
          </table:table-cell>
          <table:table-cell office:value-type="string" table:style-name="ce1">
            <text:p>row335</text:p>
          </table:table-cell>
          <table:table-cell office:value-type="string" table:style-name="ce1">
            <text:p>row336</text:p>
          </table:table-cell>
          <table:table-cell office:value-type="string" table:style-name="ce1">
            <text:p>row337</text:p>
          </table:table-cell>
          <table:table-cell office:value-type="string" table:style-name="ce1">
            <text:p>row338</text:p>
          </table:table-cell>
          <table:table-cell office:value-type="string" table:style-name="ce1">
            <text:p>row340</text:p>
          </table:table-cell>
          <table:table-cell office:value-type="string" table:style-name="ce1">
            <text:p>row341</text:p>
          </table:table-cell>
          <table:table-cell office:value-type="string" table:style-name="ce1">
            <text:p>row342</text:p>
          </table:table-cell>
          <table:table-cell office:value-type="string" table:style-name="ce1">
            <text:p>row343</text:p>
          </table:table-cell>
          <table:table-cell office:value-type="string" table:style-name="ce1">
            <text:p>row345</text:p>
          </table:table-cell>
          <table:table-cell office:value-type="string" table:style-name="ce1">
            <text:p>row346</text:p>
          </table:table-cell>
          <table:table-cell office:value-type="string" table:style-name="ce1">
            <text:p>row347</text:p>
          </table:table-cell>
          <table:table-cell office:value-type="string" table:style-name="ce1">
            <text:p>row348</text:p>
          </table:table-cell>
          <table:table-cell office:value-type="string" table:style-name="ce1">
            <text:p>row350</text:p>
          </table:table-cell>
          <table:table-cell office:value-type="string" table:style-name="ce1">
            <text:p>row351</text:p>
          </table:table-cell>
          <table:table-cell office:value-type="string" table:style-name="ce1">
            <text:p>row352</text:p>
          </table:table-cell>
          <table:table-cell office:value-type="string" table:style-name="ce1">
            <text:p>row353</text:p>
          </table:table-cell>
          <table:table-cell office:value-type="string" table:style-name="ce1">
            <text:p>row355</text:p>
          </table:table-cell>
          <table:table-cell office:value-type="string" table:style-name="ce1">
            <text:p>row356</text:p>
          </table:table-cell>
          <table:table-cell office:value-type="string" table:style-name="ce1">
            <text:p>row357</text:p>
          </table:table-cell>
          <table:table-cell office:value-type="string" table:style-name="ce1">
            <text:p>row358</text:p>
          </table:table-cell>
          <table:table-cell office:value-type="string" table:style-name="ce1">
            <text:p>row360</text:p>
          </table:table-cell>
          <table:table-cell office:value-type="string" table:style-name="ce1">
            <text:p>row361</text:p>
          </table:table-cell>
          <table:table-cell office:value-type="string" table:style-name="ce1">
            <text:p>row362</text:p>
          </table:table-cell>
          <table:table-cell office:value-type="string" table:style-name="ce1">
            <text:p>row363</text:p>
          </table:table-cell>
          <table:table-cell office:value-type="string" table:style-name="ce1">
            <text:p>row365</text:p>
          </table:table-cell>
          <table:table-cell office:value-type="string" table:style-name="ce1">
            <text:p>row366</text:p>
          </table:table-cell>
          <table:table-cell office:value-type="string" table:style-name="ce1">
            <text:p>row367</text:p>
          </table:table-cell>
          <table:table-cell office:value-type="string" table:style-name="ce1">
            <text:p>row368</text:p>
          </table:table-cell>
          <table:table-cell office:value-type="string" table:style-name="ce1">
            <text:p>row370</text:p>
          </table:table-cell>
          <table:table-cell office:value-type="string" table:style-name="ce1">
            <text:p>row371</text:p>
          </table:table-cell>
          <table:table-cell office:value-type="string" table:style-name="ce1">
            <text:p>row372</text:p>
          </table:table-cell>
          <table:table-cell office:value-type="string" table:style-name="ce1">
            <text:p>row373</text:p>
          </table:table-cell>
          <table:table-cell office:value-type="string" table:style-name="ce1">
            <text:p>row375</text:p>
          </table:table-cell>
          <table:table-cell office:value-type="string" table:style-name="ce1">
            <text:p>row376</text:p>
          </table:table-cell>
          <table:table-cell office:value-type="string" table:style-name="ce1">
            <text:p>row377</text:p>
          </table:table-cell>
          <table:table-cell office:value-type="string" table:style-name="ce1">
            <text:p>row378</text:p>
          </table:table-cell>
          <table:table-cell office:value-type="string" table:style-name="ce1">
            <text:p>row380</text:p>
          </table:table-cell>
          <table:table-cell office:value-type="string" table:style-name="ce1">
            <text:p>row381</text:p>
          </table:table-cell>
          <table:table-cell office:value-type="string" table:style-name="ce1">
            <text:p>row382</text:p>
          </table:table-cell>
          <table:table-cell office:value-type="string" table:style-name="ce1">
            <text:p>row383</text:p>
          </table:table-cell>
          <table:table-cell office:value-type="string" table:style-name="ce1">
            <text:p>row385</text:p>
          </table:table-cell>
          <table:table-cell office:value-type="string" table:style-name="ce1">
            <text:p>row386</text:p>
          </table:table-cell>
          <table:table-cell office:value-type="string" table:style-name="ce1">
            <text:p>row387</text:p>
          </table:table-cell>
          <table:table-cell office:value-type="string" table:style-name="ce1">
            <text:p>row388</text:p>
          </table:table-cell>
          <table:table-cell office:value-type="string" table:style-name="ce1">
            <text:p>row390</text:p>
          </table:table-cell>
          <table:table-cell office:value-type="string" table:style-name="ce1">
            <text:p>row391</text:p>
          </table:table-cell>
          <table:table-cell office:value-type="string" table:style-name="ce1">
            <text:p>row392</text:p>
          </table:table-cell>
          <table:table-cell office:value-type="string" table:style-name="ce1">
            <text:p>row393</text:p>
          </table:table-cell>
          <table:table-cell office:value-type="string" table:style-name="ce1">
            <text:p>row395</text:p>
          </table:table-cell>
          <table:table-cell office:value-type="string" table:style-name="ce1">
            <text:p>row396</text:p>
          </table:table-cell>
          <table:table-cell office:value-type="string" table:style-name="ce1">
            <text:p>row397</text:p>
          </table:table-cell>
          <table:table-cell office:value-type="string" table:style-name="ce1">
            <text:p>row398</text:p>
          </table:table-cell>
          <table:table-cell office:value-type="string" table:style-name="ce1">
            <text:p>row400</text:p>
          </table:table-cell>
          <table:table-cell office:value-type="string" table:style-name="ce1">
            <text:p>row401</text:p>
          </table:table-cell>
          <table:table-cell office:value-type="string" table:style-name="ce1">
            <text:p>row402</text:p>
          </table:table-cell>
          <table:table-cell office:value-type="string" table:style-name="ce1">
            <text:p>row403</text:p>
          </table:table-cell>
          <table:table-cell office:value-type="string" table:style-name="ce1">
            <text:p>row405</text:p>
          </table:table-cell>
          <table:table-cell office:value-type="string" table:style-name="ce1">
            <text:p>row406</text:p>
          </table:table-cell>
          <table:table-cell office:value-type="string" table:style-name="ce1">
            <text:p>row407</text:p>
          </table:table-cell>
          <table:table-cell office:value-type="string" table:style-name="ce1">
            <text:p>row408</text:p>
          </table:table-cell>
          <table:table-cell office:value-type="string" table:style-name="ce1">
            <text:p>row410</text:p>
          </table:table-cell>
          <table:table-cell office:value-type="string" table:style-name="ce1">
            <text:p>row411</text:p>
          </table:table-cell>
          <table:table-cell office:value-type="string" table:style-name="ce1">
            <text:p>row412</text:p>
          </table:table-cell>
          <table:table-cell office:value-type="string" table:style-name="ce1">
            <text:p>row413</text:p>
          </table:table-cell>
          <table:table-cell office:value-type="string" table:style-name="ce1">
            <text:p>row415</text:p>
          </table:table-cell>
          <table:table-cell office:value-type="string" table:style-name="ce1">
            <text:p>row416</text:p>
          </table:table-cell>
          <table:table-cell office:value-type="string" table:style-name="ce1">
            <text:p>row417</text:p>
          </table:table-cell>
          <table:table-cell office:value-type="string" table:style-name="ce1">
            <text:p>row418</text:p>
          </table:table-cell>
          <table:table-cell office:value-type="string" table:style-name="ce1">
            <text:p>row420</text:p>
          </table:table-cell>
          <table:table-cell office:value-type="string" table:style-name="ce1">
            <text:p>row421</text:p>
          </table:table-cell>
          <table:table-cell office:value-type="string" table:style-name="ce1">
            <text:p>row422</text:p>
          </table:table-cell>
          <table:table-cell office:value-type="string" table:style-name="ce1">
            <text:p>row423</text:p>
          </table:table-cell>
          <table:table-cell office:value-type="string" table:style-name="ce1">
            <text:p>row425</text:p>
          </table:table-cell>
          <table:table-cell office:value-type="string" table:style-name="ce1">
            <text:p>row426</text:p>
          </table:table-cell>
          <table:table-cell office:value-type="string" table:style-name="ce1">
            <text:p>row427</text:p>
          </table:table-cell>
          <table:table-cell office:value-type="string" table:style-name="ce1">
            <text:p>row428</text:p>
          </table:table-cell>
          <table:table-cell office:value-type="string" table:style-name="ce1">
            <text:p>row430</text:p>
          </table:table-cell>
          <table:table-cell office:value-type="string" table:style-name="ce1">
            <text:p>row431</text:p>
          </table:table-cell>
          <table:table-cell office:value-type="string" table:style-name="ce1">
            <text:p>row432</text:p>
          </table:table-cell>
          <table:table-cell office:value-type="string" table:style-name="ce1">
            <text:p>row433</text:p>
          </table:table-cell>
          <table:table-cell office:value-type="string" table:style-name="ce1">
            <text:p>row435</text:p>
          </table:table-cell>
          <table:table-cell office:value-type="string" table:style-name="ce1">
            <text:p>row436</text:p>
          </table:table-cell>
          <table:table-cell office:value-type="string" table:style-name="ce1">
            <text:p>row437</text:p>
          </table:table-cell>
          <table:table-cell office:value-type="string" table:style-name="ce1">
            <text:p>row438</text:p>
          </table:table-cell>
          <table:table-cell office:value-type="string" table:style-name="ce1">
            <text:p>row440</text:p>
          </table:table-cell>
          <table:table-cell office:value-type="string" table:style-name="ce1">
            <text:p>row441</text:p>
          </table:table-cell>
          <table:table-cell office:value-type="string" table:style-name="ce1">
            <text:p>row442</text:p>
          </table:table-cell>
          <table:table-cell office:value-type="string" table:style-name="ce1">
            <text:p>row443</text:p>
          </table:table-cell>
          <table:table-cell office:value-type="string" table:style-name="ce1">
            <text:p>row445</text:p>
          </table:table-cell>
          <table:table-cell office:value-type="string" table:style-name="ce1">
            <text:p>row446</text:p>
          </table:table-cell>
          <table:table-cell office:value-type="string" table:style-name="ce1">
            <text:p>row447</text:p>
          </table:table-cell>
          <table:table-cell office:value-type="string" table:style-name="ce1">
            <text:p>row448</text:p>
          </table:table-cell>
          <table:table-cell office:value-type="string" table:style-name="ce1">
            <text:p>row450</text:p>
          </table:table-cell>
          <table:table-cell office:value-type="string" table:style-name="ce1">
            <text:p>row451</text:p>
          </table:table-cell>
          <table:table-cell office:value-type="string" table:style-name="ce1">
            <text:p>row452</text:p>
          </table:table-cell>
          <table:table-cell office:value-type="string" table:style-name="ce1">
            <text:p>row453</text:p>
          </table:table-cell>
          <table:table-cell office:value-type="string" table:style-name="ce1">
            <text:p>row455</text:p>
          </table:table-cell>
          <table:table-cell office:value-type="string" table:style-name="ce1">
            <text:p>row456</text:p>
          </table:table-cell>
          <table:table-cell office:value-type="string" table:style-name="ce1">
            <text:p>row457</text:p>
          </table:table-cell>
          <table:table-cell office:value-type="string" table:style-name="ce1">
            <text:p>row458</text:p>
          </table:table-cell>
          <table:table-cell office:value-type="string" table:style-name="ce1">
            <text:p>row460</text:p>
          </table:table-cell>
          <table:table-cell office:value-type="string" table:style-name="ce1">
            <text:p>row461</text:p>
          </table:table-cell>
          <table:table-cell office:value-type="string" table:style-name="ce1">
            <text:p>row462</text:p>
          </table:table-cell>
          <table:table-cell office:value-type="string" table:style-name="ce1">
            <text:p>row463</text:p>
          </table:table-cell>
          <table:table-cell office:value-type="string" table:style-name="ce1">
            <text:p>row465</text:p>
          </table:table-cell>
          <table:table-cell office:value-type="string" table:style-name="ce1">
            <text:p>row466</text:p>
          </table:table-cell>
          <table:table-cell office:value-type="string" table:style-name="ce1">
            <text:p>row467</text:p>
          </table:table-cell>
          <table:table-cell office:value-type="string" table:style-name="ce1">
            <text:p>row468</text:p>
          </table:table-cell>
          <table:table-cell office:value-type="string" table:style-name="ce1">
            <text:p>row470</text:p>
          </table:table-cell>
          <table:table-cell office:value-type="string" table:style-name="ce1">
            <text:p>row471</text:p>
          </table:table-cell>
          <table:table-cell office:value-type="string" table:style-name="ce1">
            <text:p>row472</text:p>
          </table:table-cell>
          <table:table-cell office:value-type="string" table:style-name="ce1">
            <text:p>row473</text:p>
          </table:table-cell>
          <table:table-cell office:value-type="string" table:style-name="ce1">
            <text:p>row475</text:p>
          </table:table-cell>
          <table:table-cell office:value-type="string" table:style-name="ce1">
            <text:p>row476</text:p>
          </table:table-cell>
          <table:table-cell office:value-type="string" table:style-name="ce1">
            <text:p>row477</text:p>
          </table:table-cell>
          <table:table-cell office:value-type="string" table:style-name="ce1">
            <text:p>row478</text:p>
          </table:table-cell>
          <table:table-cell office:value-type="string" table:style-name="ce1">
            <text:p>row480</text:p>
          </table:table-cell>
          <table:table-cell office:value-type="string" table:style-name="ce1">
            <text:p>row481</text:p>
          </table:table-cell>
          <table:table-cell office:value-type="string" table:style-name="ce1">
            <text:p>row482</text:p>
          </table:table-cell>
          <table:table-cell office:value-type="string" table:style-name="ce1">
            <text:p>row483</text:p>
          </table:table-cell>
          <table:table-cell office:value-type="string" table:style-name="ce1">
            <text:p>row485</text:p>
          </table:table-cell>
          <table:table-cell office:value-type="string" table:style-name="ce1">
            <text:p>row486</text:p>
          </table:table-cell>
          <table:table-cell office:value-type="string" table:style-name="ce1">
            <text:p>row487</text:p>
          </table:table-cell>
          <table:table-cell office:value-type="string" table:style-name="ce1">
            <text:p>row488</text:p>
          </table:table-cell>
          <table:table-cell office:value-type="string" table:style-name="ce1">
            <text:p>row490</text:p>
          </table:table-cell>
          <table:table-cell office:value-type="string" table:style-name="ce1">
            <text:p>row491</text:p>
          </table:table-cell>
          <table:table-cell office:value-type="string" table:style-name="ce1">
            <text:p>row492</text:p>
          </table:table-cell>
          <table:table-cell office:value-type="string" table:style-name="ce1">
            <text:p>row493</text:p>
          </table:table-cell>
          <table:table-cell office:value-type="string" table:style-name="ce1">
            <text:p>row495</text:p>
          </table:table-cell>
          <table:table-cell office:value-type="string" table:style-name="ce1">
            <text:p>row496</text:p>
          </table:table-cell>
          <table:table-cell office:value-type="string" table:style-name="ce1">
            <text:p>row497</text:p>
          </table:table-cell>
          <table:table-cell office:value-type="string" table:style-name="ce1">
            <text:p>row498</text:p>
          </table:table-cell>
          <table:table-cell office:value-type="string" table:style-name="ce1">
            <text:p>row500</text:p>
          </table:table-cell>
          <table:table-cell office:value-type="string" table:style-name="ce1">
            <text:p>row501</text:p>
          </table:table-cell>
          <table:table-cell office:value-type="string" table:style-name="ce1">
            <text:p>row502</text:p>
          </table:table-cell>
          <table:table-cell office:value-type="string" table:style-name="ce1">
            <text:p>row503</text:p>
          </table:table-cell>
          <table:table-cell office:value-type="string" table:style-name="ce1">
            <text:p>row505</text:p>
          </table:table-cell>
          <table:table-cell office:value-type="string" table:style-name="ce1">
            <text:p>row506</text:p>
          </table:table-cell>
          <table:table-cell office:value-type="string" table:style-name="ce1">
            <text:p>row507</text:p>
          </table:table-cell>
          <table:table-cell office:value-type="string" table:style-name="ce1">
            <text:p>row508</text:p>
          </table:table-cell>
          <table:table-cell office:value-type="string" table:style-name="ce1">
            <text:p>row510</text:p>
          </table:table-cell>
          <table:table-cell office:value-type="string" table:style-name="ce1">
            <text:p>row511</text:p>
          </table:table-cell>
          <table:table-cell office:value-type="string" table:style-name="ce1">
            <text:p>row512</text:p>
          </table:table-cell>
          <table:table-cell office:value-type="string" table:style-name="ce1">
            <text:p>row513</text:p>
          </table:table-cell>
          <table:table-cell office:value-type="string" table:style-name="ce1">
            <text:p>row515</text:p>
          </table:table-cell>
          <table:table-cell office:value-type="string" table:style-name="ce1">
            <text:p>row516</text:p>
          </table:table-cell>
          <table:table-cell office:value-type="string" table:style-name="ce1">
            <text:p>row517</text:p>
          </table:table-cell>
          <table:table-cell office:value-type="string" table:style-name="ce1">
            <text:p>row518</text:p>
          </table:table-cell>
          <table:table-cell office:value-type="string" table:style-name="ce1">
            <text:p>row520</text:p>
          </table:table-cell>
          <table:table-cell office:value-type="string" table:style-name="ce1">
            <text:p>row521</text:p>
          </table:table-cell>
          <table:table-cell office:value-type="string" table:style-name="ce1">
            <text:p>row522</text:p>
          </table:table-cell>
          <table:table-cell office:value-type="string" table:style-name="ce1">
            <text:p>row523</text:p>
          </table:table-cell>
          <table:table-cell office:value-type="string" table:style-name="ce1">
            <text:p>row525</text:p>
          </table:table-cell>
          <table:table-cell office:value-type="string" table:style-name="ce1">
            <text:p>row526</text:p>
          </table:table-cell>
          <table:table-cell office:value-type="string" table:style-name="ce1">
            <text:p>row527</text:p>
          </table:table-cell>
          <table:table-cell office:value-type="string" table:style-name="ce1">
            <text:p>row528</text:p>
          </table:table-cell>
          <table:table-cell office:value-type="string" table:style-name="ce1">
            <text:p>row530</text:p>
          </table:table-cell>
          <table:table-cell office:value-type="string" table:style-name="ce1">
            <text:p>row531</text:p>
          </table:table-cell>
          <table:table-cell office:value-type="string" table:style-name="ce1">
            <text:p>row532</text:p>
          </table:table-cell>
          <table:table-cell office:value-type="string" table:style-name="ce1">
            <text:p>row533</text:p>
          </table:table-cell>
          <table:table-cell office:value-type="string" table:style-name="ce1">
            <text:p>row535</text:p>
          </table:table-cell>
          <table:table-cell office:value-type="string" table:style-name="ce1">
            <text:p>row536</text:p>
          </table:table-cell>
          <table:table-cell office:value-type="string" table:style-name="ce1">
            <text:p>row537</text:p>
          </table:table-cell>
          <table:table-cell office:value-type="string" table:style-name="ce1">
            <text:p>row538</text:p>
          </table:table-cell>
          <table:table-cell office:value-type="string" table:style-name="ce1">
            <text:p>row540</text:p>
          </table:table-cell>
          <table:table-cell office:value-type="string" table:style-name="ce1">
            <text:p>row541</text:p>
          </table:table-cell>
          <table:table-cell office:value-type="string" table:style-name="ce1">
            <text:p>row542</text:p>
          </table:table-cell>
          <table:table-cell office:value-type="string" table:style-name="ce1">
            <text:p>row543</text:p>
          </table:table-cell>
          <table:table-cell office:value-type="string" table:style-name="ce1">
            <text:p>row545</text:p>
          </table:table-cell>
          <table:table-cell office:value-type="string" table:style-name="ce1">
            <text:p>row546</text:p>
          </table:table-cell>
          <table:table-cell office:value-type="string" table:style-name="ce1">
            <text:p>row547</text:p>
          </table:table-cell>
          <table:table-cell office:value-type="string" table:style-name="ce1">
            <text:p>row548</text:p>
          </table:table-cell>
          <table:table-cell office:value-type="string" table:style-name="ce1">
            <text:p>row550</text:p>
          </table:table-cell>
          <table:table-cell office:value-type="string" table:style-name="ce1">
            <text:p>row551</text:p>
          </table:table-cell>
          <table:table-cell office:value-type="string" table:style-name="ce1">
            <text:p>row552</text:p>
          </table:table-cell>
          <table:table-cell office:value-type="string" table:style-name="ce1">
            <text:p>row553</text:p>
          </table:table-cell>
          <table:table-cell office:value-type="string" table:style-name="ce1">
            <text:p>row555</text:p>
          </table:table-cell>
          <table:table-cell office:value-type="string" table:style-name="ce1">
            <text:p>row556</text:p>
          </table:table-cell>
          <table:table-cell office:value-type="string" table:style-name="ce1">
            <text:p>row557</text:p>
          </table:table-cell>
          <table:table-cell office:value-type="string" table:style-name="ce1">
            <text:p>row558</text:p>
          </table:table-cell>
          <table:table-cell office:value-type="string" table:style-name="ce1">
            <text:p>row560</text:p>
          </table:table-cell>
          <table:table-cell office:value-type="string" table:style-name="ce1">
            <text:p>row561</text:p>
          </table:table-cell>
          <table:table-cell office:value-type="string" table:style-name="ce1">
            <text:p>row562</text:p>
          </table:table-cell>
          <table:table-cell office:value-type="string" table:style-name="ce1">
            <text:p>row563</text:p>
          </table:table-cell>
          <table:table-cell office:value-type="string" table:style-name="ce1">
            <text:p>row565</text:p>
          </table:table-cell>
          <table:table-cell office:value-type="string" table:style-name="ce1">
            <text:p>row566</text:p>
          </table:table-cell>
          <table:table-cell office:value-type="string" table:style-name="ce1">
            <text:p>row567</text:p>
          </table:table-cell>
          <table:table-cell office:value-type="string" table:style-name="ce1">
            <text:p>row568</text:p>
          </table:table-cell>
          <table:table-cell office:value-type="string" table:style-name="ce1">
            <text:p>row570</text:p>
          </table:table-cell>
          <table:table-cell office:value-type="string" table:style-name="ce1">
            <text:p>row571</text:p>
          </table:table-cell>
          <table:table-cell office:value-type="string" table:style-name="ce1">
            <text:p>row572</text:p>
          </table:table-cell>
          <table:table-cell office:value-type="string" table:style-name="ce1">
            <text:p>row573</text:p>
          </table:table-cell>
          <table:table-cell office:value-type="string" table:style-name="ce1">
            <text:p>row575</text:p>
          </table:table-cell>
          <table:table-cell office:value-type="string" table:style-name="ce1">
            <text:p>row576</text:p>
          </table:table-cell>
          <table:table-cell office:value-type="string" table:style-name="ce1">
            <text:p>row577</text:p>
          </table:table-cell>
          <table:table-cell office:value-type="string" table:style-name="ce1">
            <text:p>row578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2_154613_M08164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2_14:46:44</text:p>
          </table:table-cell>
          <table:table-cell office:value-type="string" table:style-name="ce1">
            <text:p>2020-11-12_15:46:44</text:p>
          </table:table-cell>
          <table:table-cell office:value-type="float" office:value="0.76" table:style-name="ce1">
            <text:p>0,76</text:p>
          </table:table-cell>
          <table:table-cell office:value-type="string" table:style-name="ce1">
            <text:p>M081642</text:p>
          </table:table-cell>
          <table:table-cell office:value-type="string" table:style-name="ce1">
            <text:p>M0816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9AG0xdUTFRcc1mNR</text:p>
          </table:table-cell>
          <table:table-cell office:value-type="string" table:style-name="ce1">
            <text:p>https://www.testable.org/experiment/4303/294929/start?participant=M081642</text:p>
          </table:table-cell>
          <table:table-cell office:value-type="float" office:value="3570205" table:style-name="ce1">
            <text:p>3570205</text:p>
          </table:table-cell>
          <table:table-cell office:value-type="float" office:value="59.503416666667" table:style-name="ce1">
            <text:p>59,50341667</text:p>
          </table:table-cell>
          <table:table-cell office:value-type="string" table:style-name="ce1">
            <text:p>1_5_6_1_6_6</text:p>
          </table:table-cell>
          <table:table-cell office:value-type="string" table:style-name="ce1">
            <text:p>6_6_1_2_2_1</text:p>
          </table:table-cell>
          <table:table-cell office:value-type="string" table:style-name="ce1">
            <text:p>1_1_1_1_2_3</text:p>
          </table:table-cell>
          <table:table-cell office:value-type="string" table:style-name="ce1">
            <text:p>3_5_5_1_3_3</text:p>
          </table:table-cell>
          <table:table-cell office:value-type="string" table:style-name="ce1">
            <text:p>6_6_7_5_6_5</text:p>
          </table:table-cell>
          <table:table-cell office:value-type="string" table:style-name="ce1">
            <text:p>1_6_7_1_5_5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6_5_1_6_5</text:p>
          </table:table-cell>
          <table:table-cell office:value-type="string" table:style-name="ce1">
            <text:p>1_2_4_1_2_1</text:p>
          </table:table-cell>
          <table:table-cell office:value-type="string" table:style-name="ce1">
            <text:p>1_5_5_1_4_3</text:p>
          </table:table-cell>
          <table:table-cell office:value-type="string" table:style-name="ce1">
            <text:p>5_1_1_4_1_1</text:p>
          </table:table-cell>
          <table:table-cell office:value-type="string" table:style-name="ce1">
            <text:p>1_5_5_1_6_6</text:p>
          </table:table-cell>
          <table:table-cell table:number-columns-repeated="192"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57" table:style-name="ce1">
            <text:p>-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4" table:style-name="ce1">
            <text:p>-3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73" table:style-name="ce1">
            <text:p>-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46" table:style-name="ce1">
            <text:p>-4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84" table:style-name="ce1">
            <text:p>-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2_170739_M087773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2_15:32:40</text:p>
          </table:table-cell>
          <table:table-cell office:value-type="string" table:style-name="ce1">
            <text:p>2020-11-12_16:32:40</text:p>
          </table:table-cell>
          <table:table-cell office:value-type="float" office:value="0.72" table:style-name="ce1">
            <text:p>0,72</text:p>
          </table:table-cell>
          <table:table-cell office:value-type="string" table:style-name="ce1">
            <text:p>M087773</text:p>
          </table:table-cell>
          <table:table-cell office:value-type="string" table:style-name="ce1">
            <text:p>M08777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YwJlxDGtLdVgHXbK</text:p>
          </table:table-cell>
          <table:table-cell office:value-type="string" table:style-name="ce1">
            <text:p>https://www.testable.org/experiment/4303/294929/start?participant=M087773</text:p>
          </table:table-cell>
          <table:table-cell office:value-type="float" office:value="5697547" table:style-name="ce1">
            <text:p>5697547</text:p>
          </table:table-cell>
          <table:table-cell office:value-type="float" office:value="94.959116666667001" table:style-name="ce1">
            <text:p>94,95911667</text:p>
          </table:table-cell>
          <table:table-cell office:value-type="string" table:style-name="ce1">
            <text:p>6_6_6_5_3_3</text:p>
          </table:table-cell>
          <table:table-cell office:value-type="string" table:style-name="ce1">
            <text:p>7_6_5_6_1_1</text:p>
          </table:table-cell>
          <table:table-cell office:value-type="string" table:style-name="ce1">
            <text:p>6_1_1_6_6_6</text:p>
          </table:table-cell>
          <table:table-cell office:value-type="string" table:style-name="ce1">
            <text:p>7_1_1_7_6_6</text:p>
          </table:table-cell>
          <table:table-cell office:value-type="string" table:style-name="ce1">
            <text:p>7_6_6_7_3_3</text:p>
          </table:table-cell>
          <table:table-cell office:value-type="string" table:style-name="ce1">
            <text:p>7_7_7_6_5_5</text:p>
          </table:table-cell>
          <table:table-cell office:value-type="string" table:style-name="ce1">
            <text:p>1_1_1_1_2_2</text:p>
          </table:table-cell>
          <table:table-cell office:value-type="string" table:style-name="ce1">
            <text:p>1_4_4_2_4_4</text:p>
          </table:table-cell>
          <table:table-cell office:value-type="string" table:style-name="ce1">
            <text:p>2_4_4_5_3_3</text:p>
          </table:table-cell>
          <table:table-cell office:value-type="string" table:style-name="ce1">
            <text:p>2_5_5_3_3_3</text:p>
          </table:table-cell>
          <table:table-cell office:value-type="string" table:style-name="ce1">
            <text:p>2_1_1_3_4_4</text:p>
          </table:table-cell>
          <table:table-cell office:value-type="string" table:style-name="ce1">
            <text:p>1_3_3_3_2_2</text:p>
          </table:table-cell>
          <table:table-cell table:number-columns-repeated="192" table:style-name="ce1"/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1">
            <text:p>294929_201113_174337_M08284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3_17:13:08</text:p>
          </table:table-cell>
          <table:table-cell office:value-type="string" table:style-name="ce1">
            <text:p>2020-11-13_13:13: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8284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hEBP1xLvuKxYfAAh</text:p>
          </table:table-cell>
          <table:table-cell office:value-type="string" table:style-name="ce1">
            <text:p>https://www.testable.org/experiment/4303/294929/start?participant=M082846</text:p>
          </table:table-cell>
          <table:table-cell office:value-type="float" office:value="1831620" table:style-name="ce1">
            <text:p>1831620</text:p>
          </table:table-cell>
          <table:table-cell office:value-type="float" office:value="30.527000000000001" table:style-name="ce1">
            <text:p>30,527</text:p>
          </table:table-cell>
          <table:table-cell office:value-type="string" table:style-name="ce1">
            <text:p>1_1_5_1_1_1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2_5_1_1_1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1_5_1_1_4</text:p>
          </table:table-cell>
          <table:table-cell office:value-type="string" table:style-name="ce1">
            <text:p>1_2_1_1_1_1</text:p>
          </table:table-cell>
          <table:table-cell office:value-type="string" table:style-name="ce1">
            <text:p>1_4_1_1_1_4</text:p>
          </table:table-cell>
          <table:table-cell office:value-type="string" table:style-name="ce1">
            <text:p>1_5_1_1_1_1</text:p>
          </table:table-cell>
          <table:table-cell office:value-type="string" table:style-name="ce1">
            <text:p>2_5_1_1_1_4</text:p>
          </table:table-cell>
          <table:table-cell office:value-type="string" table:style-name="ce1">
            <text:p>1_3_1_1_1_4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1_2_2_2_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3" table:style-name="ce1">
            <text:p>-1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3" table:style-name="ce1">
            <text:p>-1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1" table:style-name="ce1">
            <text:p>-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7" table:style-name="ce1">
            <text:p>-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6" table:style-name="ce1">
            <text:p>-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2" table:style-name="ce1">
            <text:p>-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6" table:style-name="ce1">
            <text:p>-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4" table:style-name="ce1">
            <text:p>-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4_223907_M08927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4_21:53:52</text:p>
          </table:table-cell>
          <table:table-cell office:value-type="string" table:style-name="ce1">
            <text:p>2020-11-14_22:53:52</text:p>
          </table:table-cell>
          <table:table-cell office:value-type="float" office:value="0.78" table:style-name="ce1">
            <text:p>0,78</text:p>
          </table:table-cell>
          <table:table-cell office:value-type="string" table:style-name="ce1">
            <text:p>M089275</text:p>
          </table:table-cell>
          <table:table-cell office:value-type="string" table:style-name="ce1">
            <text:p>M08927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3Id6pNfjMF1QBjIj</text:p>
          </table:table-cell>
          <table:table-cell office:value-type="string" table:style-name="ce1">
            <text:p>https://www.testable.org/experiment/4303/294929/start?participant=M089275</text:p>
          </table:table-cell>
          <table:table-cell office:value-type="float" office:value="2714350" table:style-name="ce1">
            <text:p>2714350</text:p>
          </table:table-cell>
          <table:table-cell office:value-type="float" office:value="45.239166666667003" table:style-name="ce1">
            <text:p>45,23916667</text:p>
          </table:table-cell>
          <table:table-cell office:value-type="string" table:style-name="ce1">
            <text:p>1_6_7_1_6_7</text:p>
          </table:table-cell>
          <table:table-cell office:value-type="string" table:style-name="ce1">
            <text:p>6_3_4_5_5_5</text:p>
          </table:table-cell>
          <table:table-cell office:value-type="string" table:style-name="ce1">
            <text:p>2_2_3_1_1_1</text:p>
          </table:table-cell>
          <table:table-cell office:value-type="string" table:style-name="ce1">
            <text:p>4_6_4_5_3_2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1_1_2_1_1_1</text:p>
          </table:table-cell>
          <table:table-cell office:value-type="string" table:style-name="ce1">
            <text:p>1_3_5_1_3_3</text:p>
          </table:table-cell>
          <table:table-cell office:value-type="string" table:style-name="ce1">
            <text:p>1_4_5_1_5_5</text:p>
          </table:table-cell>
          <table:table-cell office:value-type="string" table:style-name="ce1">
            <text:p>1_3_6_1_3_5</text:p>
          </table:table-cell>
          <table:table-cell office:value-type="string" table:style-name="ce1">
            <text:p>1_3_4_1_2_2</text:p>
          </table:table-cell>
          <table:table-cell office:value-type="string" table:style-name="ce1">
            <text:p>1_5_6_1_5_5</text:p>
          </table:table-cell>
          <table:table-cell office:value-type="float" office:value="-23" table:style-name="ce1">
            <text:p>-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61" table:style-name="ce1">
            <text:p>-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9" table:style-name="ce1">
            <text:p>-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21" table:style-name="ce1">
            <text:p>-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2" table:style-name="ce1">
            <text:p>-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9" table:style-name="ce1">
            <text:p>-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29" table:style-name="ce1">
            <text:p>-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10" table:style-name="ce1">
            <text:p>-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69" table:style-name="ce1">
            <text:p>-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17" table:style-name="ce1">
            <text:p>-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9" table:style-name="ce1">
            <text:p>-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23" table:style-name="ce1">
            <text:p>-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74" table:style-name="ce1">
            <text:p>-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6" table:style-name="ce1">
            <text:p>-1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9" table:style-name="ce1">
            <text:p>-1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48" table:style-name="ce1">
            <text:p>-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6_212417_M068026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6_20:25:52</text:p>
          </table:table-cell>
          <table:table-cell office:value-type="string" table:style-name="ce1">
            <text:p>2020-11-16_21:25:52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Sam Desobe</text:p>
          </table:table-cell>
          <table:table-cell office:value-type="string" table:style-name="ce1">
            <text:p>M06802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PFecUq15gdv2lC8Z</text:p>
          </table:table-cell>
          <table:table-cell office:value-type="string" table:style-name="ce1">
            <text:p>https://www.testable.org/experiment/4303/294929/start?participant=M068026</text:p>
          </table:table-cell>
          <table:table-cell office:value-type="float" office:value="3505396" table:style-name="ce1">
            <text:p>3505396</text:p>
          </table:table-cell>
          <table:table-cell office:value-type="float" office:value="58.423266666666997" table:style-name="ce1">
            <text:p>58,42326667</text:p>
          </table:table-cell>
          <table:table-cell office:value-type="string" table:style-name="ce1">
            <text:p>2_6_7_5_4_5</text:p>
          </table:table-cell>
          <table:table-cell office:value-type="string" table:style-name="ce1">
            <text:p>2_6_6_2_5_5</text:p>
          </table:table-cell>
          <table:table-cell office:value-type="string" table:style-name="ce1">
            <text:p>2_5_6_2_6_6</text:p>
          </table:table-cell>
          <table:table-cell office:value-type="string" table:style-name="ce1">
            <text:p>6_2_2_6_3_3</text:p>
          </table:table-cell>
          <table:table-cell office:value-type="string" table:style-name="ce1">
            <text:p>6_6_6_5_4_5</text:p>
          </table:table-cell>
          <table:table-cell office:value-type="string" table:style-name="ce1">
            <text:p>5_6_6_4_5_5</text:p>
          </table:table-cell>
          <table:table-cell office:value-type="string" table:style-name="ce1">
            <text:p>1_2_1_2_2_3</text:p>
          </table:table-cell>
          <table:table-cell office:value-type="string" table:style-name="ce1">
            <text:p>3_6_6_4_4_5</text:p>
          </table:table-cell>
          <table:table-cell office:value-type="string" table:style-name="ce1">
            <text:p>2_2_3_3_4_4</text:p>
          </table:table-cell>
          <table:table-cell office:value-type="string" table:style-name="ce1">
            <text:p>3_2_3_4_3_4</text:p>
          </table:table-cell>
          <table:table-cell office:value-type="string" table:style-name="ce1">
            <text:p>5_1_1_5_2_2</text:p>
          </table:table-cell>
          <table:table-cell office:value-type="string" table:style-name="ce1">
            <text:p>3_4_4_3_5_4</text:p>
          </table:table-cell>
          <table:table-cell table:number-columns-repeated="192"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49" table:style-name="ce1">
            <text:p>-4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90" table:style-name="ce1">
            <text:p>-9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10" table:style-name="ce1">
            <text:p>-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4" table:style-name="ce1">
            <text:p>-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4" table:style-name="ce1">
            <text:p>-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21" table:style-name="ce1">
            <text:p>-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142632_M02311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13:42:09</text:p>
          </table:table-cell>
          <table:table-cell office:value-type="string" table:style-name="ce1">
            <text:p>2020-11-17_14:42:09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Isabella</text:p>
          </table:table-cell>
          <table:table-cell office:value-type="string" table:style-name="ce1">
            <text:p>M0231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WAQ5QMOeUGT6IJ5K</text:p>
          </table:table-cell>
          <table:table-cell office:value-type="string" table:style-name="ce1">
            <text:p>https://www.testable.org/experiment/4303/294929/start?participant=M023115</text:p>
          </table:table-cell>
          <table:table-cell office:value-type="float" office:value="2666436" table:style-name="ce1">
            <text:p>2666436</text:p>
          </table:table-cell>
          <table:table-cell office:value-type="float" office:value="44.440600000000003" table:style-name="ce1">
            <text:p>44,4406</text:p>
          </table:table-cell>
          <table:table-cell office:value-type="string" table:style-name="ce1">
            <text:p>2_3_3_2_4_4</text:p>
          </table:table-cell>
          <table:table-cell office:value-type="string" table:style-name="ce1">
            <text:p>3_5_5_2_3_4</text:p>
          </table:table-cell>
          <table:table-cell office:value-type="string" table:style-name="ce1">
            <text:p>1_6_5_1_7_6</text:p>
          </table:table-cell>
          <table:table-cell office:value-type="string" table:style-name="ce1">
            <text:p>5_4_5_4_4_3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7_7_7_6_6</text:p>
          </table:table-cell>
          <table:table-cell office:value-type="string" table:style-name="ce1">
            <text:p>1_6_4_1_5_3</text:p>
          </table:table-cell>
          <table:table-cell office:value-type="string" table:style-name="ce1">
            <text:p>2_5_5_1_5_4</text:p>
          </table:table-cell>
          <table:table-cell office:value-type="string" table:style-name="ce1">
            <text:p>2_4_4_2_4_3</text:p>
          </table:table-cell>
          <table:table-cell office:value-type="string" table:style-name="ce1">
            <text:p>1_4_3_4_1_4</text:p>
          </table:table-cell>
          <table:table-cell office:value-type="string" table:style-name="ce1">
            <text:p>1_3_2_1_3_2</text:p>
          </table:table-cell>
          <table:table-cell office:value-type="string" table:style-name="ce1">
            <text:p>1_2_3_1_2_2</text:p>
          </table:table-cell>
          <table:table-cell table:number-columns-repeated="192" table:style-name="ce1"/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21" table:style-name="ce1">
            <text:p>-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7_151623_M06581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14:33:30</text:p>
          </table:table-cell>
          <table:table-cell office:value-type="string" table:style-name="ce1">
            <text:p>2020-11-17_15:33: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iane Fag</text:p>
          </table:table-cell>
          <table:table-cell office:value-type="string" table:style-name="ce1">
            <text:p>M0658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SMSjiWo7efgmQAD</text:p>
          </table:table-cell>
          <table:table-cell office:value-type="string" table:style-name="ce1">
            <text:p>https://www.testable.org/experiment/4303/294929/start?participant=M065810</text:p>
          </table:table-cell>
          <table:table-cell office:value-type="float" office:value="2576462" table:style-name="ce1">
            <text:p>2576462</text:p>
          </table:table-cell>
          <table:table-cell office:value-type="float" office:value="42.941033333333003" table:style-name="ce1">
            <text:p>42,94103333</text:p>
          </table:table-cell>
          <table:table-cell office:value-type="string" table:style-name="ce1">
            <text:p>7_7_7_5_7_7</text:p>
          </table:table-cell>
          <table:table-cell office:value-type="string" table:style-name="ce1">
            <text:p>7_1_2_6_4_3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3_1_7_1_1</text:p>
          </table:table-cell>
          <table:table-cell office:value-type="string" table:style-name="ce1">
            <text:p>7_6_7_7_7_7</text:p>
          </table:table-cell>
          <table:table-cell office:value-type="string" table:style-name="ce1">
            <text:p>7_6_7_7_6_7</text:p>
          </table:table-cell>
          <table:table-cell office:value-type="string" table:style-name="ce1">
            <text:p>1_2_3_1_1_1</text:p>
          </table:table-cell>
          <table:table-cell office:value-type="string" table:style-name="ce1">
            <text:p>1_3_4_1_1_1</text:p>
          </table:table-cell>
          <table:table-cell office:value-type="string" table:style-name="ce1">
            <text:p>1_4_3_2_4_3</text:p>
          </table:table-cell>
          <table:table-cell office:value-type="string" table:style-name="ce1">
            <text:p>2_5_7_2_6_6</text:p>
          </table:table-cell>
          <table:table-cell office:value-type="string" table:style-name="ce1">
            <text:p>7_1_2_6_2_2</text:p>
          </table:table-cell>
          <table:table-cell office:value-type="string" table:style-name="ce1">
            <text:p>1_2_1_1_3_2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3" table:style-name="ce1">
            <text:p>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8" table:style-name="ce1">
            <text:p>-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7" table:style-name="ce1">
            <text:p>-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1" table:style-name="ce1">
            <text:p>-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3" table:style-name="ce1">
            <text:p>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7_201058_M03550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19:42:45</text:p>
          </table:table-cell>
          <table:table-cell office:value-type="string" table:style-name="ce1">
            <text:p>2020-11-17_20:42: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otilde</text:p>
          </table:table-cell>
          <table:table-cell office:value-type="string" table:style-name="ce1">
            <text:p>M03550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B4v4UldVL4goTHyu</text:p>
          </table:table-cell>
          <table:table-cell office:value-type="string" table:style-name="ce1">
            <text:p>https://www.testable.org/experiment/4303/294929/start?participant=M035500</text:p>
          </table:table-cell>
          <table:table-cell office:value-type="float" office:value="1693932" table:style-name="ce1">
            <text:p>1693932</text:p>
          </table:table-cell>
          <table:table-cell office:value-type="float" office:value="28.232199999999999" table:style-name="ce1">
            <text:p>28,2322</text:p>
          </table:table-cell>
          <table:table-cell office:value-type="string" table:style-name="ce1">
            <text:p>5_5_4_6_4_4</text:p>
          </table:table-cell>
          <table:table-cell office:value-type="string" table:style-name="ce1">
            <text:p>7_5_4_6_1_1</text:p>
          </table:table-cell>
          <table:table-cell office:value-type="string" table:style-name="ce1">
            <text:p>6_2_2_6_5_6</text:p>
          </table:table-cell>
          <table:table-cell office:value-type="string" table:style-name="ce1">
            <text:p>7_5_5_7_7_7</text:p>
          </table:table-cell>
          <table:table-cell office:value-type="string" table:style-name="ce1">
            <text:p>7_7_7_7_5_4</text:p>
          </table:table-cell>
          <table:table-cell office:value-type="string" table:style-name="ce1">
            <text:p>5_6_7_5_6_7</text:p>
          </table:table-cell>
          <table:table-cell office:value-type="string" table:style-name="ce1">
            <text:p>2_5_5_6_7_7</text:p>
          </table:table-cell>
          <table:table-cell office:value-type="string" table:style-name="ce1">
            <text:p>2_6_6_2_7_7</text:p>
          </table:table-cell>
          <table:table-cell office:value-type="string" table:style-name="ce1">
            <text:p>1_7_6_1_4_3</text:p>
          </table:table-cell>
          <table:table-cell office:value-type="string" table:style-name="ce1">
            <text:p>3_7_7_2_4_5</text:p>
          </table:table-cell>
          <table:table-cell office:value-type="string" table:style-name="ce1">
            <text:p>7_1_1_6_2_3</text:p>
          </table:table-cell>
          <table:table-cell office:value-type="string" table:style-name="ce1">
            <text:p>2_5_5_2_6_6</text:p>
          </table:table-cell>
          <table:table-cell table:number-columns-repeated="192" table:style-name="ce1"/>
          <table:table-cell office:value-type="float" office:value="-34" table:style-name="ce1">
            <text:p>-3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46" table:style-name="ce1">
            <text:p>-4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7" table:style-name="ce1">
            <text:p>-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22" table:style-name="ce1">
            <text:p>-2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86" table:style-name="ce1">
            <text:p>-8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19" table:style-name="ce1">
            <text:p>-1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6" table:style-name="ce1">
            <text:p>-3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48" table:style-name="ce1">
            <text:p>-48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82" table:style-name="ce1">
            <text:p>-8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46" table:style-name="ce1">
            <text:p>-4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16" table:style-name="ce1">
            <text:p>-1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48" table:style-name="ce1">
            <text:p>-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02637_M03439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19:51:09</text:p>
          </table:table-cell>
          <table:table-cell office:value-type="string" table:style-name="ce1">
            <text:p>2020-11-17_20:51: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yssa</text:p>
          </table:table-cell>
          <table:table-cell office:value-type="string" table:style-name="ce1">
            <text:p>M03439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zYic9YH7EmV68O2</text:p>
          </table:table-cell>
          <table:table-cell office:value-type="string" table:style-name="ce1">
            <text:p>https://www.testable.org/experiment/4303/294929/start?participant=M034392</text:p>
          </table:table-cell>
          <table:table-cell office:value-type="float" office:value="2127933" table:style-name="ce1">
            <text:p>2127933</text:p>
          </table:table-cell>
          <table:table-cell office:value-type="float" office:value="35.46555" table:style-name="ce1">
            <text:p>35,46555</text:p>
          </table:table-cell>
          <table:table-cell office:value-type="string" table:style-name="ce1">
            <text:p>6_5_6_5_7_6</text:p>
          </table:table-cell>
          <table:table-cell office:value-type="string" table:style-name="ce1">
            <text:p>1_3_4_2_1_1</text:p>
          </table:table-cell>
          <table:table-cell office:value-type="string" table:style-name="ce1">
            <text:p>7_7_7_7_7_6</text:p>
          </table:table-cell>
          <table:table-cell office:value-type="string" table:style-name="ce1">
            <text:p>6_6_7_6_5_6</text:p>
          </table:table-cell>
          <table:table-cell office:value-type="string" table:style-name="ce1">
            <text:p>5_4_3_5_5_3</text:p>
          </table:table-cell>
          <table:table-cell office:value-type="string" table:style-name="ce1">
            <text:p>4_5_6_7_6_7</text:p>
          </table:table-cell>
          <table:table-cell office:value-type="string" table:style-name="ce1">
            <text:p>6_5_4_3_5_2</text:p>
          </table:table-cell>
          <table:table-cell office:value-type="string" table:style-name="ce1">
            <text:p>4_3_2_3_4_3</text:p>
          </table:table-cell>
          <table:table-cell office:value-type="string" table:style-name="ce1">
            <text:p>3_4_4_5_6_4</text:p>
          </table:table-cell>
          <table:table-cell office:value-type="string" table:style-name="ce1">
            <text:p>5_6_7_6_5_7</text:p>
          </table:table-cell>
          <table:table-cell office:value-type="string" table:style-name="ce1">
            <text:p>6_5_7_5_6_5</text:p>
          </table:table-cell>
          <table:table-cell office:value-type="string" table:style-name="ce1">
            <text:p>4_6_6_6_7_6</text:p>
          </table:table-cell>
          <table:table-cell table:number-columns-repeated="192" table:style-name="ce1"/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9" table:style-name="ce1">
            <text:p>-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10" table:style-name="ce1">
            <text:p>-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1" table:style-name="ce1">
            <text:p>-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6" table:style-name="ce1">
            <text:p>-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87" table:style-name="ce1">
            <text:p>-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23" table:style-name="ce1">
            <text:p>-2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" table:style-name="ce1">
            <text:p>-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4" table:style-name="ce1">
            <text:p>-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10" table:style-name="ce1">
            <text:p>-1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36" table:style-name="ce1">
            <text:p>-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10059_M06248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19:59:58</text:p>
          </table:table-cell>
          <table:table-cell office:value-type="string" table:style-name="ce1">
            <text:p>2020-11-17_20:59:58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nicolasdes</text:p>
          </table:table-cell>
          <table:table-cell office:value-type="string" table:style-name="ce1">
            <text:p>M06248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6WZUVGw1tEzwNkc</text:p>
          </table:table-cell>
          <table:table-cell office:value-type="string" table:style-name="ce1">
            <text:p>https://www.testable.org/experiment/4303/294929/start?participant=M062486</text:p>
          </table:table-cell>
          <table:table-cell office:value-type="float" office:value="3658602" table:style-name="ce1">
            <text:p>3658602</text:p>
          </table:table-cell>
          <table:table-cell office:value-type="float" office:value="60.976700000000001" table:style-name="ce1">
            <text:p>60,9767</text:p>
          </table:table-cell>
          <table:table-cell office:value-type="string" table:style-name="ce1">
            <text:p>5_7_7_3_6_7</text:p>
          </table:table-cell>
          <table:table-cell office:value-type="string" table:style-name="ce1">
            <text:p>7_3_1_5_4_3</text:p>
          </table:table-cell>
          <table:table-cell office:value-type="string" table:style-name="ce1">
            <text:p>2_3_3_5_5_5</text:p>
          </table:table-cell>
          <table:table-cell office:value-type="string" table:style-name="ce1">
            <text:p>5_5_3_7_7_5</text:p>
          </table:table-cell>
          <table:table-cell office:value-type="string" table:style-name="ce1">
            <text:p>6_7_7_3_6_5</text:p>
          </table:table-cell>
          <table:table-cell office:value-type="string" table:style-name="ce1">
            <text:p>7_7_7_6_6_7</text:p>
          </table:table-cell>
          <table:table-cell office:value-type="string" table:style-name="ce1">
            <text:p>3_2_2_3_6_5</text:p>
          </table:table-cell>
          <table:table-cell office:value-type="string" table:style-name="ce1">
            <text:p>3_7_7_3_5_6</text:p>
          </table:table-cell>
          <table:table-cell office:value-type="string" table:style-name="ce1">
            <text:p>3_7_6_7_5_5</text:p>
          </table:table-cell>
          <table:table-cell office:value-type="string" table:style-name="ce1">
            <text:p>4_6_7_5_6_6</text:p>
          </table:table-cell>
          <table:table-cell office:value-type="string" table:style-name="ce1">
            <text:p>2_3_2_5_4_1</text:p>
          </table:table-cell>
          <table:table-cell office:value-type="string" table:style-name="ce1">
            <text:p>3_6_6_5_4_6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44" table:style-name="ce1">
            <text:p>-4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99" table:style-name="ce1">
            <text:p>-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7_210723_M077087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18:57</text:p>
          </table:table-cell>
          <table:table-cell office:value-type="string" table:style-name="ce1">
            <text:p>2020-11-17_21:18:57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Lohann Dao</text:p>
          </table:table-cell>
          <table:table-cell office:value-type="string" table:style-name="ce1">
            <text:p>M07708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4OW6nRp4iWYOiQXw</text:p>
          </table:table-cell>
          <table:table-cell office:value-type="string" table:style-name="ce1">
            <text:p>https://www.testable.org/experiment/4303/294929/start?participant=M077087</text:p>
          </table:table-cell>
          <table:table-cell office:value-type="float" office:value="2908551" table:style-name="ce1">
            <text:p>2908551</text:p>
          </table:table-cell>
          <table:table-cell office:value-type="float" office:value="48.475850000000001" table:style-name="ce1">
            <text:p>48,47585</text:p>
          </table:table-cell>
          <table:table-cell office:value-type="string" table:style-name="ce1">
            <text:p>1_7_7_2_7_7</text:p>
          </table:table-cell>
          <table:table-cell office:value-type="string" table:style-name="ce1">
            <text:p>2_1_2_4_2_3</text:p>
          </table:table-cell>
          <table:table-cell office:value-type="string" table:style-name="ce1">
            <text:p>1_1_2_1_3_3</text:p>
          </table:table-cell>
          <table:table-cell office:value-type="string" table:style-name="ce1">
            <text:p>5_4_4_7_5_5</text:p>
          </table:table-cell>
          <table:table-cell office:value-type="string" table:style-name="ce1">
            <text:p>6_7_7_7_7_7</text:p>
          </table:table-cell>
          <table:table-cell office:value-type="string" table:style-name="ce1">
            <text:p>1_7_7_3_7_7</text:p>
          </table:table-cell>
          <table:table-cell office:value-type="string" table:style-name="ce1">
            <text:p>1_7_7_1_6_6</text:p>
          </table:table-cell>
          <table:table-cell office:value-type="string" table:style-name="ce1">
            <text:p>1_6_6_1_6_6</text:p>
          </table:table-cell>
          <table:table-cell office:value-type="string" table:style-name="ce1">
            <text:p>1_4_4_3_6_6</text:p>
          </table:table-cell>
          <table:table-cell office:value-type="string" table:style-name="ce1">
            <text:p>1_4_3_1_3_3</text:p>
          </table:table-cell>
          <table:table-cell office:value-type="string" table:style-name="ce1">
            <text:p>1_6_6_1_5_5</text:p>
          </table:table-cell>
          <table:table-cell office:value-type="string" table:style-name="ce1">
            <text:p>1_7_7_2_7_7</text:p>
          </table:table-cell>
          <table:table-cell table:number-columns-repeated="192"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78" table:style-name="ce1">
            <text:p>-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11229_M01757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35:13</text:p>
          </table:table-cell>
          <table:table-cell office:value-type="string" table:style-name="ce1">
            <text:p>2020-11-17_21:35:13</text:p>
          </table:table-cell>
          <table:table-cell office:value-type="float" office:value="0.87" table:style-name="ce1">
            <text:p>0,87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M01757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 + Canadien</text:p>
          </table:table-cell>
          <table:table-cell office:value-type="string" table:style-name="ce1">
            <text:p>n5TcpOF9UaRkcHIA</text:p>
          </table:table-cell>
          <table:table-cell office:value-type="string" table:style-name="ce1">
            <text:p>https://www.testable.org/experiment/4303/294929/start?participant=M017575</text:p>
          </table:table-cell>
          <table:table-cell office:value-type="float" office:value="2237134" table:style-name="ce1">
            <text:p>2237134</text:p>
          </table:table-cell>
          <table:table-cell office:value-type="float" office:value="37.285566666667002" table:style-name="ce1">
            <text:p>37,28556667</text:p>
          </table:table-cell>
          <table:table-cell office:value-type="string" table:style-name="ce1">
            <text:p>4_7_7_3_6_5</text:p>
          </table:table-cell>
          <table:table-cell office:value-type="string" table:style-name="ce1">
            <text:p>5_4_2_5_4_2</text:p>
          </table:table-cell>
          <table:table-cell office:value-type="string" table:style-name="ce1">
            <text:p>4_1_1_3_1_1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6_4_2_4_5_5</text:p>
          </table:table-cell>
          <table:table-cell office:value-type="string" table:style-name="ce1">
            <text:p>4_6_7_6_6_7</text:p>
          </table:table-cell>
          <table:table-cell office:value-type="string" table:style-name="ce1">
            <text:p>2_1_1_1_2_2</text:p>
          </table:table-cell>
          <table:table-cell office:value-type="string" table:style-name="ce1">
            <text:p>1_2_2_1_3_3</text:p>
          </table:table-cell>
          <table:table-cell office:value-type="string" table:style-name="ce1">
            <text:p>1_6_6_1_5_5</text:p>
          </table:table-cell>
          <table:table-cell office:value-type="string" table:style-name="ce1">
            <text:p>2_6_6_1_5_5</text:p>
          </table:table-cell>
          <table:table-cell office:value-type="string" table:style-name="ce1">
            <text:p>2_1_1_1_1_1</text:p>
          </table:table-cell>
          <table:table-cell office:value-type="string" table:style-name="ce1">
            <text:p>2_4_3_1_3_2</text:p>
          </table:table-cell>
          <table:table-cell table:number-columns-repeated="192"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5" table:style-name="ce1">
            <text:p>-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11513_M03328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28:11</text:p>
          </table:table-cell>
          <table:table-cell office:value-type="string" table:style-name="ce1">
            <text:p>2020-11-17_21:28:11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033284</text:p>
          </table:table-cell>
          <table:table-cell office:value-type="string" table:style-name="ce1">
            <text:p>M03328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vvw77gWSJPIgIT8l</text:p>
          </table:table-cell>
          <table:table-cell office:value-type="string" table:style-name="ce1">
            <text:p>https://www.testable.org/experiment/4303/294929/start?participant=M033284</text:p>
          </table:table-cell>
          <table:table-cell office:value-type="float" office:value="2823126" table:style-name="ce1">
            <text:p>2823126</text:p>
          </table:table-cell>
          <table:table-cell office:value-type="float" office:value="47.052100000000003" table:style-name="ce1">
            <text:p>47,0521</text:p>
          </table:table-cell>
          <table:table-cell office:value-type="string" table:style-name="ce1">
            <text:p>5_2_2_6_2_2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6_3_1_5_2_1</text:p>
          </table:table-cell>
          <table:table-cell office:value-type="string" table:style-name="ce1">
            <text:p>6_6_3_6_6_6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6_4_4_6_4_4</text:p>
          </table:table-cell>
          <table:table-cell office:value-type="string" table:style-name="ce1">
            <text:p>1_3_4_1_4_4</text:p>
          </table:table-cell>
          <table:table-cell office:value-type="string" table:style-name="ce1">
            <text:p>1_5_4_1_4_3</text:p>
          </table:table-cell>
          <table:table-cell office:value-type="string" table:style-name="ce1">
            <text:p>1_5_4_1_5_5</text:p>
          </table:table-cell>
          <table:table-cell office:value-type="string" table:style-name="ce1">
            <text:p>1_6_4_2_6_5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5_2_2_3_2_1</text:p>
          </table:table-cell>
          <table:table-cell table:number-columns-repeated="192"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78" table:style-name="ce1">
            <text:p>-7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3" table:style-name="ce1">
            <text:p>-8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6" table:style-name="ce1">
            <text:p>-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9" table:style-name="ce1">
            <text:p>-6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63" table:style-name="ce1">
            <text:p>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7_212208_M04788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14:13</text:p>
          </table:table-cell>
          <table:table-cell office:value-type="string" table:style-name="ce1">
            <text:p>2020-11-17_21:14:13</text:p>
          </table:table-cell>
          <table:table-cell office:value-type="float" office:value="0.87" table:style-name="ce1">
            <text:p>0,87</text:p>
          </table:table-cell>
          <table:table-cell office:value-type="string" table:style-name="ce1">
            <text:p>M047885</text:p>
          </table:table-cell>
          <table:table-cell office:value-type="string" table:style-name="ce1">
            <text:p>M04788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TxANh4gabuVH3P5o</text:p>
          </table:table-cell>
          <table:table-cell office:value-type="string" table:style-name="ce1">
            <text:p>https://www.testable.org/experiment/4303/294929/start?participant=M047885</text:p>
          </table:table-cell>
          <table:table-cell office:value-type="float" office:value="4077000" table:style-name="ce1">
            <text:p>4077000</text:p>
          </table:table-cell>
          <table:table-cell office:value-type="float" office:value="67.95" table:style-name="ce1">
            <text:p>67,95</text:p>
          </table:table-cell>
          <table:table-cell office:value-type="string" table:style-name="ce1">
            <text:p>5_5_4_4_4_3</text:p>
          </table:table-cell>
          <table:table-cell office:value-type="string" table:style-name="ce1">
            <text:p>6_6_3_6_3_2</text:p>
          </table:table-cell>
          <table:table-cell office:value-type="string" table:style-name="ce1">
            <text:p>4_2_1_3_3_2</text:p>
          </table:table-cell>
          <table:table-cell office:value-type="string" table:style-name="ce1">
            <text:p>5_5_3_6_5_4</text:p>
          </table:table-cell>
          <table:table-cell office:value-type="string" table:style-name="ce1">
            <text:p>5_6_5_5_5_5</text:p>
          </table:table-cell>
          <table:table-cell office:value-type="string" table:style-name="ce1">
            <text:p>6_7_7_4_6_6</text:p>
          </table:table-cell>
          <table:table-cell office:value-type="string" table:style-name="ce1">
            <text:p>1_2_2_1_3_3</text:p>
          </table:table-cell>
          <table:table-cell office:value-type="string" table:style-name="ce1">
            <text:p>1_6_5_2_6_6</text:p>
          </table:table-cell>
          <table:table-cell office:value-type="string" table:style-name="ce1">
            <text:p>1_7_6_2_6_6</text:p>
          </table:table-cell>
          <table:table-cell office:value-type="string" table:style-name="ce1">
            <text:p>3_7_7_2_6_6</text:p>
          </table:table-cell>
          <table:table-cell office:value-type="string" table:style-name="ce1">
            <text:p>2_3_1_2_3_2</text:p>
          </table:table-cell>
          <table:table-cell office:value-type="string" table:style-name="ce1">
            <text:p>4_3_3_4_5_4</text:p>
          </table:table-cell>
          <table:table-cell office:value-type="float" office:value="-37" table:style-name="ce1">
            <text:p>-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46" table:style-name="ce1">
            <text:p>-4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58" table:style-name="ce1">
            <text:p>-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57" table:style-name="ce1">
            <text:p>-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83" table:style-name="ce1">
            <text:p>-8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48" table:style-name="ce1">
            <text:p>-4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73" table:style-name="ce1">
            <text:p>-7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81" table:style-name="ce1">
            <text:p>-8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7_212423_M04677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36:48</text:p>
          </table:table-cell>
          <table:table-cell office:value-type="string" table:style-name="ce1">
            <text:p>2020-11-17_21:36: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46777</text:p>
          </table:table-cell>
          <table:table-cell office:value-type="string" table:style-name="ce1">
            <text:p>M04677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WYnvyAxXp7X81h8U</text:p>
          </table:table-cell>
          <table:table-cell office:value-type="string" table:style-name="ce1">
            <text:p>https://www.testable.org/experiment/4303/294929/start?participant=M046777</text:p>
          </table:table-cell>
          <table:table-cell office:value-type="float" office:value="2855558" table:style-name="ce1">
            <text:p>2855558</text:p>
          </table:table-cell>
          <table:table-cell office:value-type="float" office:value="47.592633333332998" table:style-name="ce1">
            <text:p>47,59263333</text:p>
          </table:table-cell>
          <table:table-cell office:value-type="string" table:style-name="ce1">
            <text:p>1_7_7_1_7_7</text:p>
          </table:table-cell>
          <table:table-cell office:value-type="string" table:style-name="ce1">
            <text:p>7_7_6_7_4_4</text:p>
          </table:table-cell>
          <table:table-cell office:value-type="string" table:style-name="ce1">
            <text:p>7_1_1_6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7_6_7_6_6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7_7_2_6_6</text:p>
          </table:table-cell>
          <table:table-cell office:value-type="string" table:style-name="ce1">
            <text:p>1_3_3_1_2_2</text:p>
          </table:table-cell>
          <table:table-cell office:value-type="string" table:style-name="ce1">
            <text:p>1_4_4_1_4_4</text:p>
          </table:table-cell>
          <table:table-cell office:value-type="string" table:style-name="ce1">
            <text:p>3_7_7_2_6_6</text:p>
          </table:table-cell>
          <table:table-cell office:value-type="string" table:style-name="ce1">
            <text:p>2_1_1_2_1_1</text:p>
          </table:table-cell>
          <table:table-cell office:value-type="string" table:style-name="ce1">
            <text:p>1_1_1_1_1_1</text:p>
          </table:table-cell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1" table:style-name="ce1">
            <text:p>-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7_212852_M004082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32:40</text:p>
          </table:table-cell>
          <table:table-cell office:value-type="string" table:style-name="ce1">
            <text:p>2020-11-17_21:32: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04082</text:p>
          </table:table-cell>
          <table:table-cell office:value-type="string" table:style-name="ce1">
            <text:p>M00408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less than High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PhmNiEml36iSWVwL</text:p>
          </table:table-cell>
          <table:table-cell office:value-type="string" table:style-name="ce1">
            <text:p>https://www.testable.org/experiment/4303/294929/start?participant=M004082</text:p>
          </table:table-cell>
          <table:table-cell office:value-type="float" office:value="3372940" table:style-name="ce1">
            <text:p>3372940</text:p>
          </table:table-cell>
          <table:table-cell office:value-type="float" office:value="56.215666666666998" table:style-name="ce1">
            <text:p>56,21566667</text:p>
          </table:table-cell>
          <table:table-cell office:value-type="string" table:style-name="ce1">
            <text:p>6_7_7_3_6_6</text:p>
          </table:table-cell>
          <table:table-cell office:value-type="string" table:style-name="ce1">
            <text:p>5_7_6_6_6_5</text:p>
          </table:table-cell>
          <table:table-cell office:value-type="string" table:style-name="ce1">
            <text:p>1_3_4_3_4_4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6_6_5_6_5_5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3_1_1_2_2_2</text:p>
          </table:table-cell>
          <table:table-cell office:value-type="string" table:style-name="ce1">
            <text:p>1_6_5_2_6_5</text:p>
          </table:table-cell>
          <table:table-cell office:value-type="string" table:style-name="ce1">
            <text:p>1_6_5_1_5_4</text:p>
          </table:table-cell>
          <table:table-cell office:value-type="string" table:style-name="ce1">
            <text:p>3_4_4_4_4_4</text:p>
          </table:table-cell>
          <table:table-cell office:value-type="string" table:style-name="ce1">
            <text:p>1_2_2_4_2_2</text:p>
          </table:table-cell>
          <table:table-cell office:value-type="string" table:style-name="ce1">
            <text:p>1_2_4_3_3_4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9" table:style-name="ce1">
            <text:p>-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32" table:style-name="ce1">
            <text:p>-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9" table:style-name="ce1">
            <text:p>-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" table:style-name="ce1">
            <text:p>-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26" table:style-name="ce1">
            <text:p>-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24" table:style-name="ce1">
            <text:p>-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9" table:style-name="ce1">
            <text:p>-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7" table:style-name="ce1">
            <text:p>-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7" table:style-name="ce1">
            <text:p>-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9" table:style-name="ce1">
            <text:p>-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7" table:style-name="ce1">
            <text:p>-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16" table:style-name="ce1">
            <text:p>-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7_213713_M07376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0:47:30</text:p>
          </table:table-cell>
          <table:table-cell office:value-type="string" table:style-name="ce1">
            <text:p>2020-11-17_21:47:30</text:p>
          </table:table-cell>
          <table:table-cell office:value-type="float" office:value="0.96" table:style-name="ce1">
            <text:p>0,96</text:p>
          </table:table-cell>
          <table:table-cell office:value-type="string" table:style-name="ce1">
            <text:p>Mélissa</text:p>
          </table:table-cell>
          <table:table-cell office:value-type="string" table:style-name="ce1">
            <text:p>M07376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84zP1ceMAPM1eiIz</text:p>
          </table:table-cell>
          <table:table-cell office:value-type="string" table:style-name="ce1">
            <text:p>https://www.testable.org/experiment/4303/294929/start?participant=M073763</text:p>
          </table:table-cell>
          <table:table-cell office:value-type="float" office:value="2983677" table:style-name="ce1">
            <text:p>2983677</text:p>
          </table:table-cell>
          <table:table-cell office:value-type="float" office:value="49.72795" table:style-name="ce1">
            <text:p>49,72795</text:p>
          </table:table-cell>
          <table:table-cell office:value-type="string" table:style-name="ce1">
            <text:p>3_7_7_3_7_6</text:p>
          </table:table-cell>
          <table:table-cell office:value-type="string" table:style-name="ce1">
            <text:p>6_6_4_6_5_2</text:p>
          </table:table-cell>
          <table:table-cell office:value-type="string" table:style-name="ce1">
            <text:p>1_3_3_1_3_2</text:p>
          </table:table-cell>
          <table:table-cell office:value-type="string" table:style-name="ce1">
            <text:p>6_2_2_5_4_3</text:p>
          </table:table-cell>
          <table:table-cell office:value-type="string" table:style-name="ce1">
            <text:p>6_7_7_6_6_6</text:p>
          </table:table-cell>
          <table:table-cell office:value-type="string" table:style-name="ce1">
            <text:p>7_7_7_6_7_7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6_5_2_5_4</text:p>
          </table:table-cell>
          <table:table-cell office:value-type="string" table:style-name="ce1">
            <text:p>2_6_5_1_4_4</text:p>
          </table:table-cell>
          <table:table-cell office:value-type="string" table:style-name="ce1">
            <text:p>3_7_6_1_5_4</text:p>
          </table:table-cell>
          <table:table-cell office:value-type="string" table:style-name="ce1">
            <text:p>2_2_2_2_1_2</text:p>
          </table:table-cell>
          <table:table-cell office:value-type="string" table:style-name="ce1">
            <text:p>2_2_2_2_4_3</text:p>
          </table:table-cell>
          <table:table-cell office:value-type="float" office:value="-39" table:style-name="ce1">
            <text:p>-3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9" table:style-name="ce1">
            <text:p>-59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8" table:style-name="ce1">
            <text:p>-58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88" table:style-name="ce1">
            <text:p>-88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79" table:style-name="ce1">
            <text:p>-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43" table:style-name="ce1">
            <text:p>-43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86" table:style-name="ce1">
            <text:p>-8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17" table:style-name="ce1">
            <text:p>-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36" table:style-name="ce1">
            <text:p>-36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87" table:style-name="ce1">
            <text:p>-87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73" table:style-name="ce1">
            <text:p>-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44" table:style-name="ce1">
            <text:p>-4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9" table:style-name="ce1">
            <text:p>-39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-59" table:style-name="ce1">
            <text:p>-59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1">
            <text:p>294929_201117_214808_M020899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19:35:38</text:p>
          </table:table-cell>
          <table:table-cell office:value-type="string" table:style-name="ce1">
            <text:p>2020-11-17_20:35:38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Aurélien B</text:p>
          </table:table-cell>
          <table:table-cell office:value-type="string" table:style-name="ce1">
            <text:p>M02089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qU0YdNQeaigLzkkQ</text:p>
          </table:table-cell>
          <table:table-cell office:value-type="string" table:style-name="ce1">
            <text:p>https://www.testable.org/experiment/4303/294929/start?participant=M020899</text:p>
          </table:table-cell>
          <table:table-cell office:value-type="float" office:value="7953897" table:style-name="ce1">
            <text:p>7953897</text:p>
          </table:table-cell>
          <table:table-cell office:value-type="float" office:value="132.56495000000001" table:style-name="ce1">
            <text:p>132,56495</text:p>
          </table:table-cell>
          <table:table-cell office:value-type="string" table:style-name="ce1">
            <text:p>7_4_6_4_3_4</text:p>
          </table:table-cell>
          <table:table-cell office:value-type="string" table:style-name="ce1">
            <text:p>7_6_3_7_5_2</text:p>
          </table:table-cell>
          <table:table-cell office:value-type="string" table:style-name="ce1">
            <text:p>6_1_2_3_2_2</text:p>
          </table:table-cell>
          <table:table-cell office:value-type="string" table:style-name="ce1">
            <text:p>7_2_1_7_2_2</text:p>
          </table:table-cell>
          <table:table-cell office:value-type="string" table:style-name="ce1">
            <text:p>7_6_4_7_5_3</text:p>
          </table:table-cell>
          <table:table-cell office:value-type="string" table:style-name="ce1">
            <text:p>7_7_6_7_6_5</text:p>
          </table:table-cell>
          <table:table-cell office:value-type="string" table:style-name="ce1">
            <text:p>3_6_6_1_5_5</text:p>
          </table:table-cell>
          <table:table-cell office:value-type="string" table:style-name="ce1">
            <text:p>7_2_4_3_4_5</text:p>
          </table:table-cell>
          <table:table-cell office:value-type="string" table:style-name="ce1">
            <text:p>3_7_7_6_6_5</text:p>
          </table:table-cell>
          <table:table-cell office:value-type="string" table:style-name="ce1">
            <text:p>7_7_7_4_6_5</text:p>
          </table:table-cell>
          <table:table-cell office:value-type="string" table:style-name="ce1">
            <text:p>7_1_1_6_2_2</text:p>
          </table:table-cell>
          <table:table-cell office:value-type="string" table:style-name="ce1">
            <text:p>5_1_2_3_2_2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7_214858_M031068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0:58:46</text:p>
          </table:table-cell>
          <table:table-cell office:value-type="string" table:style-name="ce1">
            <text:p>2020-11-17_21:58:46</text:p>
          </table:table-cell>
          <table:table-cell office:value-type="float" office:value="0.96" table:style-name="ce1">
            <text:p>0,96</text:p>
          </table:table-cell>
          <table:table-cell office:value-type="string" table:style-name="ce1">
            <text:p>Guillaume</text:p>
          </table:table-cell>
          <table:table-cell office:value-type="string" table:style-name="ce1">
            <text:p>M03106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KjubTVmo5fBTEbtB</text:p>
          </table:table-cell>
          <table:table-cell office:value-type="string" table:style-name="ce1">
            <text:p>https://www.testable.org/experiment/4303/294929/start?participant=M031068</text:p>
          </table:table-cell>
          <table:table-cell office:value-type="float" office:value="3013186" table:style-name="ce1">
            <text:p>3013186</text:p>
          </table:table-cell>
          <table:table-cell office:value-type="float" office:value="50.219766666666999" table:style-name="ce1">
            <text:p>50,21976667</text:p>
          </table:table-cell>
          <table:table-cell office:value-type="string" table:style-name="ce1">
            <text:p>7_6_5_5_5_4</text:p>
          </table:table-cell>
          <table:table-cell office:value-type="string" table:style-name="ce1">
            <text:p>7_3_2_7_4_3</text:p>
          </table:table-cell>
          <table:table-cell office:value-type="string" table:style-name="ce1">
            <text:p>6_2_2_5_2_2</text:p>
          </table:table-cell>
          <table:table-cell office:value-type="string" table:style-name="ce1">
            <text:p>6_3_4_6_3_3</text:p>
          </table:table-cell>
          <table:table-cell office:value-type="string" table:style-name="ce1">
            <text:p>7_6_5_7_4_4</text:p>
          </table:table-cell>
          <table:table-cell office:value-type="string" table:style-name="ce1">
            <text:p>7_6_6_7_7_7</text:p>
          </table:table-cell>
          <table:table-cell office:value-type="string" table:style-name="ce1">
            <text:p>1_3_3_1_4_4</text:p>
          </table:table-cell>
          <table:table-cell office:value-type="string" table:style-name="ce1">
            <text:p>1_2_2_1_2_3</text:p>
          </table:table-cell>
          <table:table-cell office:value-type="string" table:style-name="ce1">
            <text:p>3_6_5_4_6_5</text:p>
          </table:table-cell>
          <table:table-cell office:value-type="string" table:style-name="ce1">
            <text:p>5_6_5_4_4_4</text:p>
          </table:table-cell>
          <table:table-cell office:value-type="string" table:style-name="ce1">
            <text:p>7_1_1_7_3_3</text:p>
          </table:table-cell>
          <table:table-cell office:value-type="string" table:style-name="ce1">
            <text:p>5_4_4_6_6_5</text:p>
          </table:table-cell>
          <table:table-cell table:number-columns-repeated="192" table:style-name="ce1"/>
          <table:table-cell office:value-type="float" office:value="-27" table:style-name="ce1">
            <text:p>-2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43" table:style-name="ce1">
            <text:p>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66" table:style-name="ce1">
            <text:p>-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42" table:style-name="ce1">
            <text:p>-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19" table:style-name="ce1">
            <text:p>-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22" table:style-name="ce1">
            <text:p>-2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9" table:style-name="ce1">
            <text:p>-19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14935_M02996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1:05:15</text:p>
          </table:table-cell>
          <table:table-cell office:value-type="string" table:style-name="ce1">
            <text:p>2020-11-17_22:05:15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Thibaut</text:p>
          </table:table-cell>
          <table:table-cell office:value-type="string" table:style-name="ce1">
            <text:p>M02996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RgVX7cIw9qmD6Vq</text:p>
          </table:table-cell>
          <table:table-cell office:value-type="string" table:style-name="ce1">
            <text:p>https://www.testable.org/experiment/4303/294929/start?participant=M029960</text:p>
          </table:table-cell>
          <table:table-cell office:value-type="float" office:value="2661260" table:style-name="ce1">
            <text:p>2661260</text:p>
          </table:table-cell>
          <table:table-cell office:value-type="float" office:value="44.354333333333003" table:style-name="ce1">
            <text:p>44,35433333</text:p>
          </table:table-cell>
          <table:table-cell office:value-type="string" table:style-name="ce1">
            <text:p>7_7_7_5_6_6</text:p>
          </table:table-cell>
          <table:table-cell office:value-type="string" table:style-name="ce1">
            <text:p>7_6_6_5_6_5</text:p>
          </table:table-cell>
          <table:table-cell office:value-type="string" table:style-name="ce1">
            <text:p>7_1_1_4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6_6_6_6_6_6</text:p>
          </table:table-cell>
          <table:table-cell office:value-type="string" table:style-name="ce1">
            <text:p>6_6_6_6_6_6</text:p>
          </table:table-cell>
          <table:table-cell office:value-type="string" table:style-name="ce1">
            <text:p>2_1_1_2_2_2</text:p>
          </table:table-cell>
          <table:table-cell office:value-type="string" table:style-name="ce1">
            <text:p>1_1_2_1_2_2</text:p>
          </table:table-cell>
          <table:table-cell office:value-type="string" table:style-name="ce1">
            <text:p>2_2_2_1_3_3</text:p>
          </table:table-cell>
          <table:table-cell office:value-type="string" table:style-name="ce1">
            <text:p>1_5_4_1_6_5</text:p>
          </table:table-cell>
          <table:table-cell office:value-type="string" table:style-name="ce1">
            <text:p>5_2_2_4_3_2</text:p>
          </table:table-cell>
          <table:table-cell office:value-type="string" table:style-name="ce1">
            <text:p>6_2_2_3_3_3</text:p>
          </table:table-cell>
          <table:table-cell table:number-columns-repeated="192" table:style-name="ce1"/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1" table:style-name="ce1">
            <text:p>-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95" table:style-name="ce1">
            <text:p>-9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74" table:style-name="ce1">
            <text:p>-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1" table:style-name="ce1">
            <text:p>-6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9" table:style-name="ce1">
            <text:p>-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82" table:style-name="ce1">
            <text:p>-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7" table:style-name="ce1">
            <text:p>-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9" table:style-name="ce1">
            <text:p>-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15304_M08614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1:13:26</text:p>
          </table:table-cell>
          <table:table-cell office:value-type="string" table:style-name="ce1">
            <text:p>2020-11-17_22:13:26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08614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GwbfS91F2jbZPgqj</text:p>
          </table:table-cell>
          <table:table-cell office:value-type="string" table:style-name="ce1">
            <text:p>https://www.testable.org/experiment/4303/294929/start?participant=M086148</text:p>
          </table:table-cell>
          <table:table-cell office:value-type="float" office:value="2379834" table:style-name="ce1">
            <text:p>2379834</text:p>
          </table:table-cell>
          <table:table-cell office:value-type="float" office:value="39.663899999999998" table:style-name="ce1">
            <text:p>39,6639</text:p>
          </table:table-cell>
          <table:table-cell office:value-type="string" table:style-name="ce1">
            <text:p>1_7_7_2_6_6</text:p>
          </table:table-cell>
          <table:table-cell office:value-type="string" table:style-name="ce1">
            <text:p>7_4_4_7_5_5</text:p>
          </table:table-cell>
          <table:table-cell office:value-type="string" table:style-name="ce1">
            <text:p>1_2_2_1_5_5</text:p>
          </table:table-cell>
          <table:table-cell office:value-type="string" table:style-name="ce1">
            <text:p>2_6_6_2_5_5</text:p>
          </table:table-cell>
          <table:table-cell office:value-type="string" table:style-name="ce1">
            <text:p>7_7_7_7_6_6</text:p>
          </table:table-cell>
          <table:table-cell office:value-type="string" table:style-name="ce1">
            <text:p>4_7_6_4_5_5</text:p>
          </table:table-cell>
          <table:table-cell office:value-type="string" table:style-name="ce1">
            <text:p>1_1_2_1_2_2</text:p>
          </table:table-cell>
          <table:table-cell office:value-type="string" table:style-name="ce1">
            <text:p>4_7_7_3_6_6</text:p>
          </table:table-cell>
          <table:table-cell office:value-type="string" table:style-name="ce1">
            <text:p>1_5_5_2_5_5</text:p>
          </table:table-cell>
          <table:table-cell office:value-type="string" table:style-name="ce1">
            <text:p>3_5_5_5_5_5</text:p>
          </table:table-cell>
          <table:table-cell office:value-type="string" table:style-name="ce1">
            <text:p>7_4_4_6_6_6</text:p>
          </table:table-cell>
          <table:table-cell office:value-type="string" table:style-name="ce1">
            <text:p>5_3_3_6_6_6</text:p>
          </table:table-cell>
          <table:table-cell office:value-type="float" office:value="-45" table:style-name="ce1">
            <text:p>-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87" table:style-name="ce1">
            <text:p>-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71" table:style-name="ce1">
            <text:p>-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43" table:style-name="ce1">
            <text:p>-4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-48" table:style-name="ce1">
            <text:p>-48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14" table:style-name="ce1">
            <text:p>-1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44" table:style-name="ce1">
            <text:p>-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7_215817_M02885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1:21:27</text:p>
          </table:table-cell>
          <table:table-cell office:value-type="string" table:style-name="ce1">
            <text:p>2020-11-17_22:21: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RRE WYS</text:p>
          </table:table-cell>
          <table:table-cell office:value-type="string" table:style-name="ce1">
            <text:p>M02885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I77UCU4HDt72K4w8</text:p>
          </table:table-cell>
          <table:table-cell office:value-type="string" table:style-name="ce1">
            <text:p>https://www.testable.org/experiment/4303/294929/start?participant=M028852</text:p>
          </table:table-cell>
          <table:table-cell office:value-type="float" office:value="2210548" table:style-name="ce1">
            <text:p>2210548</text:p>
          </table:table-cell>
          <table:table-cell office:value-type="float" office:value="36.842466666667001" table:style-name="ce1">
            <text:p>36,84246667</text:p>
          </table:table-cell>
          <table:table-cell office:value-type="string" table:style-name="ce1">
            <text:p>1_5_4_1_4_4</text:p>
          </table:table-cell>
          <table:table-cell office:value-type="string" table:style-name="ce1">
            <text:p>2_1_1_1_1_4</text:p>
          </table:table-cell>
          <table:table-cell office:value-type="string" table:style-name="ce1">
            <text:p>2_1_1_2_1_1</text:p>
          </table:table-cell>
          <table:table-cell office:value-type="string" table:style-name="ce1">
            <text:p>4_2_2_5_3_3</text:p>
          </table:table-cell>
          <table:table-cell office:value-type="string" table:style-name="ce1">
            <text:p>7_6_6_3_4_4</text:p>
          </table:table-cell>
          <table:table-cell office:value-type="string" table:style-name="ce1">
            <text:p>7_6_7_6_7_7</text:p>
          </table:table-cell>
          <table:table-cell office:value-type="string" table:style-name="ce1">
            <text:p>4_7_7_2_5_5</text:p>
          </table:table-cell>
          <table:table-cell office:value-type="string" table:style-name="ce1">
            <text:p>4_7_7_3_5_5</text:p>
          </table:table-cell>
          <table:table-cell office:value-type="string" table:style-name="ce1">
            <text:p>3_7_7_2_5_5</text:p>
          </table:table-cell>
          <table:table-cell office:value-type="string" table:style-name="ce1">
            <text:p>4_7_7_3_6_6</text:p>
          </table:table-cell>
          <table:table-cell office:value-type="string" table:style-name="ce1">
            <text:p>5_1_1_3_1_1</text:p>
          </table:table-cell>
          <table:table-cell office:value-type="string" table:style-name="ce1">
            <text:p>7_7_7_4_7_7</text:p>
          </table:table-cell>
          <table:table-cell table:number-columns-repeated="192" table:style-name="ce1"/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3" table:style-name="ce1">
            <text:p>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4" table:style-name="ce1">
            <text:p>-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5" table:style-name="ce1">
            <text:p>-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3" table:style-name="ce1">
            <text:p>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8" table:style-name="ce1">
            <text:p>-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2" table:style-name="ce1">
            <text:p>-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2" table:style-name="ce1">
            <text:p>-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5" table:style-name="ce1">
            <text:p>-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3" table:style-name="ce1">
            <text:p>-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22633_M09058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1:33:34</text:p>
          </table:table-cell>
          <table:table-cell office:value-type="string" table:style-name="ce1">
            <text:p>2020-11-17_22:33:34</text:p>
          </table:table-cell>
          <table:table-cell office:value-type="float" office:value="0.77" table:style-name="ce1">
            <text:p>0,77</text:p>
          </table:table-cell>
          <table:table-cell office:value-type="string" table:style-name="ce1">
            <text:p>Thomas Jac</text:p>
          </table:table-cell>
          <table:table-cell office:value-type="string" table:style-name="ce1">
            <text:p>M09058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UV5wJJ03c6STtDEA</text:p>
          </table:table-cell>
          <table:table-cell office:value-type="string" table:style-name="ce1">
            <text:p>https://www.testable.org/experiment/4303/294929/start?participant=M090580</text:p>
          </table:table-cell>
          <table:table-cell office:value-type="float" office:value="3180699" table:style-name="ce1">
            <text:p>3180699</text:p>
          </table:table-cell>
          <table:table-cell office:value-type="float" office:value="53.011650000000003" table:style-name="ce1">
            <text:p>53,01165</text:p>
          </table:table-cell>
          <table:table-cell office:value-type="string" table:style-name="ce1">
            <text:p>5_7_7_6_7_7</text:p>
          </table:table-cell>
          <table:table-cell office:value-type="string" table:style-name="ce1">
            <text:p>7_5_5_7_2_2</text:p>
          </table:table-cell>
          <table:table-cell office:value-type="string" table:style-name="ce1">
            <text:p>6_3_3_1_3_3</text:p>
          </table:table-cell>
          <table:table-cell office:value-type="string" table:style-name="ce1">
            <text:p>7_1_1_5_4_4</text:p>
          </table:table-cell>
          <table:table-cell office:value-type="string" table:style-name="ce1">
            <text:p>7_6_6_7_7_7</text:p>
          </table:table-cell>
          <table:table-cell office:value-type="string" table:style-name="ce1">
            <text:p>7_6_6_7_7_7</text:p>
          </table:table-cell>
          <table:table-cell office:value-type="string" table:style-name="ce1">
            <text:p>1_1_1_2_2_1</text:p>
          </table:table-cell>
          <table:table-cell office:value-type="string" table:style-name="ce1">
            <text:p>5_3_3_2_4_4</text:p>
          </table:table-cell>
          <table:table-cell office:value-type="string" table:style-name="ce1">
            <text:p>2_5_5_2_5_5</text:p>
          </table:table-cell>
          <table:table-cell office:value-type="string" table:style-name="ce1">
            <text:p>5_7_7_3_6_6</text:p>
          </table:table-cell>
          <table:table-cell office:value-type="string" table:style-name="ce1">
            <text:p>6_1_1_5_3_3</text:p>
          </table:table-cell>
          <table:table-cell office:value-type="string" table:style-name="ce1">
            <text:p>1_1_1_1_2_2</text:p>
          </table:table-cell>
          <table:table-cell office:value-type="string" table:style-name="ce1">
            <text:p>70;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99;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88;-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7;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1;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4;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3" table:style-name="ce1">
            <text:p>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3" table:style-name="ce1">
            <text:p>-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49;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72;-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66;-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2;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6" table:style-name="ce1">
            <text:p>-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86;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8" table:style-name="ce1">
            <text:p>-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86;-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9;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8;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62;-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79;-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8" table:style-name="ce1">
            <text:p>-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40;-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70;-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39;-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3;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70;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60;-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53;-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3" table:style-name="ce1">
            <text:p>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100;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2" table:style-name="ce1">
            <text:p>-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71;-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8;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7" table:style-name="ce1">
            <text:p>-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1;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-65;-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7" table:style-name="ce1">
            <text:p>-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75;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0;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7_223422_M043453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1:42:12</text:p>
          </table:table-cell>
          <table:table-cell office:value-type="string" table:style-name="ce1">
            <text:p>2020-11-17_22:42: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NARD</text:p>
          </table:table-cell>
          <table:table-cell office:value-type="string" table:style-name="ce1">
            <text:p>M04345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I2axSAcveJhnC5uR</text:p>
          </table:table-cell>
          <table:table-cell office:value-type="string" table:style-name="ce1">
            <text:p>https://www.testable.org/experiment/4303/294929/start?participant=M043453</text:p>
          </table:table-cell>
          <table:table-cell office:value-type="float" office:value="3131151" table:style-name="ce1">
            <text:p>3131151</text:p>
          </table:table-cell>
          <table:table-cell office:value-type="float" office:value="52.185850000000002" table:style-name="ce1">
            <text:p>52,18585</text:p>
          </table:table-cell>
          <table:table-cell office:value-type="string" table:style-name="ce1">
            <text:p>2_7_7_2_7_6</text:p>
          </table:table-cell>
          <table:table-cell office:value-type="string" table:style-name="ce1">
            <text:p>6_3_2_5_2_1</text:p>
          </table:table-cell>
          <table:table-cell office:value-type="string" table:style-name="ce1">
            <text:p>1_1_2_1_2_2</text:p>
          </table:table-cell>
          <table:table-cell office:value-type="string" table:style-name="ce1">
            <text:p>4_6_7_3_4_5</text:p>
          </table:table-cell>
          <table:table-cell office:value-type="string" table:style-name="ce1">
            <text:p>6_7_7_4_6_6</text:p>
          </table:table-cell>
          <table:table-cell office:value-type="string" table:style-name="ce1">
            <text:p>7_7_7_7_6_7</text:p>
          </table:table-cell>
          <table:table-cell office:value-type="string" table:style-name="ce1">
            <text:p>1_4_5_1_5_4</text:p>
          </table:table-cell>
          <table:table-cell office:value-type="string" table:style-name="ce1">
            <text:p>1_7_7_2_5_6</text:p>
          </table:table-cell>
          <table:table-cell office:value-type="string" table:style-name="ce1">
            <text:p>2_6_7_1_5_5</text:p>
          </table:table-cell>
          <table:table-cell office:value-type="string" table:style-name="ce1">
            <text:p>2_5_5_1_5_5</text:p>
          </table:table-cell>
          <table:table-cell office:value-type="string" table:style-name="ce1">
            <text:p>7_3_1_4_3_2</text:p>
          </table:table-cell>
          <table:table-cell office:value-type="string" table:style-name="ce1">
            <text:p>1_5_4_3_5_4</text:p>
          </table:table-cell>
          <table:table-cell table:number-columns-repeated="192"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2" table:style-name="ce1">
            <text:p>-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3" table:style-name="ce1">
            <text:p>-5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23" table:style-name="ce1">
            <text:p>-2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3" table:style-name="ce1">
            <text:p>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7" table:style-name="ce1">
            <text:p>-3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7" table:style-name="ce1">
            <text:p>-1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1" table:style-name="ce1">
            <text:p>-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79" table:style-name="ce1">
            <text:p>-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7_224503_M05694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1:40:56</text:p>
          </table:table-cell>
          <table:table-cell office:value-type="string" table:style-name="ce1">
            <text:p>2020-11-17_22:40:56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Sylvie Jia</text:p>
          </table:table-cell>
          <table:table-cell office:value-type="string" table:style-name="ce1">
            <text:p>M05694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jeFAXQJ4FkNJNn6a</text:p>
          </table:table-cell>
          <table:table-cell office:value-type="string" table:style-name="ce1">
            <text:p>https://www.testable.org/experiment/4303/294929/start?participant=M056946</text:p>
          </table:table-cell>
          <table:table-cell office:value-type="float" office:value="3849660" table:style-name="ce1">
            <text:p>3849660</text:p>
          </table:table-cell>
          <table:table-cell office:value-type="float" office:value="64.161000000000001" table:style-name="ce1">
            <text:p>64,161</text:p>
          </table:table-cell>
          <table:table-cell office:value-type="string" table:style-name="ce1">
            <text:p>5_7_5_6_7_6</text:p>
          </table:table-cell>
          <table:table-cell office:value-type="string" table:style-name="ce1">
            <text:p>2_5_5_2_5_5</text:p>
          </table:table-cell>
          <table:table-cell office:value-type="string" table:style-name="ce1">
            <text:p>2_6_6_2_6_7</text:p>
          </table:table-cell>
          <table:table-cell office:value-type="string" table:style-name="ce1">
            <text:p>7_6_5_7_6_7</text:p>
          </table:table-cell>
          <table:table-cell office:value-type="string" table:style-name="ce1">
            <text:p>6_6_6_7_5_5</text:p>
          </table:table-cell>
          <table:table-cell office:value-type="string" table:style-name="ce1">
            <text:p>7_6_7_7_5_5</text:p>
          </table:table-cell>
          <table:table-cell office:value-type="string" table:style-name="ce1">
            <text:p>2_1_2_3_1_1</text:p>
          </table:table-cell>
          <table:table-cell office:value-type="string" table:style-name="ce1">
            <text:p>1_5_4_2_5_5</text:p>
          </table:table-cell>
          <table:table-cell office:value-type="string" table:style-name="ce1">
            <text:p>3_5_4_2_5_5</text:p>
          </table:table-cell>
          <table:table-cell office:value-type="string" table:style-name="ce1">
            <text:p>3_5_4_5_5_5</text:p>
          </table:table-cell>
          <table:table-cell office:value-type="string" table:style-name="ce1">
            <text:p>5_2_3_5_2_1</text:p>
          </table:table-cell>
          <table:table-cell office:value-type="string" table:style-name="ce1">
            <text:p>2_5_4_2_5_4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43" table:style-name="ce1">
            <text:p>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43" table:style-name="ce1">
            <text:p>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24" table:style-name="ce1">
            <text:p>-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32" table:style-name="ce1">
            <text:p>-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38" table:style-name="ce1">
            <text:p>-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16" table:style-name="ce1">
            <text:p>-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34" table:style-name="ce1">
            <text:p>-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7_224525_M08504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2:03:10</text:p>
          </table:table-cell>
          <table:table-cell office:value-type="string" table:style-name="ce1">
            <text:p>2020-11-17_23:03:10</text:p>
          </table:table-cell>
          <table:table-cell office:value-type="float" office:value="0.81" table:style-name="ce1">
            <text:p>0,81</text:p>
          </table:table-cell>
          <table:table-cell office:value-type="string" table:style-name="ce1">
            <text:p>Martin Bou</text:p>
          </table:table-cell>
          <table:table-cell office:value-type="string" table:style-name="ce1">
            <text:p>M08504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w5FmKeY1OkxT9wGz</text:p>
          </table:table-cell>
          <table:table-cell office:value-type="string" table:style-name="ce1">
            <text:p>https://www.testable.org/experiment/4303/294929/start?participant=M085040</text:p>
          </table:table-cell>
          <table:table-cell office:value-type="float" office:value="2537226" table:style-name="ce1">
            <text:p>2537226</text:p>
          </table:table-cell>
          <table:table-cell office:value-type="float" office:value="42.287100000000002" table:style-name="ce1">
            <text:p>42,2871</text:p>
          </table:table-cell>
          <table:table-cell office:value-type="string" table:style-name="ce1">
            <text:p>5_4_4_6_6_6</text:p>
          </table:table-cell>
          <table:table-cell office:value-type="string" table:style-name="ce1">
            <text:p>7_2_2_7_6_6</text:p>
          </table:table-cell>
          <table:table-cell office:value-type="string" table:style-name="ce1">
            <text:p>6_5_3_5_2_1</text:p>
          </table:table-cell>
          <table:table-cell office:value-type="string" table:style-name="ce1">
            <text:p>6_2_3_6_2_2</text:p>
          </table:table-cell>
          <table:table-cell office:value-type="string" table:style-name="ce1">
            <text:p>7_3_1_7_6_6</text:p>
          </table:table-cell>
          <table:table-cell office:value-type="string" table:style-name="ce1">
            <text:p>6_4_4_6_5_5</text:p>
          </table:table-cell>
          <table:table-cell office:value-type="string" table:style-name="ce1">
            <text:p>1_1_2_1_2_2</text:p>
          </table:table-cell>
          <table:table-cell office:value-type="string" table:style-name="ce1">
            <text:p>2_7_4_2_6_5</text:p>
          </table:table-cell>
          <table:table-cell office:value-type="string" table:style-name="ce1">
            <text:p>2_6_5_2_3_4</text:p>
          </table:table-cell>
          <table:table-cell office:value-type="string" table:style-name="ce1">
            <text:p>2_7_6_4_5_4</text:p>
          </table:table-cell>
          <table:table-cell office:value-type="string" table:style-name="ce1">
            <text:p>7_2_3_6_2_2</text:p>
          </table:table-cell>
          <table:table-cell office:value-type="string" table:style-name="ce1">
            <text:p>5_5_5_5_3_2</text:p>
          </table:table-cell>
          <table:table-cell table:number-columns-repeated="192" table:style-name="ce1"/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51" table:style-name="ce1">
            <text:p>-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65" table:style-name="ce1">
            <text:p>-6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85" table:style-name="ce1">
            <text:p>-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4" table:style-name="ce1">
            <text:p>-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44" table:style-name="ce1">
            <text:p>-4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6" table:style-name="ce1">
            <text:p>-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85" table:style-name="ce1">
            <text:p>-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46" table:style-name="ce1">
            <text:p>-4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94" table:style-name="ce1">
            <text:p>-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66" table:style-name="ce1">
            <text:p>-6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62" table:style-name="ce1">
            <text:p>-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31309_M08836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7_22:38:03</text:p>
          </table:table-cell>
          <table:table-cell office:value-type="string" table:style-name="ce1">
            <text:p>2020-11-17_23:38: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088364</text:p>
          </table:table-cell>
          <table:table-cell office:value-type="string" table:style-name="ce1">
            <text:p>M0883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less than High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ZoiFLFAFTUmKcq4m</text:p>
          </table:table-cell>
          <table:table-cell office:value-type="string" table:style-name="ce1">
            <text:p>https://www.testable.org/experiment/4303/294929/start?participant=M088364</text:p>
          </table:table-cell>
          <table:table-cell office:value-type="float" office:value="2105300" table:style-name="ce1">
            <text:p>2105300</text:p>
          </table:table-cell>
          <table:table-cell office:value-type="float" office:value="35.088333333332997" table:style-name="ce1">
            <text:p>35,08833333</text:p>
          </table:table-cell>
          <table:table-cell office:value-type="string" table:style-name="ce1">
            <text:p>5_6_7_5_6_6</text:p>
          </table:table-cell>
          <table:table-cell office:value-type="string" table:style-name="ce1">
            <text:p>6_2_2_6_3_4</text:p>
          </table:table-cell>
          <table:table-cell office:value-type="string" table:style-name="ce1">
            <text:p>5_1_1_5_1_1</text:p>
          </table:table-cell>
          <table:table-cell office:value-type="string" table:style-name="ce1">
            <text:p>6_6_7_6_6_6</text:p>
          </table:table-cell>
          <table:table-cell office:value-type="string" table:style-name="ce1">
            <text:p>6_5_5_5_5_5</text:p>
          </table:table-cell>
          <table:table-cell office:value-type="string" table:style-name="ce1">
            <text:p>6_7_7_6_5_5</text:p>
          </table:table-cell>
          <table:table-cell office:value-type="string" table:style-name="ce1">
            <text:p>2_5_5_2_3_3</text:p>
          </table:table-cell>
          <table:table-cell office:value-type="string" table:style-name="ce1">
            <text:p>3_4_6_4_4_5</text:p>
          </table:table-cell>
          <table:table-cell office:value-type="string" table:style-name="ce1">
            <text:p>3_3_5_2_2_2</text:p>
          </table:table-cell>
          <table:table-cell office:value-type="string" table:style-name="ce1">
            <text:p>1_5_6_1_5_5</text:p>
          </table:table-cell>
          <table:table-cell office:value-type="string" table:style-name="ce1">
            <text:p>6_2_1_2_2_3</text:p>
          </table:table-cell>
          <table:table-cell office:value-type="string" table:style-name="ce1">
            <text:p>2_2_1_4_5_4</text:p>
          </table:table-cell>
          <table:table-cell table:number-columns-repeated="192" table:style-name="ce1"/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2" table:style-name="ce1">
            <text:p>-6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93" table:style-name="ce1">
            <text:p>-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82" table:style-name="ce1">
            <text:p>-8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76" table:style-name="ce1">
            <text:p>-7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89" table:style-name="ce1">
            <text:p>-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93" table:style-name="ce1">
            <text:p>-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48" table:style-name="ce1">
            <text:p>-48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8" table:style-name="ce1">
            <text:p>-5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1" table:style-name="ce1">
            <text:p>-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7_231607_M01314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2:19:33</text:p>
          </table:table-cell>
          <table:table-cell office:value-type="string" table:style-name="ce1">
            <text:p>2020-11-17_23:19:33</text:p>
          </table:table-cell>
          <table:table-cell office:value-type="float" office:value="0.89" table:style-name="ce1">
            <text:p>0,89</text:p>
          </table:table-cell>
          <table:table-cell office:value-type="string" table:style-name="ce1">
            <text:p>cv</text:p>
          </table:table-cell>
          <table:table-cell office:value-type="string" table:style-name="ce1">
            <text:p>M0131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2jm3wKoqEah3TXek</text:p>
          </table:table-cell>
          <table:table-cell office:value-type="string" table:style-name="ce1">
            <text:p>https://www.testable.org/experiment/4303/294929/start?participant=M013143</text:p>
          </table:table-cell>
          <table:table-cell office:value-type="float" office:value="3394425" table:style-name="ce1">
            <text:p>3394425</text:p>
          </table:table-cell>
          <table:table-cell office:value-type="float" office:value="56.573749999999997" table:style-name="ce1">
            <text:p>56,57375</text:p>
          </table:table-cell>
          <table:table-cell office:value-type="string" table:style-name="ce1">
            <text:p>5_4_5_6_6_7</text:p>
          </table:table-cell>
          <table:table-cell office:value-type="string" table:style-name="ce1">
            <text:p>7_3_3_7_4_4</text:p>
          </table:table-cell>
          <table:table-cell office:value-type="string" table:style-name="ce1">
            <text:p>6_2_1_5_2_2</text:p>
          </table:table-cell>
          <table:table-cell office:value-type="string" table:style-name="ce1">
            <text:p>6_5_4_6_4_4</text:p>
          </table:table-cell>
          <table:table-cell office:value-type="string" table:style-name="ce1">
            <text:p>7_6_6_7_7_7</text:p>
          </table:table-cell>
          <table:table-cell office:value-type="string" table:style-name="ce1">
            <text:p>6_6_6_6_6_6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7_7_3_6_6</text:p>
          </table:table-cell>
          <table:table-cell office:value-type="string" table:style-name="ce1">
            <text:p>3_6_6_3_6_6</text:p>
          </table:table-cell>
          <table:table-cell office:value-type="string" table:style-name="ce1">
            <text:p>2_5_5_2_6_6</text:p>
          </table:table-cell>
          <table:table-cell office:value-type="string" table:style-name="ce1">
            <text:p>5_1_1_5_1_1</text:p>
          </table:table-cell>
          <table:table-cell office:value-type="string" table:style-name="ce1">
            <text:p>1_2_2_2_3_2</text:p>
          </table:table-cell>
          <table:table-cell office:value-type="float" office:value="-66" table:style-name="ce1">
            <text:p>-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62" table:style-name="ce1">
            <text:p>-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7" table:style-name="ce1">
            <text:p>-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1" table:style-name="ce1">
            <text:p>-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9" table:style-name="ce1">
            <text:p>-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1" table:style-name="ce1">
            <text:p>-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3" table:style-name="ce1">
            <text:p>-1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000804_M01203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3:31:33</text:p>
          </table:table-cell>
          <table:table-cell office:value-type="string" table:style-name="ce1">
            <text:p>2020-11-18_00:31:33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M012035</text:p>
          </table:table-cell>
          <table:table-cell office:value-type="string" table:style-name="ce1">
            <text:p>M01203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vszQfRhsBpLy3f2n</text:p>
          </table:table-cell>
          <table:table-cell office:value-type="string" table:style-name="ce1">
            <text:p>https://www.testable.org/experiment/4303/294929/start?participant=M012035</text:p>
          </table:table-cell>
          <table:table-cell office:value-type="float" office:value="2194445" table:style-name="ce1">
            <text:p>2194445</text:p>
          </table:table-cell>
          <table:table-cell office:value-type="float" office:value="36.574083333333" table:style-name="ce1">
            <text:p>36,57408333</text:p>
          </table:table-cell>
          <table:table-cell office:value-type="string" table:style-name="ce1">
            <text:p>7_7_7_3_6_6</text:p>
          </table:table-cell>
          <table:table-cell office:value-type="string" table:style-name="ce1">
            <text:p>7_6_6_5_6_6</text:p>
          </table:table-cell>
          <table:table-cell office:value-type="string" table:style-name="ce1">
            <text:p>7_1_1_3_2_3</text:p>
          </table:table-cell>
          <table:table-cell office:value-type="string" table:style-name="ce1">
            <text:p>7_1_1_7_4_4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7_7_6_7_7</text:p>
          </table:table-cell>
          <table:table-cell office:value-type="string" table:style-name="ce1">
            <text:p>6_7_4_4_4_4</text:p>
          </table:table-cell>
          <table:table-cell office:value-type="string" table:style-name="ce1">
            <text:p>1_7_6_1_6_6</text:p>
          </table:table-cell>
          <table:table-cell office:value-type="string" table:style-name="ce1">
            <text:p>6_7_7_2_5_4</text:p>
          </table:table-cell>
          <table:table-cell office:value-type="string" table:style-name="ce1">
            <text:p>7_6_7_2_6_6</text:p>
          </table:table-cell>
          <table:table-cell office:value-type="string" table:style-name="ce1">
            <text:p>7_1_1_5_2_1</text:p>
          </table:table-cell>
          <table:table-cell office:value-type="string" table:style-name="ce1">
            <text:p>5_1_2_4_3_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88" table:style-name="ce1">
            <text:p>-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37" table:style-name="ce1">
            <text:p>-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7" table:style-name="ce1">
            <text:p>-4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62" table:style-name="ce1">
            <text:p>-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37" table:style-name="ce1">
            <text:p>-3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74" table:style-name="ce1">
            <text:p>-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7" table:style-name="ce1">
            <text:p>-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81" table:style-name="ce1">
            <text:p>-8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88" table:style-name="ce1">
            <text:p>-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77" table:style-name="ce1">
            <text:p>-7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9" table:style-name="ce1">
            <text:p>-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004924_M09853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7_23:38:24</text:p>
          </table:table-cell>
          <table:table-cell office:value-type="string" table:style-name="ce1">
            <text:p>2020-11-18_00:38:24</text:p>
          </table:table-cell>
          <table:table-cell office:value-type="float" office:value="0.69" table:style-name="ce1">
            <text:p>0,69</text:p>
          </table:table-cell>
          <table:table-cell office:value-type="string" table:style-name="ce1">
            <text:p>Charles La</text:p>
          </table:table-cell>
          <table:table-cell office:value-type="string" table:style-name="ce1">
            <text:p>M09853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7YsEpp2MNeZKrzIc</text:p>
          </table:table-cell>
          <table:table-cell office:value-type="string" table:style-name="ce1">
            <text:p>https://www.testable.org/experiment/4303/294929/start?participant=M098533</text:p>
          </table:table-cell>
          <table:table-cell office:value-type="float" office:value="4263623" table:style-name="ce1">
            <text:p>4263623</text:p>
          </table:table-cell>
          <table:table-cell office:value-type="float" office:value="71.060383333332993" table:style-name="ce1">
            <text:p>71,06038333</text:p>
          </table:table-cell>
          <table:table-cell office:value-type="string" table:style-name="ce1">
            <text:p>2_5_7_1_5_5</text:p>
          </table:table-cell>
          <table:table-cell office:value-type="string" table:style-name="ce1">
            <text:p>7_6_2_7_5_5</text:p>
          </table:table-cell>
          <table:table-cell office:value-type="string" table:style-name="ce1">
            <text:p>6_2_2_3_2_2</text:p>
          </table:table-cell>
          <table:table-cell office:value-type="string" table:style-name="ce1">
            <text:p>7_6_7_7_6_6</text:p>
          </table:table-cell>
          <table:table-cell office:value-type="string" table:style-name="ce1">
            <text:p>6_5_5_4_2_4</text:p>
          </table:table-cell>
          <table:table-cell office:value-type="string" table:style-name="ce1">
            <text:p>7_7_5_5_2_5</text:p>
          </table:table-cell>
          <table:table-cell office:value-type="string" table:style-name="ce1">
            <text:p>3_3_3_1_1_3</text:p>
          </table:table-cell>
          <table:table-cell office:value-type="string" table:style-name="ce1">
            <text:p>2_7_7_4_1_5</text:p>
          </table:table-cell>
          <table:table-cell office:value-type="string" table:style-name="ce1">
            <text:p>1_6_4_5_5_4</text:p>
          </table:table-cell>
          <table:table-cell office:value-type="string" table:style-name="ce1">
            <text:p>5_7_7_1_4_4</text:p>
          </table:table-cell>
          <table:table-cell office:value-type="string" table:style-name="ce1">
            <text:p>1_1_2_1_2_2</text:p>
          </table:table-cell>
          <table:table-cell office:value-type="string" table:style-name="ce1">
            <text:p>2_2_3_2_4_3</text:p>
          </table:table-cell>
          <table:table-cell office:value-type="float" office:value="-74" table:style-name="ce1">
            <text:p>-7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96" table:style-name="ce1">
            <text:p>-96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73" table:style-name="ce1">
            <text:p>-73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27" table:style-name="ce1">
            <text:p>-27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34" table:style-name="ce1">
            <text:p>-3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88" table:style-name="ce1">
            <text:p>-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73" table:style-name="ce1">
            <text:p>-73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62" table:style-name="ce1">
            <text:p>-6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86" table:style-name="ce1">
            <text:p>-8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080355_M02442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7:19:11</text:p>
          </table:table-cell>
          <table:table-cell office:value-type="string" table:style-name="ce1">
            <text:p>2020-11-18_08:19:11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024420</text:p>
          </table:table-cell>
          <table:table-cell office:value-type="string" table:style-name="ce1">
            <text:p>M0244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fwMCnLAjJpkridcZ</text:p>
          </table:table-cell>
          <table:table-cell office:value-type="string" table:style-name="ce1">
            <text:p>https://www.testable.org/experiment/4303/294929/start?participant=M024420</text:p>
          </table:table-cell>
          <table:table-cell office:value-type="float" office:value="2681031" table:style-name="ce1">
            <text:p>2681031</text:p>
          </table:table-cell>
          <table:table-cell office:value-type="float" office:value="44.68385" table:style-name="ce1">
            <text:p>44,68385</text:p>
          </table:table-cell>
          <table:table-cell office:value-type="string" table:style-name="ce1">
            <text:p>2_6_3_3_6_2</text:p>
          </table:table-cell>
          <table:table-cell office:value-type="string" table:style-name="ce1">
            <text:p>2_5_4_3_4_2</text:p>
          </table:table-cell>
          <table:table-cell office:value-type="string" table:style-name="ce1">
            <text:p>1_5_4_1_5_4</text:p>
          </table:table-cell>
          <table:table-cell office:value-type="string" table:style-name="ce1">
            <text:p>3_1_1_3_2_2</text:p>
          </table:table-cell>
          <table:table-cell office:value-type="string" table:style-name="ce1">
            <text:p>5_6_5_5_4_3</text:p>
          </table:table-cell>
          <table:table-cell office:value-type="string" table:style-name="ce1">
            <text:p>5_7_6_6_5_5</text:p>
          </table:table-cell>
          <table:table-cell office:value-type="string" table:style-name="ce1">
            <text:p>2_4_3_3_2_2</text:p>
          </table:table-cell>
          <table:table-cell office:value-type="string" table:style-name="ce1">
            <text:p>4_6_5_3_4_4</text:p>
          </table:table-cell>
          <table:table-cell office:value-type="string" table:style-name="ce1">
            <text:p>1_5_5_3_5_5</text:p>
          </table:table-cell>
          <table:table-cell office:value-type="string" table:style-name="ce1">
            <text:p>2_5_4_4_5_5</text:p>
          </table:table-cell>
          <table:table-cell office:value-type="string" table:style-name="ce1">
            <text:p>1_3_2_3_3_4</text:p>
          </table:table-cell>
          <table:table-cell office:value-type="string" table:style-name="ce1">
            <text:p>2_6_5_2_5_2</text:p>
          </table:table-cell>
          <table:table-cell table:number-columns-repeated="192" table:style-name="ce1"/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67" table:style-name="ce1">
            <text:p>-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9" table:style-name="ce1">
            <text:p>-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92" table:style-name="ce1">
            <text:p>-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4" table:style-name="ce1">
            <text:p>-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4" table:style-name="ce1">
            <text:p>-3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67" table:style-name="ce1">
            <text:p>-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7" table:style-name="ce1">
            <text:p>-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4" table:style-name="ce1">
            <text:p>-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4" table:style-name="ce1">
            <text:p>-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9" table:style-name="ce1">
            <text:p>-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9" table:style-name="ce1">
            <text:p>-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6" table:style-name="ce1">
            <text:p>-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7" table:style-name="ce1">
            <text:p>-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9" table:style-name="ce1">
            <text:p>-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081205_M09631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7:34:11</text:p>
          </table:table-cell>
          <table:table-cell office:value-type="string" table:style-name="ce1">
            <text:p>2020-11-18_08:34:11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nathan.rou</text:p>
          </table:table-cell>
          <table:table-cell office:value-type="string" table:style-name="ce1">
            <text:p>M0963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IrGqpCl27C3zEbK</text:p>
          </table:table-cell>
          <table:table-cell office:value-type="string" table:style-name="ce1">
            <text:p>https://www.testable.org/experiment/4303/294929/start?participant=M096317</text:p>
          </table:table-cell>
          <table:table-cell office:value-type="float" office:value="2274726" table:style-name="ce1">
            <text:p>2274726</text:p>
          </table:table-cell>
          <table:table-cell office:value-type="float" office:value="37.912100000000002" table:style-name="ce1">
            <text:p>37,9121</text:p>
          </table:table-cell>
          <table:table-cell office:value-type="string" table:style-name="ce1">
            <text:p>7_6_6_2_6_6</text:p>
          </table:table-cell>
          <table:table-cell office:value-type="string" table:style-name="ce1">
            <text:p>7_6_6_7_5_5</text:p>
          </table:table-cell>
          <table:table-cell office:value-type="string" table:style-name="ce1">
            <text:p>7_1_1_3_1_2</text:p>
          </table:table-cell>
          <table:table-cell office:value-type="string" table:style-name="ce1">
            <text:p>7_1_1_7_5_5</text:p>
          </table:table-cell>
          <table:table-cell office:value-type="string" table:style-name="ce1">
            <text:p>7_6_6_7_5_6</text:p>
          </table:table-cell>
          <table:table-cell office:value-type="string" table:style-name="ce1">
            <text:p>7_6_6_5_6_7</text:p>
          </table:table-cell>
          <table:table-cell office:value-type="string" table:style-name="ce1">
            <text:p>1_2_2_1_2_2</text:p>
          </table:table-cell>
          <table:table-cell office:value-type="string" table:style-name="ce1">
            <text:p>1_6_6_1_3_3</text:p>
          </table:table-cell>
          <table:table-cell office:value-type="string" table:style-name="ce1">
            <text:p>1_6_6_1_7_7</text:p>
          </table:table-cell>
          <table:table-cell office:value-type="string" table:style-name="ce1">
            <text:p>1_6_6_1_4_4</text:p>
          </table:table-cell>
          <table:table-cell office:value-type="string" table:style-name="ce1">
            <text:p>7_1_1_5_1_1</text:p>
          </table:table-cell>
          <table:table-cell office:value-type="string" table:style-name="ce1">
            <text:p>7_2_2_2_1_1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082215_M06711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7:14:52</text:p>
          </table:table-cell>
          <table:table-cell office:value-type="string" table:style-name="ce1">
            <text:p>2020-11-18_08:14:52</text:p>
          </table:table-cell>
          <table:table-cell office:value-type="float" office:value="0.7" table:style-name="ce1">
            <text:p>0,7</text:p>
          </table:table-cell>
          <table:table-cell office:value-type="string" table:style-name="ce1">
            <text:p>M067115</text:p>
          </table:table-cell>
          <table:table-cell office:value-type="string" table:style-name="ce1">
            <text:p>M0671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BznDLtC9s33pj5xo</text:p>
          </table:table-cell>
          <table:table-cell office:value-type="string" table:style-name="ce1">
            <text:p>https://www.testable.org/experiment/4303/294929/start?participant=M067115</text:p>
          </table:table-cell>
          <table:table-cell office:value-type="float" office:value="4044735" table:style-name="ce1">
            <text:p>4044735</text:p>
          </table:table-cell>
          <table:table-cell office:value-type="float" office:value="67.41225" table:style-name="ce1">
            <text:p>67,41225</text:p>
          </table:table-cell>
          <table:table-cell office:value-type="string" table:style-name="ce1">
            <text:p>3_6_6_3_4_4</text:p>
          </table:table-cell>
          <table:table-cell office:value-type="string" table:style-name="ce1">
            <text:p>5_4_2_5_4_2</text:p>
          </table:table-cell>
          <table:table-cell office:value-type="string" table:style-name="ce1">
            <text:p>2_1_1_2_2_2</text:p>
          </table:table-cell>
          <table:table-cell office:value-type="string" table:style-name="ce1">
            <text:p>6_1_1_6_2_2</text:p>
          </table:table-cell>
          <table:table-cell office:value-type="string" table:style-name="ce1">
            <text:p>6_6_5_5_3_3</text:p>
          </table:table-cell>
          <table:table-cell office:value-type="string" table:style-name="ce1">
            <text:p>6_6_5_5_4_4</text:p>
          </table:table-cell>
          <table:table-cell office:value-type="string" table:style-name="ce1">
            <text:p>3_1_2_2_2_2</text:p>
          </table:table-cell>
          <table:table-cell office:value-type="string" table:style-name="ce1">
            <text:p>1_6_6_1_5_5</text:p>
          </table:table-cell>
          <table:table-cell office:value-type="string" table:style-name="ce1">
            <text:p>2_6_5_2_5_5</text:p>
          </table:table-cell>
          <table:table-cell office:value-type="string" table:style-name="ce1">
            <text:p>2_5_4_2_5_4</text:p>
          </table:table-cell>
          <table:table-cell office:value-type="string" table:style-name="ce1">
            <text:p>5_1_1_5_1_1</text:p>
          </table:table-cell>
          <table:table-cell office:value-type="string" table:style-name="ce1">
            <text:p>3_4_4_4_4_4</text:p>
          </table:table-cell>
          <table:table-cell table:number-columns-repeated="192"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091722_M05140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8:37:14</text:p>
          </table:table-cell>
          <table:table-cell office:value-type="string" table:style-name="ce1">
            <text:p>2020-11-18_09:37:14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Camille Na</text:p>
          </table:table-cell>
          <table:table-cell office:value-type="string" table:style-name="ce1">
            <text:p>M05140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LT7PHvYoFWMa6S8R</text:p>
          </table:table-cell>
          <table:table-cell office:value-type="string" table:style-name="ce1">
            <text:p>https://www.testable.org/experiment/4303/294929/start?participant=M051406</text:p>
          </table:table-cell>
          <table:table-cell office:value-type="float" office:value="2414513" table:style-name="ce1">
            <text:p>2414513</text:p>
          </table:table-cell>
          <table:table-cell office:value-type="float" office:value="40.241883333333" table:style-name="ce1">
            <text:p>40,24188333</text:p>
          </table:table-cell>
          <table:table-cell office:value-type="string" table:style-name="ce1">
            <text:p>4_6_6_4_5_5</text:p>
          </table:table-cell>
          <table:table-cell office:value-type="string" table:style-name="ce1">
            <text:p>7_5_5_6_3_3</text:p>
          </table:table-cell>
          <table:table-cell office:value-type="string" table:style-name="ce1">
            <text:p>3_2_2_3_3_3</text:p>
          </table:table-cell>
          <table:table-cell office:value-type="string" table:style-name="ce1">
            <text:p>7_1_1_6_2_2</text:p>
          </table:table-cell>
          <table:table-cell office:value-type="string" table:style-name="ce1">
            <text:p>7_6_6_7_6_6</text:p>
          </table:table-cell>
          <table:table-cell office:value-type="string" table:style-name="ce1">
            <text:p>6_5_6_5_5_5</text:p>
          </table:table-cell>
          <table:table-cell office:value-type="string" table:style-name="ce1">
            <text:p>5_1_1_3_1_1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6_5_6_5_5_5</text:p>
          </table:table-cell>
          <table:table-cell office:value-type="string" table:style-name="ce1">
            <text:p>3_5_5_3_4_4</text:p>
          </table:table-cell>
          <table:table-cell office:value-type="string" table:style-name="ce1">
            <text:p>3_1_1_3_3_3</text:p>
          </table:table-cell>
          <table:table-cell office:value-type="string" table:style-name="ce1">
            <text:p>4_4_4_4_5_5</text:p>
          </table:table-cell>
          <table:table-cell office:value-type="float" office:value="-49" table:style-name="ce1">
            <text:p>-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7" table:style-name="ce1">
            <text:p>-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1" table:style-name="ce1">
            <text:p>-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8" table:style-name="ce1">
            <text:p>-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61" table:style-name="ce1">
            <text:p>-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2" table:style-name="ce1">
            <text:p>-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1" table:style-name="ce1">
            <text:p>-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1" table:style-name="ce1">
            <text:p>-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8" table:style-name="ce1">
            <text:p>-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1" table:style-name="ce1">
            <text:p>-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8" table:style-name="ce1">
            <text:p>-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093601_M00871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8:18:20</text:p>
          </table:table-cell>
          <table:table-cell office:value-type="string" table:style-name="ce1">
            <text:p>2020-11-18_09:18:20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M008711</text:p>
          </table:table-cell>
          <table:table-cell office:value-type="string" table:style-name="ce1">
            <text:p>M0087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Tu6fBWAse4Z3j46</text:p>
          </table:table-cell>
          <table:table-cell office:value-type="string" table:style-name="ce1">
            <text:p>https://www.testable.org/experiment/4303/294929/start?participant=M008711</text:p>
          </table:table-cell>
          <table:table-cell office:value-type="float" office:value="4659094" table:style-name="ce1">
            <text:p>4659094</text:p>
          </table:table-cell>
          <table:table-cell office:value-type="float" office:value="77.651566666666994" table:style-name="ce1">
            <text:p>77,65156667</text:p>
          </table:table-cell>
          <table:table-cell office:value-type="string" table:style-name="ce1">
            <text:p>4_7_7_6_7_7</text:p>
          </table:table-cell>
          <table:table-cell office:value-type="string" table:style-name="ce1">
            <text:p>1_3_3_4_2_2</text:p>
          </table:table-cell>
          <table:table-cell office:value-type="string" table:style-name="ce1">
            <text:p>1_4_4_4_3_3</text:p>
          </table:table-cell>
          <table:table-cell office:value-type="string" table:style-name="ce1">
            <text:p>6_7_7_7_7_7</text:p>
          </table:table-cell>
          <table:table-cell office:value-type="string" table:style-name="ce1">
            <text:p>5_6_6_5_6_7</text:p>
          </table:table-cell>
          <table:table-cell office:value-type="string" table:style-name="ce1">
            <text:p>1_6_6_3_6_6</text:p>
          </table:table-cell>
          <table:table-cell office:value-type="string" table:style-name="ce1">
            <text:p>1_1_1_4_1_1</text:p>
          </table:table-cell>
          <table:table-cell office:value-type="string" table:style-name="ce1">
            <text:p>1_6_7_3_6_6</text:p>
          </table:table-cell>
          <table:table-cell office:value-type="string" table:style-name="ce1">
            <text:p>1_6_7_4_6_6</text:p>
          </table:table-cell>
          <table:table-cell office:value-type="string" table:style-name="ce1">
            <text:p>1_6_6_4_7_7</text:p>
          </table:table-cell>
          <table:table-cell office:value-type="string" table:style-name="ce1">
            <text:p>5_1_2_5_1_1</text:p>
          </table:table-cell>
          <table:table-cell office:value-type="string" table:style-name="ce1">
            <text:p>2_4_4_4_6_5</text:p>
          </table:table-cell>
          <table:table-cell table:number-columns-repeated="192"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82" table:style-name="ce1">
            <text:p>-8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61" table:style-name="ce1">
            <text:p>-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77" table:style-name="ce1">
            <text:p>-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66" table:style-name="ce1">
            <text:p>-66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43" table:style-name="ce1">
            <text:p>-4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92" table:style-name="ce1">
            <text:p>-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45" table:style-name="ce1">
            <text:p>-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93" table:style-name="ce1">
            <text:p>-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56" table:style-name="ce1">
            <text:p>-5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093908_M08060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8:49:09</text:p>
          </table:table-cell>
          <table:table-cell office:value-type="string" table:style-name="ce1">
            <text:p>2020-11-18_09:49:09</text:p>
          </table:table-cell>
          <table:table-cell office:value-type="float" office:value="0.85" table:style-name="ce1">
            <text:p>0,85</text:p>
          </table:table-cell>
          <table:table-cell office:value-type="string" table:style-name="ce1">
            <text:p>Paul J-E</text:p>
          </table:table-cell>
          <table:table-cell office:value-type="string" table:style-name="ce1">
            <text:p>M08060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nxOeELooG5rrsCn</text:p>
          </table:table-cell>
          <table:table-cell office:value-type="string" table:style-name="ce1">
            <text:p>https://www.testable.org/experiment/4303/294929/start?participant=M080608</text:p>
          </table:table-cell>
          <table:table-cell office:value-type="float" office:value="3006107" table:style-name="ce1">
            <text:p>3006107</text:p>
          </table:table-cell>
          <table:table-cell office:value-type="float" office:value="50.101783333333003" table:style-name="ce1">
            <text:p>50,10178333</text:p>
          </table:table-cell>
          <table:table-cell office:value-type="string" table:style-name="ce1">
            <text:p>3_6_6_3_6_6</text:p>
          </table:table-cell>
          <table:table-cell office:value-type="string" table:style-name="ce1">
            <text:p>6_4_3_6_3_2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7_1_1_6_1_1</text:p>
          </table:table-cell>
          <table:table-cell office:value-type="string" table:style-name="ce1">
            <text:p>6_4_4_5_4_3</text:p>
          </table:table-cell>
          <table:table-cell office:value-type="string" table:style-name="ce1">
            <text:p>7_7_7_6_7_7</text:p>
          </table:table-cell>
          <table:table-cell office:value-type="string" table:style-name="ce1">
            <text:p>1_2_2_1_2_1</text:p>
          </table:table-cell>
          <table:table-cell office:value-type="string" table:style-name="ce1">
            <text:p>1_4_3_1_4_4</text:p>
          </table:table-cell>
          <table:table-cell office:value-type="string" table:style-name="ce1">
            <text:p>1_5_5_1_4_4</text:p>
          </table:table-cell>
          <table:table-cell office:value-type="string" table:style-name="ce1">
            <text:p>6_6_6_3_6_6</text:p>
          </table:table-cell>
          <table:table-cell office:value-type="string" table:style-name="ce1">
            <text:p>2_1_1_2_1_1</text:p>
          </table:table-cell>
          <table:table-cell office:value-type="string" table:style-name="ce1">
            <text:p>2_2_2_1_1_1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59" table:style-name="ce1">
            <text:p>-59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17" table:style-name="ce1">
            <text:p>-1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094750_M00649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26:16</text:p>
          </table:table-cell>
          <table:table-cell office:value-type="string" table:style-name="ce1">
            <text:p>2020-11-18_10:26:16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aximilien</text:p>
          </table:table-cell>
          <table:table-cell office:value-type="string" table:style-name="ce1">
            <text:p>M00649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jVnUvWpqzbvC1PYc</text:p>
          </table:table-cell>
          <table:table-cell office:value-type="string" table:style-name="ce1">
            <text:p>https://www.testable.org/experiment/4303/294929/start?participant=M006495</text:p>
          </table:table-cell>
          <table:table-cell office:value-type="float" office:value="1295520" table:style-name="ce1">
            <text:p>1295520</text:p>
          </table:table-cell>
          <table:table-cell office:value-type="float" office:value="21.591999999999999" table:style-name="ce1">
            <text:p>21,592</text:p>
          </table:table-cell>
          <table:table-cell office:value-type="string" table:style-name="ce1">
            <text:p>6_6_6_6_6_4</text:p>
          </table:table-cell>
          <table:table-cell office:value-type="string" table:style-name="ce1">
            <text:p>6_2_2_2_2_2</text:p>
          </table:table-cell>
          <table:table-cell office:value-type="string" table:style-name="ce1">
            <text:p>6_2_2_2_2_2</text:p>
          </table:table-cell>
          <table:table-cell office:value-type="string" table:style-name="ce1">
            <text:p>4_4_4_4_4_4</text:p>
          </table:table-cell>
          <table:table-cell office:value-type="string" table:style-name="ce1">
            <text:p>5_5_5_5_5_5</text:p>
          </table:table-cell>
          <table:table-cell office:value-type="string" table:style-name="ce1">
            <text:p>5_5_5_5_5_5</text:p>
          </table:table-cell>
          <table:table-cell office:value-type="string" table:style-name="ce1">
            <text:p>5_5_5_5_5_5</text:p>
          </table:table-cell>
          <table:table-cell office:value-type="string" table:style-name="ce1">
            <text:p>3_3_3_3_3_3</text:p>
          </table:table-cell>
          <table:table-cell office:value-type="string" table:style-name="ce1">
            <text:p>3_3_3_3_3_3</text:p>
          </table:table-cell>
          <table:table-cell office:value-type="string" table:style-name="ce1">
            <text:p>5_5_5_5_5_5</text:p>
          </table:table-cell>
          <table:table-cell office:value-type="string" table:style-name="ce1">
            <text:p>3_3_3_3_3_5</text:p>
          </table:table-cell>
          <table:table-cell office:value-type="string" table:style-name="ce1">
            <text:p>3_3_3_3_3_4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7" table:style-name="ce1">
            <text:p>-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5" table:style-name="ce1">
            <text:p>-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6" table:style-name="ce1">
            <text:p>-4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9" table:style-name="ce1">
            <text:p>-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8" table:style-name="ce1">
            <text:p>-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4" table:style-name="ce1">
            <text:p>-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1" table:style-name="ce1">
            <text:p>-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8" table:style-name="ce1">
            <text:p>-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8" table:style-name="ce1">
            <text:p>-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094800_M06489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8:57:20</text:p>
          </table:table-cell>
          <table:table-cell office:value-type="string" table:style-name="ce1">
            <text:p>2020-11-18_09:57:20</text:p>
          </table:table-cell>
          <table:table-cell office:value-type="float" office:value="0.78" table:style-name="ce1">
            <text:p>0,78</text:p>
          </table:table-cell>
          <table:table-cell office:value-type="string" table:style-name="ce1">
            <text:p>Anaïs</text:p>
          </table:table-cell>
          <table:table-cell office:value-type="string" table:style-name="ce1">
            <text:p>M06489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Qar48oDW7eXXDne</text:p>
          </table:table-cell>
          <table:table-cell office:value-type="string" table:style-name="ce1">
            <text:p>https://www.testable.org/experiment/4303/294929/start?participant=M064899</text:p>
          </table:table-cell>
          <table:table-cell office:value-type="float" office:value="3040994" table:style-name="ce1">
            <text:p>3040994</text:p>
          </table:table-cell>
          <table:table-cell office:value-type="float" office:value="50.683233333333" table:style-name="ce1">
            <text:p>50,68323333</text:p>
          </table:table-cell>
          <table:table-cell office:value-type="string" table:style-name="ce1">
            <text:p>5_6_7_4_4_4</text:p>
          </table:table-cell>
          <table:table-cell office:value-type="string" table:style-name="ce1">
            <text:p>7_5_6_6_4_4</text:p>
          </table:table-cell>
          <table:table-cell office:value-type="string" table:style-name="ce1">
            <text:p>7_1_1_5_2_2</text:p>
          </table:table-cell>
          <table:table-cell office:value-type="string" table:style-name="ce1">
            <text:p>7_1_1_7_2_2</text:p>
          </table:table-cell>
          <table:table-cell office:value-type="string" table:style-name="ce1">
            <text:p>7_6_7_7_5_6</text:p>
          </table:table-cell>
          <table:table-cell office:value-type="string" table:style-name="ce1">
            <text:p>7_7_7_6_6_6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2_3_2_2_3</text:p>
          </table:table-cell>
          <table:table-cell office:value-type="string" table:style-name="ce1">
            <text:p>3_4_5_3_3_3</text:p>
          </table:table-cell>
          <table:table-cell office:value-type="string" table:style-name="ce1">
            <text:p>2_4_4_2_3_3</text:p>
          </table:table-cell>
          <table:table-cell office:value-type="string" table:style-name="ce1">
            <text:p>7_1_1_6_2_2</text:p>
          </table:table-cell>
          <table:table-cell office:value-type="string" table:style-name="ce1">
            <text:p>1_2_2_1_3_2</text:p>
          </table:table-cell>
          <table:table-cell table:number-columns-repeated="192" table:style-name="ce1"/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4" table:style-name="ce1">
            <text:p>-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3" table:style-name="ce1">
            <text:p>-4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83" table:style-name="ce1">
            <text:p>-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7" table:style-name="ce1">
            <text:p>-5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62" table:style-name="ce1">
            <text:p>-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0" table:style-name="ce1">
            <text:p>-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9" table:style-name="ce1">
            <text:p>-5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9" table:style-name="ce1">
            <text:p>-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8" table:style-name="ce1">
            <text:p>-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7" table:style-name="ce1">
            <text:p>-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0" table:style-name="ce1">
            <text:p>-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095049_M00981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06:40</text:p>
          </table:table-cell>
          <table:table-cell office:value-type="string" table:style-name="ce1">
            <text:p>2020-11-18_10:06:40</text:p>
          </table:table-cell>
          <table:table-cell office:value-type="float" office:value="1.1000000000000001" table:style-name="ce1">
            <text:p>1,1</text:p>
          </table:table-cell>
          <table:table-cell office:value-type="string" table:style-name="ce1">
            <text:p>Valentin</text:p>
          </table:table-cell>
          <table:table-cell office:value-type="string" table:style-name="ce1">
            <text:p>M0098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</text:p>
          </table:table-cell>
          <table:table-cell office:value-type="string" table:style-name="ce1">
            <text:p>yPfuAoeAbktvyVvp</text:p>
          </table:table-cell>
          <table:table-cell office:value-type="string" table:style-name="ce1">
            <text:p>https://www.testable.org/experiment/4303/294929/start?participant=M009819</text:p>
          </table:table-cell>
          <table:table-cell office:value-type="float" office:value="2651222" table:style-name="ce1">
            <text:p>2651222</text:p>
          </table:table-cell>
          <table:table-cell office:value-type="float" office:value="44.187033333332998" table:style-name="ce1">
            <text:p>44,18703333</text:p>
          </table:table-cell>
          <table:table-cell office:value-type="string" table:style-name="ce1">
            <text:p>1_7_6_2_6_6</text:p>
          </table:table-cell>
          <table:table-cell office:value-type="string" table:style-name="ce1">
            <text:p>5_5_2_2_5_1</text:p>
          </table:table-cell>
          <table:table-cell office:value-type="string" table:style-name="ce1">
            <text:p>3_2_2_5_5_5</text:p>
          </table:table-cell>
          <table:table-cell office:value-type="string" table:style-name="ce1">
            <text:p>7_3_2_7_4_3</text:p>
          </table:table-cell>
          <table:table-cell office:value-type="string" table:style-name="ce1">
            <text:p>7_7_5_7_5_5</text:p>
          </table:table-cell>
          <table:table-cell office:value-type="string" table:style-name="ce1">
            <text:p>7_7_6_7_5_6</text:p>
          </table:table-cell>
          <table:table-cell office:value-type="string" table:style-name="ce1">
            <text:p>1_3_4_1_4_4</text:p>
          </table:table-cell>
          <table:table-cell office:value-type="string" table:style-name="ce1">
            <text:p>3_7_6_2_5_5</text:p>
          </table:table-cell>
          <table:table-cell office:value-type="string" table:style-name="ce1">
            <text:p>1_6_4_1_5_4</text:p>
          </table:table-cell>
          <table:table-cell office:value-type="string" table:style-name="ce1">
            <text:p>2_6_5_2_4_4</text:p>
          </table:table-cell>
          <table:table-cell office:value-type="string" table:style-name="ce1">
            <text:p>1_3_4_3_4_3</text:p>
          </table:table-cell>
          <table:table-cell office:value-type="string" table:style-name="ce1">
            <text:p>1_3_3_1_2_3</text:p>
          </table:table-cell>
          <table:table-cell table:number-columns-repeated="192"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72" table:style-name="ce1">
            <text:p>-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3" table:style-name="ce1">
            <text:p>-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89" table:style-name="ce1">
            <text:p>-8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96" table:style-name="ce1">
            <text:p>-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81" table:style-name="ce1">
            <text:p>-8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89" table:style-name="ce1">
            <text:p>-89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93" table:style-name="ce1">
            <text:p>-93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095914_M01425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16:29</text:p>
          </table:table-cell>
          <table:table-cell office:value-type="string" table:style-name="ce1">
            <text:p>2020-11-18_10:16: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M01425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UFNOtGqfHmI8TL4N</text:p>
          </table:table-cell>
          <table:table-cell office:value-type="string" table:style-name="ce1">
            <text:p>https://www.testable.org/experiment/4303/294929/start?participant=M014251</text:p>
          </table:table-cell>
          <table:table-cell office:value-type="float" office:value="2523536" table:style-name="ce1">
            <text:p>2523536</text:p>
          </table:table-cell>
          <table:table-cell office:value-type="float" office:value="42.058933333333002" table:style-name="ce1">
            <text:p>42,05893333</text:p>
          </table:table-cell>
          <table:table-cell office:value-type="string" table:style-name="ce1">
            <text:p>6_4_4_5_5_5</text:p>
          </table:table-cell>
          <table:table-cell office:value-type="string" table:style-name="ce1">
            <text:p>7_2_2_6_3_3</text:p>
          </table:table-cell>
          <table:table-cell office:value-type="string" table:style-name="ce1">
            <text:p>6_1_1_3_2_2</text:p>
          </table:table-cell>
          <table:table-cell office:value-type="string" table:style-name="ce1">
            <text:p>5_3_3_5_5_5</text:p>
          </table:table-cell>
          <table:table-cell office:value-type="string" table:style-name="ce1">
            <text:p>6_3_3_6_3_3</text:p>
          </table:table-cell>
          <table:table-cell office:value-type="string" table:style-name="ce1">
            <text:p>7_4_3_7_4_4</text:p>
          </table:table-cell>
          <table:table-cell office:value-type="string" table:style-name="ce1">
            <text:p>2_4_4_2_3_3</text:p>
          </table:table-cell>
          <table:table-cell office:value-type="string" table:style-name="ce1">
            <text:p>2_2_3_3_3_3</text:p>
          </table:table-cell>
          <table:table-cell office:value-type="string" table:style-name="ce1">
            <text:p>1_5_5_1_5_5</text:p>
          </table:table-cell>
          <table:table-cell office:value-type="string" table:style-name="ce1">
            <text:p>5_7_6_5_5_5</text:p>
          </table:table-cell>
          <table:table-cell office:value-type="string" table:style-name="ce1">
            <text:p>5_1_1_4_2_2</text:p>
          </table:table-cell>
          <table:table-cell office:value-type="string" table:style-name="ce1">
            <text:p>4_1_2_3_3_2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1" table:style-name="ce1">
            <text:p>-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8" table:style-name="ce1">
            <text:p>-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1" table:style-name="ce1">
            <text:p>-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8" table:style-name="ce1">
            <text:p>-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4" table:style-name="ce1">
            <text:p>-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3" table:style-name="ce1">
            <text:p>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8" table:style-name="ce1">
            <text:p>-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5" table:style-name="ce1">
            <text:p>-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6" table:style-name="ce1">
            <text:p>-7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1" table:style-name="ce1">
            <text:p>-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2" table:style-name="ce1">
            <text:p>-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8" table:style-name="ce1">
            <text:p>-5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9" table:style-name="ce1">
            <text:p>-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2" table:style-name="ce1">
            <text:p>-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095926_M07950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05:13</text:p>
          </table:table-cell>
          <table:table-cell office:value-type="string" table:style-name="ce1">
            <text:p>2020-11-18_10:05:13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oublié de</text:p>
          </table:table-cell>
          <table:table-cell office:value-type="string" table:style-name="ce1">
            <text:p>M07950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UnYuorj6a35D2QWF</text:p>
          </table:table-cell>
          <table:table-cell office:value-type="string" table:style-name="ce1">
            <text:p>https://www.testable.org/experiment/4303/294929/start?participant=M079500</text:p>
          </table:table-cell>
          <table:table-cell office:value-type="float" office:value="3254628" table:style-name="ce1">
            <text:p>3254628</text:p>
          </table:table-cell>
          <table:table-cell office:value-type="float" office:value="54.2438" table:style-name="ce1">
            <text:p>54,2438</text:p>
          </table:table-cell>
          <table:table-cell office:value-type="string" table:style-name="ce1">
            <text:p>1_7_7_3_7_7</text:p>
          </table:table-cell>
          <table:table-cell office:value-type="string" table:style-name="ce1">
            <text:p>7_3_3_7_3_4</text:p>
          </table:table-cell>
          <table:table-cell office:value-type="string" table:style-name="ce1">
            <text:p>4_1_1_4_1_1</text:p>
          </table:table-cell>
          <table:table-cell office:value-type="string" table:style-name="ce1">
            <text:p>7_7_6_7_7_6</text:p>
          </table:table-cell>
          <table:table-cell office:value-type="string" table:style-name="ce1">
            <text:p>6_7_7_7_7_7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3_4_2_4_4</text:p>
          </table:table-cell>
          <table:table-cell office:value-type="string" table:style-name="ce1">
            <text:p>2_5_6_2_5_5</text:p>
          </table:table-cell>
          <table:table-cell office:value-type="string" table:style-name="ce1">
            <text:p>1_5_4_4_5_4</text:p>
          </table:table-cell>
          <table:table-cell office:value-type="string" table:style-name="ce1">
            <text:p>3_1_2_3_1_1</text:p>
          </table:table-cell>
          <table:table-cell office:value-type="string" table:style-name="ce1">
            <text:p>5_1_1_2_1_1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72" table:style-name="ce1">
            <text:p>-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98" table:style-name="ce1">
            <text:p>-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63" table:style-name="ce1">
            <text:p>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73" table:style-name="ce1">
            <text:p>-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88" table:style-name="ce1">
            <text:p>-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48" table:style-name="ce1">
            <text:p>-4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4" table:style-name="ce1">
            <text:p>-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52" table:style-name="ce1">
            <text:p>-5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88" table:style-name="ce1">
            <text:p>-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86" table:style-name="ce1">
            <text:p>-8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3" table:style-name="ce1">
            <text:p>-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095932_M06600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09:53</text:p>
          </table:table-cell>
          <table:table-cell office:value-type="string" table:style-name="ce1">
            <text:p>2020-11-18_10:09:53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M066007</text:p>
          </table:table-cell>
          <table:table-cell office:value-type="string" table:style-name="ce1">
            <text:p>M06600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hxvoV5RYVP3jVrP</text:p>
          </table:table-cell>
          <table:table-cell office:value-type="string" table:style-name="ce1">
            <text:p>https://www.testable.org/experiment/4303/294929/start?participant=M066007</text:p>
          </table:table-cell>
          <table:table-cell office:value-type="float" office:value="2982285" table:style-name="ce1">
            <text:p>2982285</text:p>
          </table:table-cell>
          <table:table-cell office:value-type="float" office:value="49.704749999999997" table:style-name="ce1">
            <text:p>49,70475</text:p>
          </table:table-cell>
          <table:table-cell office:value-type="string" table:style-name="ce1">
            <text:p>6_3_1_5_3_2</text:p>
          </table:table-cell>
          <table:table-cell office:value-type="string" table:style-name="ce1">
            <text:p>7_1_1_6_1_1</text:p>
          </table:table-cell>
          <table:table-cell office:value-type="string" table:style-name="ce1">
            <text:p>4_6_5_5_5_5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6_4_3_7_4_5</text:p>
          </table:table-cell>
          <table:table-cell office:value-type="string" table:style-name="ce1">
            <text:p>6_3_3_6_4_5</text:p>
          </table:table-cell>
          <table:table-cell office:value-type="string" table:style-name="ce1">
            <text:p>4_6_6_3_5_5</text:p>
          </table:table-cell>
          <table:table-cell office:value-type="string" table:style-name="ce1">
            <text:p>5_6_5_3_5_4</text:p>
          </table:table-cell>
          <table:table-cell office:value-type="string" table:style-name="ce1">
            <text:p>1_3_3_2_3_4</text:p>
          </table:table-cell>
          <table:table-cell office:value-type="string" table:style-name="ce1">
            <text:p>1_5_4_1_4_5</text:p>
          </table:table-cell>
          <table:table-cell office:value-type="string" table:style-name="ce1">
            <text:p>1_2_2_1_1_2</text:p>
          </table:table-cell>
          <table:table-cell office:value-type="string" table:style-name="ce1">
            <text:p>5_6_6_3_4_4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78" table:style-name="ce1">
            <text:p>-7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4" table:style-name="ce1">
            <text:p>-7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9" table:style-name="ce1">
            <text:p>-59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91" table:style-name="ce1">
            <text:p>-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91" table:style-name="ce1">
            <text:p>-9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97" table:style-name="ce1">
            <text:p>-9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86" table:style-name="ce1">
            <text:p>-8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93" table:style-name="ce1">
            <text:p>-9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3" table:style-name="ce1">
            <text:p>-63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74" table:style-name="ce1">
            <text:p>-7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66" table:style-name="ce1">
            <text:p>-66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81" table:style-name="ce1">
            <text:p>-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78" table:style-name="ce1">
            <text:p>-78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100003_M06379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16:34</text:p>
          </table:table-cell>
          <table:table-cell office:value-type="string" table:style-name="ce1">
            <text:p>2020-11-18_10:16:34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Adèle</text:p>
          </table:table-cell>
          <table:table-cell office:value-type="string" table:style-name="ce1">
            <text:p>M06379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3BqP7GxXlpeUcTke</text:p>
          </table:table-cell>
          <table:table-cell office:value-type="string" table:style-name="ce1">
            <text:p>https://www.testable.org/experiment/4303/294929/start?participant=M063791</text:p>
          </table:table-cell>
          <table:table-cell office:value-type="float" office:value="2609774" table:style-name="ce1">
            <text:p>2609774</text:p>
          </table:table-cell>
          <table:table-cell office:value-type="float" office:value="43.496233333333002" table:style-name="ce1">
            <text:p>43,49623333</text:p>
          </table:table-cell>
          <table:table-cell office:value-type="string" table:style-name="ce1">
            <text:p>5_6_5_4_5_4</text:p>
          </table:table-cell>
          <table:table-cell office:value-type="string" table:style-name="ce1">
            <text:p>6_4_1_5_3_1</text:p>
          </table:table-cell>
          <table:table-cell office:value-type="string" table:style-name="ce1">
            <text:p>3_1_1_3_2_2</text:p>
          </table:table-cell>
          <table:table-cell office:value-type="string" table:style-name="ce1">
            <text:p>6_2_1_7_2_2</text:p>
          </table:table-cell>
          <table:table-cell office:value-type="string" table:style-name="ce1">
            <text:p>5_6_5_4_5_4</text:p>
          </table:table-cell>
          <table:table-cell office:value-type="string" table:style-name="ce1">
            <text:p>5_6_5_5_5_4</text:p>
          </table:table-cell>
          <table:table-cell office:value-type="string" table:style-name="ce1">
            <text:p>1_3_2_1_2_3</text:p>
          </table:table-cell>
          <table:table-cell office:value-type="string" table:style-name="ce1">
            <text:p>2_2_2_1_3_2</text:p>
          </table:table-cell>
          <table:table-cell office:value-type="string" table:style-name="ce1">
            <text:p>2_5_6_2_6_6</text:p>
          </table:table-cell>
          <table:table-cell office:value-type="string" table:style-name="ce1">
            <text:p>5_6_6_7_6_6</text:p>
          </table:table-cell>
          <table:table-cell office:value-type="string" table:style-name="ce1">
            <text:p>4_2_2_4_3_2</text:p>
          </table:table-cell>
          <table:table-cell office:value-type="string" table:style-name="ce1">
            <text:p>1_1_1_2_1_1</text:p>
          </table:table-cell>
          <table:table-cell table:number-columns-repeated="192" table:style-name="ce1"/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8" table:style-name="ce1">
            <text:p>-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6" table:style-name="ce1">
            <text:p>-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2" table:style-name="ce1">
            <text:p>-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1" table:style-name="ce1">
            <text:p>-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6" table:style-name="ce1">
            <text:p>-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3" table:style-name="ce1">
            <text:p>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7" table:style-name="ce1">
            <text:p>-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5" table:style-name="ce1">
            <text:p>-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9" table:style-name="ce1">
            <text:p>-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4" table:style-name="ce1">
            <text:p>-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3" table:style-name="ce1">
            <text:p>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6" table:style-name="ce1">
            <text:p>-8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00721_M07839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26:43</text:p>
          </table:table-cell>
          <table:table-cell office:value-type="string" table:style-name="ce1">
            <text:p>2020-11-18_10:26:43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svallet</text:p>
          </table:table-cell>
          <table:table-cell office:value-type="string" table:style-name="ce1">
            <text:p>M07839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rdouz61ynYJd2H3c</text:p>
          </table:table-cell>
          <table:table-cell office:value-type="string" table:style-name="ce1">
            <text:p>https://www.testable.org/experiment/4303/294929/start?participant=M078392</text:p>
          </table:table-cell>
          <table:table-cell office:value-type="float" office:value="2440336" table:style-name="ce1">
            <text:p>2440336</text:p>
          </table:table-cell>
          <table:table-cell office:value-type="float" office:value="40.672266666666999" table:style-name="ce1">
            <text:p>40,67226667</text:p>
          </table:table-cell>
          <table:table-cell office:value-type="string" table:style-name="ce1">
            <text:p>2_7_5_5_4_5</text:p>
          </table:table-cell>
          <table:table-cell office:value-type="string" table:style-name="ce1">
            <text:p>7_7_6_3_6_4</text:p>
          </table:table-cell>
          <table:table-cell office:value-type="string" table:style-name="ce1">
            <text:p>6_1_1_3_2_2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7_7_6_6_6</text:p>
          </table:table-cell>
          <table:table-cell office:value-type="string" table:style-name="ce1">
            <text:p>7_5_6_7_6_6</text:p>
          </table:table-cell>
          <table:table-cell office:value-type="string" table:style-name="ce1">
            <text:p>5_4_5_6_5_6</text:p>
          </table:table-cell>
          <table:table-cell office:value-type="string" table:style-name="ce1">
            <text:p>6_6_5_5_7_6</text:p>
          </table:table-cell>
          <table:table-cell office:value-type="string" table:style-name="ce1">
            <text:p>2_4_3_4_3_4</text:p>
          </table:table-cell>
          <table:table-cell office:value-type="string" table:style-name="ce1">
            <text:p>6_6_4_6_4_7</text:p>
          </table:table-cell>
          <table:table-cell office:value-type="string" table:style-name="ce1">
            <text:p>6_1_1_1_1_2</text:p>
          </table:table-cell>
          <table:table-cell office:value-type="string" table:style-name="ce1">
            <text:p>5_2_3_5_5_6</text:p>
          </table:table-cell>
          <table:table-cell table:number-columns-repeated="192" table:style-name="ce1"/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76" table:style-name="ce1">
            <text:p>-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-54" table:style-name="ce1">
            <text:p>-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83" table:style-name="ce1">
            <text:p>-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4" table:style-name="ce1">
            <text:p>-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38" table:style-name="ce1">
            <text:p>-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8" table:style-name="ce1">
            <text:p>-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7" table:style-name="ce1">
            <text:p>-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43" table:style-name="ce1">
            <text:p>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95" table:style-name="ce1">
            <text:p>-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57" table:style-name="ce1">
            <text:p>-5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74" table:style-name="ce1">
            <text:p>-7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72" table:style-name="ce1">
            <text:p>-7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100933_M09410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19:09</text:p>
          </table:table-cell>
          <table:table-cell office:value-type="string" table:style-name="ce1">
            <text:p>2020-11-18_10:19:09</text:p>
          </table:table-cell>
          <table:table-cell office:value-type="float" office:value="0.89" table:style-name="ce1">
            <text:p>0,89</text:p>
          </table:table-cell>
          <table:table-cell office:value-type="string" table:style-name="ce1">
            <text:p>M094101</text:p>
          </table:table-cell>
          <table:table-cell office:value-type="string" table:style-name="ce1">
            <text:p>M09410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fyjEDOvL4c8RgzVO</text:p>
          </table:table-cell>
          <table:table-cell office:value-type="string" table:style-name="ce1">
            <text:p>https://www.testable.org/experiment/4303/294929/start?participant=M094101</text:p>
          </table:table-cell>
          <table:table-cell office:value-type="float" office:value="3025890" table:style-name="ce1">
            <text:p>3025890</text:p>
          </table:table-cell>
          <table:table-cell office:value-type="float" office:value="50.4315" table:style-name="ce1">
            <text:p>50,4315</text:p>
          </table:table-cell>
          <table:table-cell office:value-type="string" table:style-name="ce1">
            <text:p>5_7_7_4_7_7</text:p>
          </table:table-cell>
          <table:table-cell office:value-type="string" table:style-name="ce1">
            <text:p>5_5_5_5_4_4</text:p>
          </table:table-cell>
          <table:table-cell office:value-type="string" table:style-name="ce1">
            <text:p>3_1_1_2_1_1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6_5_5_6_5_5</text:p>
          </table:table-cell>
          <table:table-cell office:value-type="string" table:style-name="ce1">
            <text:p>6_7_7_5_7_6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1_2_1_2_2</text:p>
          </table:table-cell>
          <table:table-cell office:value-type="string" table:style-name="ce1">
            <text:p>1_5_4_1_5_4</text:p>
          </table:table-cell>
          <table:table-cell office:value-type="string" table:style-name="ce1">
            <text:p>1_6_5_1_5_5</text:p>
          </table:table-cell>
          <table:table-cell office:value-type="string" table:style-name="ce1">
            <text:p>1_1_1_2_1_1</text:p>
          </table:table-cell>
          <table:table-cell office:value-type="string" table:style-name="ce1">
            <text:p>2_1_1_2_1_1</text:p>
          </table:table-cell>
          <table:table-cell table:number-columns-repeated="192"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1" table:style-name="ce1">
            <text:p>-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9" table:style-name="ce1">
            <text:p>-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3" table:style-name="ce1">
            <text:p>-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2" table:style-name="ce1">
            <text:p>-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2" table:style-name="ce1">
            <text:p>-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7" table:style-name="ce1">
            <text:p>-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2" table:style-name="ce1">
            <text:p>-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4" table:style-name="ce1">
            <text:p>-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7" table:style-name="ce1">
            <text:p>-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01355_M091885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31:45</text:p>
          </table:table-cell>
          <table:table-cell office:value-type="string" table:style-name="ce1">
            <text:p>2020-11-18_10:31:45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091885</text:p>
          </table:table-cell>
          <table:table-cell office:value-type="string" table:style-name="ce1">
            <text:p>M09188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xqSNzYfCIEx92JhN</text:p>
          </table:table-cell>
          <table:table-cell office:value-type="string" table:style-name="ce1">
            <text:p>https://www.testable.org/experiment/4303/294929/start?participant=M091885</text:p>
          </table:table-cell>
          <table:table-cell office:value-type="float" office:value="2532918" table:style-name="ce1">
            <text:p>2532918</text:p>
          </table:table-cell>
          <table:table-cell office:value-type="float" office:value="42.215299999999999" table:style-name="ce1">
            <text:p>42,2153</text:p>
          </table:table-cell>
          <table:table-cell office:value-type="string" table:style-name="ce1">
            <text:p>1_6_7_3_6_6</text:p>
          </table:table-cell>
          <table:table-cell office:value-type="string" table:style-name="ce1">
            <text:p>5_3_3_6_4_3</text:p>
          </table:table-cell>
          <table:table-cell office:value-type="string" table:style-name="ce1">
            <text:p>1_1_1_2_2_1</text:p>
          </table:table-cell>
          <table:table-cell office:value-type="string" table:style-name="ce1">
            <text:p>5_2_2_6_3_2</text:p>
          </table:table-cell>
          <table:table-cell office:value-type="string" table:style-name="ce1">
            <text:p>6_5_6_6_5_6</text:p>
          </table:table-cell>
          <table:table-cell office:value-type="string" table:style-name="ce1">
            <text:p>7_6_6_7_6_6</text:p>
          </table:table-cell>
          <table:table-cell office:value-type="string" table:style-name="ce1">
            <text:p>2_1_2_2_2_2</text:p>
          </table:table-cell>
          <table:table-cell office:value-type="string" table:style-name="ce1">
            <text:p>1_5_7_2_5_6</text:p>
          </table:table-cell>
          <table:table-cell office:value-type="string" table:style-name="ce1">
            <text:p>5_4_4_5_3_4</text:p>
          </table:table-cell>
          <table:table-cell office:value-type="string" table:style-name="ce1">
            <text:p>1_4_4_1_3_4</text:p>
          </table:table-cell>
          <table:table-cell office:value-type="string" table:style-name="ce1">
            <text:p>1_2_3_1_2_1</text:p>
          </table:table-cell>
          <table:table-cell office:value-type="string" table:style-name="ce1">
            <text:p>3_2_4_2_4_3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2" table:style-name="ce1">
            <text:p>-4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21" table:style-name="ce1">
            <text:p>-2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9" table:style-name="ce1">
            <text:p>-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02753_M002974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39:35</text:p>
          </table:table-cell>
          <table:table-cell office:value-type="string" table:style-name="ce1">
            <text:p>2020-11-18_10:39:35</text:p>
          </table:table-cell>
          <table:table-cell office:value-type="float" office:value="0.99" table:style-name="ce1">
            <text:p>0,99</text:p>
          </table:table-cell>
          <table:table-cell office:value-type="string" table:style-name="ce1">
            <text:p>mfrey</text:p>
          </table:table-cell>
          <table:table-cell office:value-type="string" table:style-name="ce1">
            <text:p>M00297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99D7YyNXHmF4ndmM</text:p>
          </table:table-cell>
          <table:table-cell office:value-type="string" table:style-name="ce1">
            <text:p>https://www.testable.org/experiment/4303/294929/start?participant=M002974</text:p>
          </table:table-cell>
          <table:table-cell office:value-type="float" office:value="2900208" table:style-name="ce1">
            <text:p>2900208</text:p>
          </table:table-cell>
          <table:table-cell office:value-type="float" office:value="48.336799999999997" table:style-name="ce1">
            <text:p>48,3368</text:p>
          </table:table-cell>
          <table:table-cell office:value-type="string" table:style-name="ce1">
            <text:p>2_6_5_1_5_5</text:p>
          </table:table-cell>
          <table:table-cell office:value-type="string" table:style-name="ce1">
            <text:p>5_1_1_3_3_1</text:p>
          </table:table-cell>
          <table:table-cell office:value-type="string" table:style-name="ce1">
            <text:p>6_5_2_4_5_3</text:p>
          </table:table-cell>
          <table:table-cell office:value-type="string" table:style-name="ce1">
            <text:p>6_6_6_5_4_3</text:p>
          </table:table-cell>
          <table:table-cell office:value-type="string" table:style-name="ce1">
            <text:p>7_5_5_6_4_5</text:p>
          </table:table-cell>
          <table:table-cell office:value-type="string" table:style-name="ce1">
            <text:p>5_6_6_4_6_5</text:p>
          </table:table-cell>
          <table:table-cell office:value-type="string" table:style-name="ce1">
            <text:p>5_6_6_2_5_5</text:p>
          </table:table-cell>
          <table:table-cell office:value-type="string" table:style-name="ce1">
            <text:p>2_5_3_1_4_3</text:p>
          </table:table-cell>
          <table:table-cell office:value-type="string" table:style-name="ce1">
            <text:p>2_4_3_1_3_3</text:p>
          </table:table-cell>
          <table:table-cell office:value-type="string" table:style-name="ce1">
            <text:p>3_5_5_2_5_4</text:p>
          </table:table-cell>
          <table:table-cell office:value-type="string" table:style-name="ce1">
            <text:p>2_2_2_1_3_3</text:p>
          </table:table-cell>
          <table:table-cell office:value-type="string" table:style-name="ce1">
            <text:p>1_3_2_2_5_4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1" table:style-name="ce1">
            <text:p>-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3" table:style-name="ce1">
            <text:p>-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2" table:style-name="ce1">
            <text:p>-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9" table:style-name="ce1">
            <text:p>-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5" table:style-name="ce1">
            <text:p>-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00;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5" table:style-name="ce1">
            <text:p>-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4" table:style-name="ce1">
            <text:p>-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9" table:style-name="ce1">
            <text:p>-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5" table:style-name="ce1">
            <text:p>-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7" table:style-name="ce1">
            <text:p>-9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1" table:style-name="ce1">
            <text:p>-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1" table:style-name="ce1">
            <text:p>-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1" table:style-name="ce1">
            <text:p>-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2" table:style-name="ce1">
            <text:p>-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1" table:style-name="ce1">
            <text:p>-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03319_M04919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35:59</text:p>
          </table:table-cell>
          <table:table-cell office:value-type="string" table:style-name="ce1">
            <text:p>2020-11-18_10:35:59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049190</text:p>
          </table:table-cell>
          <table:table-cell office:value-type="string" table:style-name="ce1">
            <text:p>M04919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3W8oIUbUijtYaGpG</text:p>
          </table:table-cell>
          <table:table-cell office:value-type="string" table:style-name="ce1">
            <text:p>https://www.testable.org/experiment/4303/294929/start?participant=M049190</text:p>
          </table:table-cell>
          <table:table-cell office:value-type="float" office:value="3441873" table:style-name="ce1">
            <text:p>3441873</text:p>
          </table:table-cell>
          <table:table-cell office:value-type="float" office:value="57.364550000000001" table:style-name="ce1">
            <text:p>57,36455</text:p>
          </table:table-cell>
          <table:table-cell office:value-type="string" table:style-name="ce1">
            <text:p>2_6_5_1_6_6</text:p>
          </table:table-cell>
          <table:table-cell office:value-type="string" table:style-name="ce1">
            <text:p>5_7_5_5_5_2</text:p>
          </table:table-cell>
          <table:table-cell office:value-type="string" table:style-name="ce1">
            <text:p>5_1_1_4_3_2</text:p>
          </table:table-cell>
          <table:table-cell office:value-type="string" table:style-name="ce1">
            <text:p>6_1_1_6_3_3</text:p>
          </table:table-cell>
          <table:table-cell office:value-type="string" table:style-name="ce1">
            <text:p>6_5_5_6_5_4</text:p>
          </table:table-cell>
          <table:table-cell office:value-type="string" table:style-name="ce1">
            <text:p>6_5_6_5_6_5</text:p>
          </table:table-cell>
          <table:table-cell office:value-type="string" table:style-name="ce1">
            <text:p>1_1_1_2_3_2</text:p>
          </table:table-cell>
          <table:table-cell office:value-type="string" table:style-name="ce1">
            <text:p>1_1_2_2_1_2</text:p>
          </table:table-cell>
          <table:table-cell office:value-type="string" table:style-name="ce1">
            <text:p>1_3_3_2_3_3</text:p>
          </table:table-cell>
          <table:table-cell office:value-type="string" table:style-name="ce1">
            <text:p>1_6_4_3_6_5</text:p>
          </table:table-cell>
          <table:table-cell office:value-type="string" table:style-name="ce1">
            <text:p>1_1_2_3_4_4</text:p>
          </table:table-cell>
          <table:table-cell office:value-type="string" table:style-name="ce1">
            <text:p>4_3_1_4_5_5</text:p>
          </table:table-cell>
          <table:table-cell table:number-columns-repeated="192" table:style-name="ce1"/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1" table:style-name="ce1">
            <text:p>-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4" table:style-name="ce1">
            <text:p>-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7" table:style-name="ce1">
            <text:p>-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4" table:style-name="ce1">
            <text:p>-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5" table:style-name="ce1">
            <text:p>-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6" table:style-name="ce1">
            <text:p>-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2" table:style-name="ce1">
            <text:p>-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5" table:style-name="ce1">
            <text:p>-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5" table:style-name="ce1">
            <text:p>-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9" table:style-name="ce1">
            <text:p>-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5" table:style-name="ce1">
            <text:p>-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7" table:style-name="ce1">
            <text:p>-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04038_M058054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09:22:09</text:p>
          </table:table-cell>
          <table:table-cell office:value-type="string" table:style-name="ce1">
            <text:p>2020-11-18_10:22:09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aurel.mrt</text:p>
          </table:table-cell>
          <table:table-cell office:value-type="string" table:style-name="ce1">
            <text:p>M05805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LUJTxhWx2zuSjoC</text:p>
          </table:table-cell>
          <table:table-cell office:value-type="string" table:style-name="ce1">
            <text:p>https://www.testable.org/experiment/4303/294929/start?participant=M058054</text:p>
          </table:table-cell>
          <table:table-cell office:value-type="float" office:value="4712662" table:style-name="ce1">
            <text:p>4712662</text:p>
          </table:table-cell>
          <table:table-cell office:value-type="float" office:value="78.544366666667003" table:style-name="ce1">
            <text:p>78,54436667</text:p>
          </table:table-cell>
          <table:table-cell office:value-type="string" table:style-name="ce1">
            <text:p>7_6_5_6_5_6</text:p>
          </table:table-cell>
          <table:table-cell office:value-type="string" table:style-name="ce1">
            <text:p>7_3_1_6_2_1</text:p>
          </table:table-cell>
          <table:table-cell office:value-type="string" table:style-name="ce1">
            <text:p>6_3_1_5_2_1</text:p>
          </table:table-cell>
          <table:table-cell office:value-type="string" table:style-name="ce1">
            <text:p>7_5_5_7_4_4</text:p>
          </table:table-cell>
          <table:table-cell office:value-type="string" table:style-name="ce1">
            <text:p>6_5_4_5_5_4</text:p>
          </table:table-cell>
          <table:table-cell office:value-type="string" table:style-name="ce1">
            <text:p>7_6_5_5_6_5</text:p>
          </table:table-cell>
          <table:table-cell office:value-type="string" table:style-name="ce1">
            <text:p>1_1_1_1_2_1</text:p>
          </table:table-cell>
          <table:table-cell office:value-type="string" table:style-name="ce1">
            <text:p>1_2_2_1_2_2</text:p>
          </table:table-cell>
          <table:table-cell office:value-type="string" table:style-name="ce1">
            <text:p>4_5_3_3_6_5</text:p>
          </table:table-cell>
          <table:table-cell office:value-type="string" table:style-name="ce1">
            <text:p>2_4_5_1_5_5</text:p>
          </table:table-cell>
          <table:table-cell office:value-type="string" table:style-name="ce1">
            <text:p>5_4_3_4_3_3</text:p>
          </table:table-cell>
          <table:table-cell office:value-type="string" table:style-name="ce1">
            <text:p>6_2_2_4_3_2</text:p>
          </table:table-cell>
          <table:table-cell office:value-type="float" office:value="-10" table:style-name="ce1">
            <text:p>-1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0" table:style-name="ce1">
            <text:p>-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" table:style-name="ce1">
            <text:p>-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0" table:style-name="ce1">
            <text:p>-1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104615_M01998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0:03:38</text:p>
          </table:table-cell>
          <table:table-cell office:value-type="string" table:style-name="ce1">
            <text:p>2020-11-18_11:03:38</text:p>
          </table:table-cell>
          <table:table-cell office:value-type="float" office:value="1.03" table:style-name="ce1">
            <text:p>1,03</text:p>
          </table:table-cell>
          <table:table-cell office:value-type="string" table:style-name="ce1">
            <text:p>Romain Hil</text:p>
          </table:table-cell>
          <table:table-cell office:value-type="string" table:style-name="ce1">
            <text:p>M01998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8mwFuGR8zV3bMlrs</text:p>
          </table:table-cell>
          <table:table-cell office:value-type="string" table:style-name="ce1">
            <text:p>https://www.testable.org/experiment/4303/294929/start?participant=M019988</text:p>
          </table:table-cell>
          <table:table-cell office:value-type="float" office:value="2557881" table:style-name="ce1">
            <text:p>2557881</text:p>
          </table:table-cell>
          <table:table-cell office:value-type="float" office:value="42.631349999999998" table:style-name="ce1">
            <text:p>42,63135</text:p>
          </table:table-cell>
          <table:table-cell office:value-type="string" table:style-name="ce1">
            <text:p>6_3_2_3_3_3</text:p>
          </table:table-cell>
          <table:table-cell office:value-type="string" table:style-name="ce1">
            <text:p>6_1_1_6_2_2</text:p>
          </table:table-cell>
          <table:table-cell office:value-type="string" table:style-name="ce1">
            <text:p>6_6_6_4_4_4</text:p>
          </table:table-cell>
          <table:table-cell office:value-type="string" table:style-name="ce1">
            <text:p>6_6_5_6_4_4</text:p>
          </table:table-cell>
          <table:table-cell office:value-type="string" table:style-name="ce1">
            <text:p>6_2_3_2_2_2</text:p>
          </table:table-cell>
          <table:table-cell office:value-type="string" table:style-name="ce1">
            <text:p>6_6_6_5_5_5</text:p>
          </table:table-cell>
          <table:table-cell office:value-type="string" table:style-name="ce1">
            <text:p>2_4_3_1_3_3</text:p>
          </table:table-cell>
          <table:table-cell office:value-type="string" table:style-name="ce1">
            <text:p>4_6_6_3_4_4</text:p>
          </table:table-cell>
          <table:table-cell office:value-type="string" table:style-name="ce1">
            <text:p>3_2_2_3_3_3</text:p>
          </table:table-cell>
          <table:table-cell office:value-type="string" table:style-name="ce1">
            <text:p>6_2_2_5_2_3</text:p>
          </table:table-cell>
          <table:table-cell office:value-type="string" table:style-name="ce1">
            <text:p>3_5_4_2_4_4</text:p>
          </table:table-cell>
          <table:table-cell office:value-type="string" table:style-name="ce1">
            <text:p>5_4_3_1_2_2</text:p>
          </table:table-cell>
          <table:table-cell office:value-type="float" office:value="-9" table:style-name="ce1">
            <text:p>-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4" table:style-name="ce1">
            <text:p>-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8" table:style-name="ce1">
            <text:p>-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" table:style-name="ce1">
            <text:p>-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8" table:style-name="ce1">
            <text:p>-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1" table:style-name="ce1">
            <text:p>-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" table:style-name="ce1">
            <text:p>-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8" table:style-name="ce1">
            <text:p>-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" table:style-name="ce1">
            <text:p>-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04839_M062683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09:50:29</text:p>
          </table:table-cell>
          <table:table-cell office:value-type="string" table:style-name="ce1">
            <text:p>2020-11-18_10:50:29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Benjamin G</text:p>
          </table:table-cell>
          <table:table-cell office:value-type="string" table:style-name="ce1">
            <text:p>M06268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dAL5mepOrq4u2at3</text:p>
          </table:table-cell>
          <table:table-cell office:value-type="string" table:style-name="ce1">
            <text:p>https://www.testable.org/experiment/4303/294929/start?participant=M062683</text:p>
          </table:table-cell>
          <table:table-cell office:value-type="float" office:value="3491853" table:style-name="ce1">
            <text:p>3491853</text:p>
          </table:table-cell>
          <table:table-cell office:value-type="float" office:value="58.19755" table:style-name="ce1">
            <text:p>58,19755</text:p>
          </table:table-cell>
          <table:table-cell office:value-type="string" table:style-name="ce1">
            <text:p>7_7_7_6_6_6</text:p>
          </table:table-cell>
          <table:table-cell office:value-type="string" table:style-name="ce1">
            <text:p>7_5_2_6_5_3</text:p>
          </table:table-cell>
          <table:table-cell office:value-type="string" table:style-name="ce1">
            <text:p>2_1_2_2_2_2</text:p>
          </table:table-cell>
          <table:table-cell office:value-type="string" table:style-name="ce1">
            <text:p>6_2_3_6_5_5</text:p>
          </table:table-cell>
          <table:table-cell office:value-type="string" table:style-name="ce1">
            <text:p>7_6_6_6_5_4</text:p>
          </table:table-cell>
          <table:table-cell office:value-type="string" table:style-name="ce1">
            <text:p>6_7_7_6_5_5</text:p>
          </table:table-cell>
          <table:table-cell office:value-type="string" table:style-name="ce1">
            <text:p>3_4_4_2_4_4</text:p>
          </table:table-cell>
          <table:table-cell office:value-type="string" table:style-name="ce1">
            <text:p>3_4_4_5_5_5</text:p>
          </table:table-cell>
          <table:table-cell office:value-type="string" table:style-name="ce1">
            <text:p>2_6_6_2_5_5</text:p>
          </table:table-cell>
          <table:table-cell office:value-type="string" table:style-name="ce1">
            <text:p>5_6_6_3_5_5</text:p>
          </table:table-cell>
          <table:table-cell office:value-type="string" table:style-name="ce1">
            <text:p>6_1_1_6_2_2</text:p>
          </table:table-cell>
          <table:table-cell office:value-type="string" table:style-name="ce1">
            <text:p>2_2_2_3_3_3</text:p>
          </table:table-cell>
          <table:table-cell table:number-columns-repeated="192"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67" table:style-name="ce1">
            <text:p>-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2" table:style-name="ce1">
            <text:p>-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92" table:style-name="ce1">
            <text:p>-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93" table:style-name="ce1">
            <text:p>-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1" table:style-name="ce1">
            <text:p>-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96" table:style-name="ce1">
            <text:p>-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1" table:style-name="ce1">
            <text:p>-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8" table:style-name="ce1">
            <text:p>-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7" table:style-name="ce1">
            <text:p>-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85" table:style-name="ce1">
            <text:p>-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82" table:style-name="ce1">
            <text:p>-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79" table:style-name="ce1">
            <text:p>-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11105_M018880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0:26:36</text:p>
          </table:table-cell>
          <table:table-cell office:value-type="string" table:style-name="ce1">
            <text:p>2020-11-18_11:26:36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M018880</text:p>
          </table:table-cell>
          <table:table-cell office:value-type="string" table:style-name="ce1">
            <text:p>M01888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MaqryXonjoXkQMKs</text:p>
          </table:table-cell>
          <table:table-cell office:value-type="string" table:style-name="ce1">
            <text:p>https://www.testable.org/experiment/4303/294929/start?participant=M018880</text:p>
          </table:table-cell>
          <table:table-cell office:value-type="float" office:value="2671092" table:style-name="ce1">
            <text:p>2671092</text:p>
          </table:table-cell>
          <table:table-cell office:value-type="float" office:value="44.5182" table:style-name="ce1">
            <text:p>44,5182</text:p>
          </table:table-cell>
          <table:table-cell office:value-type="string" table:style-name="ce1">
            <text:p>6_6_7_6_6_3</text:p>
          </table:table-cell>
          <table:table-cell office:value-type="string" table:style-name="ce1">
            <text:p>7_3_2_6_2_1</text:p>
          </table:table-cell>
          <table:table-cell office:value-type="string" table:style-name="ce1">
            <text:p>2_1_1_2_3_1</text:p>
          </table:table-cell>
          <table:table-cell office:value-type="string" table:style-name="ce1">
            <text:p>6_1_1_6_2_1</text:p>
          </table:table-cell>
          <table:table-cell office:value-type="string" table:style-name="ce1">
            <text:p>7_5_4_6_4_5</text:p>
          </table:table-cell>
          <table:table-cell office:value-type="string" table:style-name="ce1">
            <text:p>7_5_6_6_6_7</text:p>
          </table:table-cell>
          <table:table-cell office:value-type="string" table:style-name="ce1">
            <text:p>1_1_1_1_2_2</text:p>
          </table:table-cell>
          <table:table-cell office:value-type="string" table:style-name="ce1">
            <text:p>1_3_2_1_3_3</text:p>
          </table:table-cell>
          <table:table-cell office:value-type="string" table:style-name="ce1">
            <text:p>1_6_5_1_4_5</text:p>
          </table:table-cell>
          <table:table-cell office:value-type="string" table:style-name="ce1">
            <text:p>3_6_6_1_3_4</text:p>
          </table:table-cell>
          <table:table-cell office:value-type="string" table:style-name="ce1">
            <text:p>4_1_1_4_3_2</text:p>
          </table:table-cell>
          <table:table-cell office:value-type="string" table:style-name="ce1">
            <text:p>5_3_1_5_6_4</text:p>
          </table:table-cell>
          <table:table-cell table:number-columns-repeated="192"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48" table:style-name="ce1">
            <text:p>-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89" table:style-name="ce1">
            <text:p>-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16" table:style-name="ce1">
            <text:p>-16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65" table:style-name="ce1">
            <text:p>-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21" table:style-name="ce1">
            <text:p>-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27" table:style-name="ce1">
            <text:p>-27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115354_M060467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1:16:08</text:p>
          </table:table-cell>
          <table:table-cell office:value-type="string" table:style-name="ce1">
            <text:p>2020-11-18_12:16: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ctor cur</text:p>
          </table:table-cell>
          <table:table-cell office:value-type="string" table:style-name="ce1">
            <text:p>M06046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JBYotinumHrQ5Ko4</text:p>
          </table:table-cell>
          <table:table-cell office:value-type="string" table:style-name="ce1">
            <text:p>https://www.testable.org/experiment/4303/294929/start?participant=M060467</text:p>
          </table:table-cell>
          <table:table-cell office:value-type="float" office:value="2266072" table:style-name="ce1">
            <text:p>2266072</text:p>
          </table:table-cell>
          <table:table-cell office:value-type="float" office:value="37.767866666666997" table:style-name="ce1">
            <text:p>37,76786667</text:p>
          </table:table-cell>
          <table:table-cell office:value-type="string" table:style-name="ce1">
            <text:p>3_5_5_2_3_2</text:p>
          </table:table-cell>
          <table:table-cell office:value-type="string" table:style-name="ce1">
            <text:p>1_2_2_1_2_1</text:p>
          </table:table-cell>
          <table:table-cell office:value-type="string" table:style-name="ce1">
            <text:p>1_1_1_3_na_3</text:p>
          </table:table-cell>
          <table:table-cell office:value-type="string" table:style-name="ce1">
            <text:p>1_2_2_2_2_3</text:p>
          </table:table-cell>
          <table:table-cell office:value-type="string" table:style-name="ce1">
            <text:p>3_5_5_na_6_na</text:p>
          </table:table-cell>
          <table:table-cell office:value-type="string" table:style-name="ce1">
            <text:p>6_5_6_5_na_5</text:p>
          </table:table-cell>
          <table:table-cell office:value-type="string" table:style-name="ce1">
            <text:p>5_4_5_2_3_3</text:p>
          </table:table-cell>
          <table:table-cell office:value-type="string" table:style-name="ce1">
            <text:p>1_6_5_2_4_4</text:p>
          </table:table-cell>
          <table:table-cell office:value-type="string" table:style-name="ce1">
            <text:p>2_3_3_5_na_3</text:p>
          </table:table-cell>
          <table:table-cell office:value-type="string" table:style-name="ce1">
            <text:p>2_3_na_3_5_4</text:p>
          </table:table-cell>
          <table:table-cell office:value-type="string" table:style-name="ce1">
            <text:p>1_2_2_1_2_3</text:p>
          </table:table-cell>
          <table:table-cell office:value-type="string" table:style-name="ce1">
            <text:p>1_6_5_2_4_5</text:p>
          </table:table-cell>
          <table:table-cell table:number-columns-repeated="192"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71" table:style-name="ce1">
            <text:p>-7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87" table:style-name="ce1">
            <text:p>-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45" table:style-name="ce1">
            <text:p>-4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-74" table:style-name="ce1">
            <text:p>-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24249_M03348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1:52:49</text:p>
          </table:table-cell>
          <table:table-cell office:value-type="string" table:style-name="ce1">
            <text:p>2020-11-18_12:52:49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cyril.labo</text:p>
          </table:table-cell>
          <table:table-cell office:value-type="string" table:style-name="ce1">
            <text:p>M03348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XTw38E40WYWWvmac</text:p>
          </table:table-cell>
          <table:table-cell office:value-type="string" table:style-name="ce1">
            <text:p>https://www.testable.org/experiment/4303/294929/start?participant=M033481</text:p>
          </table:table-cell>
          <table:table-cell office:value-type="float" office:value="3000278" table:style-name="ce1">
            <text:p>3000278</text:p>
          </table:table-cell>
          <table:table-cell office:value-type="float" office:value="50.004633333332997" table:style-name="ce1">
            <text:p>50,00463333</text:p>
          </table:table-cell>
          <table:table-cell office:value-type="string" table:style-name="ce1">
            <text:p>5_5_4_6_5_na</text:p>
          </table:table-cell>
          <table:table-cell office:value-type="string" table:style-name="ce1">
            <text:p>5_3_na_na_2_2</text:p>
          </table:table-cell>
          <table:table-cell office:value-type="string" table:style-name="ce1">
            <text:p>3_3_na_5_3_2</text:p>
          </table:table-cell>
          <table:table-cell office:value-type="string" table:style-name="ce1">
            <text:p>2_6_na_4_5_na</text:p>
          </table:table-cell>
          <table:table-cell office:value-type="string" table:style-name="ce1">
            <text:p>5_6_6_5_5_5</text:p>
          </table:table-cell>
          <table:table-cell office:value-type="string" table:style-name="ce1">
            <text:p>5_7_7_na_6_6</text:p>
          </table:table-cell>
          <table:table-cell office:value-type="string" table:style-name="ce1">
            <text:p>1_6_na_1_5_na</text:p>
          </table:table-cell>
          <table:table-cell office:value-type="string" table:style-name="ce1">
            <text:p>1_5_na_1_5_na</text:p>
          </table:table-cell>
          <table:table-cell office:value-type="string" table:style-name="ce1">
            <text:p>1_5_na_1_5_na</text:p>
          </table:table-cell>
          <table:table-cell office:value-type="string" table:style-name="ce1">
            <text:p>1_5_na_1_5_na</text:p>
          </table:table-cell>
          <table:table-cell office:value-type="string" table:style-name="ce1">
            <text:p>1_3_na_2_1_na</text:p>
          </table:table-cell>
          <table:table-cell office:value-type="string" table:style-name="ce1">
            <text:p>1_3_na_2_3_na</text:p>
          </table:table-cell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37" table:style-name="ce1">
            <text:p>-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77" table:style-name="ce1">
            <text:p>-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41" table:style-name="ce1">
            <text:p>-4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47" table:style-name="ce1">
            <text:p>-4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82" table:style-name="ce1">
            <text:p>-8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64" table:style-name="ce1">
            <text:p>-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64" table:style-name="ce1">
            <text:p>-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62" table:style-name="ce1">
            <text:p>-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44" table:style-name="ce1">
            <text:p>-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72" table:style-name="ce1">
            <text:p>-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63" table:style-name="ce1">
            <text:p>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46" table:style-name="ce1">
            <text:p>-46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78" table:style-name="ce1">
            <text:p>-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125053_M04586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2:03:15</text:p>
          </table:table-cell>
          <table:table-cell office:value-type="string" table:style-name="ce1">
            <text:p>2020-11-18_13:03:15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Etienne Go</text:p>
          </table:table-cell>
          <table:table-cell office:value-type="string" table:style-name="ce1">
            <text:p>M04586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9cLFbcPRLoeUnGoH</text:p>
          </table:table-cell>
          <table:table-cell office:value-type="string" table:style-name="ce1">
            <text:p>https://www.testable.org/experiment/4303/294929/start?participant=M045866</text:p>
          </table:table-cell>
          <table:table-cell office:value-type="float" office:value="2948149" table:style-name="ce1">
            <text:p>2948149</text:p>
          </table:table-cell>
          <table:table-cell office:value-type="float" office:value="49.135816666666997" table:style-name="ce1">
            <text:p>49,13581667</text:p>
          </table:table-cell>
          <table:table-cell office:value-type="string" table:style-name="ce1">
            <text:p>1_7_6_2_7_7</text:p>
          </table:table-cell>
          <table:table-cell office:value-type="string" table:style-name="ce1">
            <text:p>6_2_2_7_2_2</text:p>
          </table:table-cell>
          <table:table-cell office:value-type="string" table:style-name="ce1">
            <text:p>5_2_2_3_2_3</text:p>
          </table:table-cell>
          <table:table-cell office:value-type="string" table:style-name="ce1">
            <text:p>6_6_na_2_6_3</text:p>
          </table:table-cell>
          <table:table-cell office:value-type="string" table:style-name="ce1">
            <text:p>6_6_3_6_5_3</text:p>
          </table:table-cell>
          <table:table-cell office:value-type="string" table:style-name="ce1">
            <text:p>6_4_5_na_5_5</text:p>
          </table:table-cell>
          <table:table-cell office:value-type="string" table:style-name="ce1">
            <text:p>1_6_6_2_5_5</text:p>
          </table:table-cell>
          <table:table-cell office:value-type="string" table:style-name="ce1">
            <text:p>3_3_2_2_3_3</text:p>
          </table:table-cell>
          <table:table-cell office:value-type="string" table:style-name="ce1">
            <text:p>1_na_na_na_na_na</text:p>
          </table:table-cell>
          <table:table-cell office:value-type="string" table:style-name="ce1">
            <text:p>1_5_6_3_5_5</text:p>
          </table:table-cell>
          <table:table-cell office:value-type="string" table:style-name="ce1">
            <text:p>6_3_na_5_na_na</text:p>
          </table:table-cell>
          <table:table-cell office:value-type="string" table:style-name="ce1">
            <text:p>1_5_4_3_4_5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32" table:style-name="ce1">
            <text:p>-3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29" table:style-name="ce1">
            <text:p>-2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42902_M01666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3:41:27</text:p>
          </table:table-cell>
          <table:table-cell office:value-type="string" table:style-name="ce1">
            <text:p>2020-11-18_14:41:27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M01666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lbbeYKsiICeEbwDC</text:p>
          </table:table-cell>
          <table:table-cell office:value-type="string" table:style-name="ce1">
            <text:p>https://www.testable.org/experiment/4303/294929/start?participant=M016664</text:p>
          </table:table-cell>
          <table:table-cell office:value-type="float" office:value="2856921" table:style-name="ce1">
            <text:p>2856921</text:p>
          </table:table-cell>
          <table:table-cell office:value-type="float" office:value="47.615349999999999" table:style-name="ce1">
            <text:p>47,61535</text:p>
          </table:table-cell>
          <table:table-cell office:value-type="string" table:style-name="ce1">
            <text:p>5_7_7_5_7_7</text:p>
          </table:table-cell>
          <table:table-cell office:value-type="string" table:style-name="ce1">
            <text:p>6_6_5_5_5_5</text:p>
          </table:table-cell>
          <table:table-cell office:value-type="string" table:style-name="ce1">
            <text:p>6_1_1_5_1_1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5_5_5_6_5_5</text:p>
          </table:table-cell>
          <table:table-cell office:value-type="string" table:style-name="ce1">
            <text:p>5_3_2_5_3_3</text:p>
          </table:table-cell>
          <table:table-cell office:value-type="string" table:style-name="ce1">
            <text:p>2_2_2_2_2_2</text:p>
          </table:table-cell>
          <table:table-cell office:value-type="string" table:style-name="ce1">
            <text:p>2_2_2_2_2_2</text:p>
          </table:table-cell>
          <table:table-cell office:value-type="string" table:style-name="ce1">
            <text:p>3_na_na_3_na_na</text:p>
          </table:table-cell>
          <table:table-cell office:value-type="string" table:style-name="ce1">
            <text:p>3_3_na_na_3_3</text:p>
          </table:table-cell>
          <table:table-cell office:value-type="string" table:style-name="ce1">
            <text:p>5_2_2_na_3_2</text:p>
          </table:table-cell>
          <table:table-cell office:value-type="string" table:style-name="ce1">
            <text:p>3_2_2_3_2_2</text:p>
          </table:table-cell>
          <table:table-cell table:number-columns-repeated="192"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2" table:style-name="ce1">
            <text:p>-4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81" table:style-name="ce1">
            <text:p>-8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83" table:style-name="ce1">
            <text:p>-83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89" table:style-name="ce1">
            <text:p>-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43" table:style-name="ce1">
            <text:p>-43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150048_M089472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4:04:21</text:p>
          </table:table-cell>
          <table:table-cell office:value-type="string" table:style-name="ce1">
            <text:p>2020-11-18_15:04:21</text:p>
          </table:table-cell>
          <table:table-cell office:value-type="float" office:value="0.83" table:style-name="ce1">
            <text:p>0,83</text:p>
          </table:table-cell>
          <table:table-cell office:value-type="string" table:style-name="ce1">
            <text:p>Marie</text:p>
          </table:table-cell>
          <table:table-cell office:value-type="string" table:style-name="ce1">
            <text:p>M08947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ambidextrous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xPm125JMGUiS1RJz</text:p>
          </table:table-cell>
          <table:table-cell office:value-type="string" table:style-name="ce1">
            <text:p>https://www.testable.org/experiment/4303/294929/start?participant=M089472</text:p>
          </table:table-cell>
          <table:table-cell office:value-type="float" office:value="3387374" table:style-name="ce1">
            <text:p>3387374</text:p>
          </table:table-cell>
          <table:table-cell office:value-type="float" office:value="56.456233333333003" table:style-name="ce1">
            <text:p>56,45623333</text:p>
          </table:table-cell>
          <table:table-cell office:value-type="string" table:style-name="ce1">
            <text:p>1_2_2_1_1_1</text:p>
          </table:table-cell>
          <table:table-cell office:value-type="string" table:style-name="ce1">
            <text:p>1_1_1_1_2_2</text:p>
          </table:table-cell>
          <table:table-cell office:value-type="string" table:style-name="ce1">
            <text:p>1_5_5_1_na_na</text:p>
          </table:table-cell>
          <table:table-cell office:value-type="string" table:style-name="ce1">
            <text:p>6_3_3_6_2_2</text:p>
          </table:table-cell>
          <table:table-cell office:value-type="string" table:style-name="ce1">
            <text:p>1_3_na_2_2_2</text:p>
          </table:table-cell>
          <table:table-cell office:value-type="string" table:style-name="ce1">
            <text:p>2_na_5_2_3_3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3_na_na_1_2_2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1_1_1_2_2</text:p>
          </table:table-cell>
          <table:table-cell office:value-type="string" table:style-name="ce1">
            <text:p>2_1_1_2_3_2</text:p>
          </table:table-cell>
          <table:table-cell office:value-type="string" table:style-name="ce1">
            <text:p>3_7_7_2_6_6</text:p>
          </table:table-cell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9" table:style-name="ce1">
            <text:p>-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62" table:style-name="ce1">
            <text:p>-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84" table:style-name="ce1">
            <text:p>-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78" table:style-name="ce1">
            <text:p>-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1" table:style-name="ce1">
            <text:p>-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94" table:style-name="ce1">
            <text:p>-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9" table:style-name="ce1">
            <text:p>-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8" table:style-name="ce1">
            <text:p>-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4" table:style-name="ce1">
            <text:p>-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37" table:style-name="ce1">
            <text:p>-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1" table:style-name="ce1">
            <text:p>-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50550_M08856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4:18:03</text:p>
          </table:table-cell>
          <table:table-cell office:value-type="string" table:style-name="ce1">
            <text:p>2020-11-18_15:18:03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Antoine</text:p>
          </table:table-cell>
          <table:table-cell office:value-type="string" table:style-name="ce1">
            <text:p>M08856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A1kyuPksjZ4QxFyl</text:p>
          </table:table-cell>
          <table:table-cell office:value-type="string" table:style-name="ce1">
            <text:p>https://www.testable.org/experiment/4303/294929/start?participant=M088561</text:p>
          </table:table-cell>
          <table:table-cell office:value-type="float" office:value="2870145" table:style-name="ce1">
            <text:p>2870145</text:p>
          </table:table-cell>
          <table:table-cell office:value-type="float" office:value="47.835749999999997" table:style-name="ce1">
            <text:p>47,83575</text:p>
          </table:table-cell>
          <table:table-cell office:value-type="string" table:style-name="ce1">
            <text:p>6_7_7_6_7_7</text:p>
          </table:table-cell>
          <table:table-cell office:value-type="string" table:style-name="ce1">
            <text:p>6_na_na_5_3_3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7_7_6_6_7_6</text:p>
          </table:table-cell>
          <table:table-cell office:value-type="string" table:style-name="ce1">
            <text:p>7_6_5_6_6_6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3_3_1_3_3</text:p>
          </table:table-cell>
          <table:table-cell office:value-type="string" table:style-name="ce1">
            <text:p>1_4_na_1_na_na</text:p>
          </table:table-cell>
          <table:table-cell office:value-type="string" table:style-name="ce1">
            <text:p>6_2_2_3_1_1</text:p>
          </table:table-cell>
          <table:table-cell office:value-type="string" table:style-name="ce1">
            <text:p>3_1_1_2_2_2</text:p>
          </table:table-cell>
          <table:table-cell table:number-columns-repeated="192"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161255_M072852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5:39:34</text:p>
          </table:table-cell>
          <table:table-cell office:value-type="string" table:style-name="ce1">
            <text:p>2020-11-18_16:39:34</text:p>
          </table:table-cell>
          <table:table-cell office:value-type="float" office:value="1.03" table:style-name="ce1">
            <text:p>1,03</text:p>
          </table:table-cell>
          <table:table-cell office:value-type="string" table:style-name="ce1">
            <text:p>M072852</text:p>
          </table:table-cell>
          <table:table-cell office:value-type="string" table:style-name="ce1">
            <text:p>M07285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4P87xnNwgfCxNobt</text:p>
          </table:table-cell>
          <table:table-cell office:value-type="string" table:style-name="ce1">
            <text:p>https://www.testable.org/experiment/4303/294929/start?participant=M072852</text:p>
          </table:table-cell>
          <table:table-cell office:value-type="float" office:value="2000221" table:style-name="ce1">
            <text:p>2000221</text:p>
          </table:table-cell>
          <table:table-cell office:value-type="float" office:value="33.337016666666997" table:style-name="ce1">
            <text:p>33,33701667</text:p>
          </table:table-cell>
          <table:table-cell office:value-type="string" table:style-name="ce1">
            <text:p>na_5_6_5_7_7</text:p>
          </table:table-cell>
          <table:table-cell office:value-type="string" table:style-name="ce1">
            <text:p>7_5_na_7_na_6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6_5_7_7_7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5_3_1_na_3</text:p>
          </table:table-cell>
          <table:table-cell office:value-type="string" table:style-name="ce1">
            <text:p>2_1_1_1_1_1</text:p>
          </table:table-cell>
          <table:table-cell office:value-type="string" table:style-name="ce1">
            <text:p>1_2_2_1_2_2</text:p>
          </table:table-cell>
          <table:table-cell office:value-type="string" table:style-name="ce1">
            <text:p>6_1_1_na_1_1</text:p>
          </table:table-cell>
          <table:table-cell office:value-type="string" table:style-name="ce1">
            <text:p>na_1_1_3_1_1</text:p>
          </table:table-cell>
          <table:table-cell table:number-columns-repeated="192"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1" table:style-name="ce1">
            <text:p>-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9" table:style-name="ce1">
            <text:p>-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74" table:style-name="ce1">
            <text:p>-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6" table:style-name="ce1">
            <text:p>-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61" table:style-name="ce1">
            <text:p>-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18" table:style-name="ce1">
            <text:p>-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62055_M01555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5:40:33</text:p>
          </table:table-cell>
          <table:table-cell office:value-type="string" table:style-name="ce1">
            <text:p>2020-11-18_16:40:33</text:p>
          </table:table-cell>
          <table:table-cell office:value-type="float" office:value="0.96" table:style-name="ce1">
            <text:p>0,96</text:p>
          </table:table-cell>
          <table:table-cell office:value-type="string" table:style-name="ce1">
            <text:p>cfantine@y</text:p>
          </table:table-cell>
          <table:table-cell office:value-type="string" table:style-name="ce1">
            <text:p>M01555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2sf0lIpNPQsPZ338</text:p>
          </table:table-cell>
          <table:table-cell office:value-type="string" table:style-name="ce1">
            <text:p>https://www.testable.org/experiment/4303/294929/start?participant=M015556</text:p>
          </table:table-cell>
          <table:table-cell office:value-type="float" office:value="2423654" table:style-name="ce1">
            <text:p>2423654</text:p>
          </table:table-cell>
          <table:table-cell office:value-type="float" office:value="40.394233333332998" table:style-name="ce1">
            <text:p>40,39423333</text:p>
          </table:table-cell>
          <table:table-cell office:value-type="string" table:style-name="ce1">
            <text:p>5_2_3_6_3_3</text:p>
          </table:table-cell>
          <table:table-cell office:value-type="string" table:style-name="ce1">
            <text:p>1_7_6_2_5_na</text:p>
          </table:table-cell>
          <table:table-cell office:value-type="string" table:style-name="ce1">
            <text:p>1_3_na_1_3_3</text:p>
          </table:table-cell>
          <table:table-cell office:value-type="string" table:style-name="ce1">
            <text:p>5_6_6_6_3_3</text:p>
          </table:table-cell>
          <table:table-cell office:value-type="string" table:style-name="ce1">
            <text:p>2_5_6_2_7_4</text:p>
          </table:table-cell>
          <table:table-cell office:value-type="string" table:style-name="ce1">
            <text:p>6_7_7_7_6_5</text:p>
          </table:table-cell>
          <table:table-cell office:value-type="string" table:style-name="ce1">
            <text:p>1_3_3_2_3_3</text:p>
          </table:table-cell>
          <table:table-cell office:value-type="string" table:style-name="ce1">
            <text:p>1_4_3_3_5_5</text:p>
          </table:table-cell>
          <table:table-cell office:value-type="string" table:style-name="ce1">
            <text:p>2_3_3_5_2_2</text:p>
          </table:table-cell>
          <table:table-cell office:value-type="string" table:style-name="ce1">
            <text:p>3_3_2_6_5_5</text:p>
          </table:table-cell>
          <table:table-cell office:value-type="string" table:style-name="ce1">
            <text:p>1_2_3_2_3_3</text:p>
          </table:table-cell>
          <table:table-cell office:value-type="string" table:style-name="ce1">
            <text:p>1_5_5_2_3_2</text:p>
          </table:table-cell>
          <table:table-cell office:value-type="float" office:value="-55" table:style-name="ce1">
            <text:p>-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45" table:style-name="ce1">
            <text:p>-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9" table:style-name="ce1">
            <text:p>-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1" table:style-name="ce1">
            <text:p>-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1" table:style-name="ce1">
            <text:p>-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47" table:style-name="ce1">
            <text:p>-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65" table:style-name="ce1">
            <text:p>-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46" table:style-name="ce1">
            <text:p>-4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73" table:style-name="ce1">
            <text:p>-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6" table:style-name="ce1">
            <text:p>-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38" table:style-name="ce1">
            <text:p>-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33" table:style-name="ce1">
            <text:p>-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63" table:style-name="ce1">
            <text:p>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49" table:style-name="ce1">
            <text:p>-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24" table:style-name="ce1">
            <text:p>-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45" table:style-name="ce1">
            <text:p>-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27" table:style-name="ce1">
            <text:p>-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73703_M00427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6:28:35</text:p>
          </table:table-cell>
          <table:table-cell office:value-type="string" table:style-name="ce1">
            <text:p>2020-11-18_17:28:35</text:p>
          </table:table-cell>
          <table:table-cell office:value-type="float" office:value="0.97" table:style-name="ce1">
            <text:p>0,97</text:p>
          </table:table-cell>
          <table:table-cell office:value-type="string" table:style-name="ce1">
            <text:p>moudoud</text:p>
          </table:table-cell>
          <table:table-cell office:value-type="string" table:style-name="ce1">
            <text:p>M00427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QzvkB2kFjFgkHqFL</text:p>
          </table:table-cell>
          <table:table-cell office:value-type="string" table:style-name="ce1">
            <text:p>https://www.testable.org/experiment/4303/294929/start?participant=M004279</text:p>
          </table:table-cell>
          <table:table-cell office:value-type="float" office:value="4109670" table:style-name="ce1">
            <text:p>4109670</text:p>
          </table:table-cell>
          <table:table-cell office:value-type="float" office:value="68.494500000000002" table:style-name="ce1">
            <text:p>68,4945</text:p>
          </table:table-cell>
          <table:table-cell office:value-type="string" table:style-name="ce1">
            <text:p>5_7_7_5_7_7</text:p>
          </table:table-cell>
          <table:table-cell office:value-type="string" table:style-name="ce1">
            <text:p>7_6_5_6_4_na</text:p>
          </table:table-cell>
          <table:table-cell office:value-type="string" table:style-name="ce1">
            <text:p>7_2_2_5_3_3</text:p>
          </table:table-cell>
          <table:table-cell office:value-type="string" table:style-name="ce1">
            <text:p>7_7_7_7_6_5</text:p>
          </table:table-cell>
          <table:table-cell office:value-type="string" table:style-name="ce1">
            <text:p>7_5_5_5_5_5</text:p>
          </table:table-cell>
          <table:table-cell office:value-type="string" table:style-name="ce1">
            <text:p>7_7_7_5_6_6</text:p>
          </table:table-cell>
          <table:table-cell office:value-type="string" table:style-name="ce1">
            <text:p>7_6_6_3_5_5</text:p>
          </table:table-cell>
          <table:table-cell office:value-type="string" table:style-name="ce1">
            <text:p>2_7_5_1_6_5</text:p>
          </table:table-cell>
          <table:table-cell office:value-type="string" table:style-name="ce1">
            <text:p>2_5_5_2_3_2</text:p>
          </table:table-cell>
          <table:table-cell office:value-type="string" table:style-name="ce1">
            <text:p>4_5_6_2_3_3</text:p>
          </table:table-cell>
          <table:table-cell office:value-type="string" table:style-name="ce1">
            <text:p>7_2_2_6_3_3</text:p>
          </table:table-cell>
          <table:table-cell office:value-type="string" table:style-name="ce1">
            <text:p>5_5_5_5_5_6</text:p>
          </table:table-cell>
          <table:table-cell table:number-columns-repeated="192" table:style-name="ce1"/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26" table:style-name="ce1">
            <text:p>-2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17" table:style-name="ce1">
            <text:p>-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14" table:style-name="ce1">
            <text:p>-1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11" table:style-name="ce1">
            <text:p>-1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48" table:style-name="ce1">
            <text:p>-48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3" table:style-name="ce1">
            <text:p>-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24" table:style-name="ce1">
            <text:p>-2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21" table:style-name="ce1">
            <text:p>-2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14" table:style-name="ce1">
            <text:p>-1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175415_M015359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7:14:08</text:p>
          </table:table-cell>
          <table:table-cell office:value-type="string" table:style-name="ce1">
            <text:p>2020-11-18_18:14: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n-Quy</text:p>
          </table:table-cell>
          <table:table-cell office:value-type="string" table:style-name="ce1">
            <text:p>M01535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I9yRtO8jiITG9izu</text:p>
          </table:table-cell>
          <table:table-cell office:value-type="string" table:style-name="ce1">
            <text:p>https://www.testable.org/experiment/4303/294929/start?participant=M015359</text:p>
          </table:table-cell>
          <table:table-cell office:value-type="float" office:value="2406216" table:style-name="ce1">
            <text:p>2406216</text:p>
          </table:table-cell>
          <table:table-cell office:value-type="float" office:value="40.1036" table:style-name="ce1">
            <text:p>40,1036</text:p>
          </table:table-cell>
          <table:table-cell office:value-type="string" table:style-name="ce1">
            <text:p>6_6_7_5_6_7</text:p>
          </table:table-cell>
          <table:table-cell office:value-type="string" table:style-name="ce1">
            <text:p>6_6_4_5_4_na</text:p>
          </table:table-cell>
          <table:table-cell office:value-type="string" table:style-name="ce1">
            <text:p>3_2_1_2_3_3</text:p>
          </table:table-cell>
          <table:table-cell office:value-type="string" table:style-name="ce1">
            <text:p>5_7_7_4_5_5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7_7_6_6_6</text:p>
          </table:table-cell>
          <table:table-cell office:value-type="string" table:style-name="ce1">
            <text:p>2_na_2_2_3_2</text:p>
          </table:table-cell>
          <table:table-cell office:value-type="string" table:style-name="ce1">
            <text:p>3_na_2_3_4_3</text:p>
          </table:table-cell>
          <table:table-cell office:value-type="string" table:style-name="ce1">
            <text:p>4_7_6_na_4_5</text:p>
          </table:table-cell>
          <table:table-cell office:value-type="string" table:style-name="ce1">
            <text:p>5_6_7_5_6_6</text:p>
          </table:table-cell>
          <table:table-cell office:value-type="string" table:style-name="ce1">
            <text:p>3_na_3_na_na_3</text:p>
          </table:table-cell>
          <table:table-cell office:value-type="string" table:style-name="ce1">
            <text:p>3_5_5_2_5_6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2" table:style-name="ce1">
            <text:p>-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18" table:style-name="ce1">
            <text:p>-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1" table:style-name="ce1">
            <text:p>-2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3" table:style-name="ce1">
            <text:p>-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7" table:style-name="ce1">
            <text:p>-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81206_M04566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7:31:04</text:p>
          </table:table-cell>
          <table:table-cell office:value-type="string" table:style-name="ce1">
            <text:p>2020-11-18_18:31:04</text:p>
          </table:table-cell>
          <table:table-cell office:value-type="float" office:value="0.99" table:style-name="ce1">
            <text:p>0,99</text:p>
          </table:table-cell>
          <table:table-cell office:value-type="string" table:style-name="ce1">
            <text:p>Cécile</text:p>
          </table:table-cell>
          <table:table-cell office:value-type="string" table:style-name="ce1">
            <text:p>M04566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Oty6KHNB8de6tX4x</text:p>
          </table:table-cell>
          <table:table-cell office:value-type="string" table:style-name="ce1">
            <text:p>https://www.testable.org/experiment/4303/294929/start?participant=M045669</text:p>
          </table:table-cell>
          <table:table-cell office:value-type="float" office:value="2463659" table:style-name="ce1">
            <text:p>2463659</text:p>
          </table:table-cell>
          <table:table-cell office:value-type="float" office:value="41.060983333332999" table:style-name="ce1">
            <text:p>41,06098333</text:p>
          </table:table-cell>
          <table:table-cell office:value-type="string" table:style-name="ce1">
            <text:p>6_6_6_6_5_6</text:p>
          </table:table-cell>
          <table:table-cell office:value-type="string" table:style-name="ce1">
            <text:p>6_3_3_6_2_2</text:p>
          </table:table-cell>
          <table:table-cell office:value-type="string" table:style-name="ce1">
            <text:p>5_1_1_6_1_1</text:p>
          </table:table-cell>
          <table:table-cell office:value-type="string" table:style-name="ce1">
            <text:p>7_2_1_7_2_1</text:p>
          </table:table-cell>
          <table:table-cell office:value-type="string" table:style-name="ce1">
            <text:p>7_5_5_7_3_4</text:p>
          </table:table-cell>
          <table:table-cell office:value-type="string" table:style-name="ce1">
            <text:p>7_7_7_7_na_6</text:p>
          </table:table-cell>
          <table:table-cell office:value-type="string" table:style-name="ce1">
            <text:p>6_6_7_4_5_6</text:p>
          </table:table-cell>
          <table:table-cell office:value-type="string" table:style-name="ce1">
            <text:p>2_na_4_2_na_na</text:p>
          </table:table-cell>
          <table:table-cell office:value-type="string" table:style-name="ce1">
            <text:p>6_7_7_6_7_7</text:p>
          </table:table-cell>
          <table:table-cell office:value-type="string" table:style-name="ce1">
            <text:p>3_7_7_2_7_7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2_2_2_3_1_1</text:p>
          </table:table-cell>
          <table:table-cell table:number-columns-repeated="192" table:style-name="ce1"/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29" table:style-name="ce1">
            <text:p>-2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7" table:style-name="ce1">
            <text:p>-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61" table:style-name="ce1">
            <text:p>-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91" table:style-name="ce1">
            <text:p>-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84" table:style-name="ce1">
            <text:p>-8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7" table:style-name="ce1">
            <text:p>-57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77" table:style-name="ce1">
            <text:p>-7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81" table:style-name="ce1">
            <text:p>-8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7" table:style-name="ce1">
            <text:p>-6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86" table:style-name="ce1">
            <text:p>-8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81" table:style-name="ce1">
            <text:p>-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77" table:style-name="ce1">
            <text:p>-7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48" table:style-name="ce1">
            <text:p>-4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182731_M057143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7:35:35</text:p>
          </table:table-cell>
          <table:table-cell office:value-type="string" table:style-name="ce1">
            <text:p>2020-11-18_18:35:35</text:p>
          </table:table-cell>
          <table:table-cell office:value-type="float" office:value="0.81" table:style-name="ce1">
            <text:p>0,81</text:p>
          </table:table-cell>
          <table:table-cell office:value-type="string" table:style-name="ce1">
            <text:p>Oweïss Ett</text:p>
          </table:table-cell>
          <table:table-cell office:value-type="string" table:style-name="ce1">
            <text:p>M05714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pE1YJYFeB748SCKN</text:p>
          </table:table-cell>
          <table:table-cell office:value-type="string" table:style-name="ce1">
            <text:p>https://www.testable.org/experiment/4303/294929/start?participant=M057143</text:p>
          </table:table-cell>
          <table:table-cell office:value-type="float" office:value="3117441" table:style-name="ce1">
            <text:p>3117441</text:p>
          </table:table-cell>
          <table:table-cell office:value-type="float" office:value="51.957349999999998" table:style-name="ce1">
            <text:p>51,95735</text:p>
          </table:table-cell>
          <table:table-cell office:value-type="string" table:style-name="ce1">
            <text:p>7_6_7_6_6_6</text:p>
          </table:table-cell>
          <table:table-cell office:value-type="string" table:style-name="ce1">
            <text:p>7_3_2_7_na_2</text:p>
          </table:table-cell>
          <table:table-cell office:value-type="string" table:style-name="ce1">
            <text:p>7_1_1_6_3_2</text:p>
          </table:table-cell>
          <table:table-cell office:value-type="string" table:style-name="ce1">
            <text:p>7_1_1_7_5_5</text:p>
          </table:table-cell>
          <table:table-cell office:value-type="string" table:style-name="ce1">
            <text:p>7_7_7_7_6_6</text:p>
          </table:table-cell>
          <table:table-cell office:value-type="string" table:style-name="ce1">
            <text:p>7_7_7_5_6_7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1_1_2_1_1</text:p>
          </table:table-cell>
          <table:table-cell office:value-type="string" table:style-name="ce1">
            <text:p>1_5_5_1_na_3</text:p>
          </table:table-cell>
          <table:table-cell office:value-type="string" table:style-name="ce1">
            <text:p>3_5_7_2_3_2</text:p>
          </table:table-cell>
          <table:table-cell office:value-type="string" table:style-name="ce1">
            <text:p>7_1_1_6_3_4</text:p>
          </table:table-cell>
          <table:table-cell office:value-type="string" table:style-name="ce1">
            <text:p>3_6_6_2_7_7</text:p>
          </table:table-cell>
          <table:table-cell office:value-type="float" office:value="-85" table:style-name="ce1">
            <text:p>-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3" table:style-name="ce1">
            <text:p>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9" table:style-name="ce1">
            <text:p>-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1" table:style-name="ce1">
            <text:p>-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84" table:style-name="ce1">
            <text:p>-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9" table:style-name="ce1">
            <text:p>-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72" table:style-name="ce1">
            <text:p>-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29" table:style-name="ce1">
            <text:p>-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8_184440_M09964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7:54:12</text:p>
          </table:table-cell>
          <table:table-cell office:value-type="string" table:style-name="ce1">
            <text:p>2020-11-18_18:54:12</text:p>
          </table:table-cell>
          <table:table-cell office:value-type="float" office:value="0.87" table:style-name="ce1">
            <text:p>0,87</text:p>
          </table:table-cell>
          <table:table-cell office:value-type="string" table:style-name="ce1">
            <text:p>Agathe</text:p>
          </table:table-cell>
          <table:table-cell office:value-type="string" table:style-name="ce1">
            <text:p>M0996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M6ukUDAWSdHmGMH7</text:p>
          </table:table-cell>
          <table:table-cell office:value-type="string" table:style-name="ce1">
            <text:p>https://www.testable.org/experiment/4303/294929/start?participant=M099641</text:p>
          </table:table-cell>
          <table:table-cell office:value-type="float" office:value="3028469" table:style-name="ce1">
            <text:p>3028469</text:p>
          </table:table-cell>
          <table:table-cell office:value-type="float" office:value="50.474483333332998" table:style-name="ce1">
            <text:p>50,47448333</text:p>
          </table:table-cell>
          <table:table-cell office:value-type="string" table:style-name="ce1">
            <text:p>3_6_7_1_5_5</text:p>
          </table:table-cell>
          <table:table-cell office:value-type="string" table:style-name="ce1">
            <text:p>5_6_6_6_3_na</text:p>
          </table:table-cell>
          <table:table-cell office:value-type="string" table:style-name="ce1">
            <text:p>1_1_2_1_3_2</text:p>
          </table:table-cell>
          <table:table-cell office:value-type="string" table:style-name="ce1">
            <text:p>6_5_7_5_3_3</text:p>
          </table:table-cell>
          <table:table-cell office:value-type="string" table:style-name="ce1">
            <text:p>6_7_7_3_5_5</text:p>
          </table:table-cell>
          <table:table-cell office:value-type="string" table:style-name="ce1">
            <text:p>5_7_7_5_5_5</text:p>
          </table:table-cell>
          <table:table-cell office:value-type="string" table:style-name="ce1">
            <text:p>5_1_3_5_2_3</text:p>
          </table:table-cell>
          <table:table-cell office:value-type="string" table:style-name="ce1">
            <text:p>1_7_6_2_5_5</text:p>
          </table:table-cell>
          <table:table-cell office:value-type="string" table:style-name="ce1">
            <text:p>1_na_5_1_na_5</text:p>
          </table:table-cell>
          <table:table-cell office:value-type="string" table:style-name="ce1">
            <text:p>3_5_6_3_na_na</text:p>
          </table:table-cell>
          <table:table-cell office:value-type="string" table:style-name="ce1">
            <text:p>1_na_na_3_na_na</text:p>
          </table:table-cell>
          <table:table-cell office:value-type="string" table:style-name="ce1">
            <text:p>1_2_na_5_3_3</text:p>
          </table:table-cell>
          <table:table-cell table:number-columns-repeated="192" table:style-name="ce1"/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6" table:style-name="ce1">
            <text:p>-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6" table:style-name="ce1">
            <text:p>-6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26" table:style-name="ce1">
            <text:p>-2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8" table:style-name="ce1">
            <text:p>-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43" table:style-name="ce1">
            <text:p>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6" table:style-name="ce1">
            <text:p>-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6" table:style-name="ce1">
            <text:p>-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4" table:style-name="ce1">
            <text:p>-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14" table:style-name="ce1">
            <text:p>-1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21" table:style-name="ce1">
            <text:p>-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6" table:style-name="ce1">
            <text:p>-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3" table:style-name="ce1">
            <text:p>-23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3" table:style-name="ce1">
            <text:p>-1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15" table:style-name="ce1">
            <text:p>-1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16" table:style-name="ce1">
            <text:p>-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64" table:style-name="ce1">
            <text:p>-6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4" table:style-name="ce1">
            <text:p>-1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6" table:style-name="ce1">
            <text:p>-6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87" table:style-name="ce1">
            <text:p>-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8_185721_M085237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8:11:52</text:p>
          </table:table-cell>
          <table:table-cell office:value-type="string" table:style-name="ce1">
            <text:p>2020-11-18_19:11:52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Vincent TO</text:p>
          </table:table-cell>
          <table:table-cell office:value-type="string" table:style-name="ce1">
            <text:p>M08523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lef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xXp3wsfCssf1dlpj</text:p>
          </table:table-cell>
          <table:table-cell office:value-type="string" table:style-name="ce1">
            <text:p>https://www.testable.org/experiment/4303/294929/start?participant=M085237</text:p>
          </table:table-cell>
          <table:table-cell office:value-type="float" office:value="2731177" table:style-name="ce1">
            <text:p>2731177</text:p>
          </table:table-cell>
          <table:table-cell office:value-type="float" office:value="45.519616666666998" table:style-name="ce1">
            <text:p>45,51961667</text:p>
          </table:table-cell>
          <table:table-cell office:value-type="string" table:style-name="ce1">
            <text:p>7_6_6_5_6_5</text:p>
          </table:table-cell>
          <table:table-cell office:value-type="string" table:style-name="ce1">
            <text:p>6_3_2_6_3_3</text:p>
          </table:table-cell>
          <table:table-cell office:value-type="string" table:style-name="ce1">
            <text:p>5_4_3_5_na_3</text:p>
          </table:table-cell>
          <table:table-cell office:value-type="string" table:style-name="ce1">
            <text:p>6_5_na_6_5_5</text:p>
          </table:table-cell>
          <table:table-cell office:value-type="string" table:style-name="ce1">
            <text:p>7_6_5_6_5_6</text:p>
          </table:table-cell>
          <table:table-cell office:value-type="string" table:style-name="ce1">
            <text:p>6_7_7_6_6_6</text:p>
          </table:table-cell>
          <table:table-cell office:value-type="string" table:style-name="ce1">
            <text:p>3_5_na_3_na_na</text:p>
          </table:table-cell>
          <table:table-cell office:value-type="string" table:style-name="ce1">
            <text:p>2_6_5_3_5_5</text:p>
          </table:table-cell>
          <table:table-cell office:value-type="string" table:style-name="ce1">
            <text:p>2_5_5_5_5_6</text:p>
          </table:table-cell>
          <table:table-cell office:value-type="string" table:style-name="ce1">
            <text:p>5_6_5_na_6_6</text:p>
          </table:table-cell>
          <table:table-cell office:value-type="string" table:style-name="ce1">
            <text:p>6_3_2_6_3_2</text:p>
          </table:table-cell>
          <table:table-cell office:value-type="string" table:style-name="ce1">
            <text:p>4_2_3_3_3_3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45" table:style-name="ce1">
            <text:p>-4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1" table:style-name="ce1">
            <text:p>-2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21" table:style-name="ce1">
            <text:p>-2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39" table:style-name="ce1">
            <text:p>-3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69" table:style-name="ce1">
            <text:p>-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29" table:style-name="ce1">
            <text:p>-2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8" table:style-name="ce1">
            <text:p>-5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42" table:style-name="ce1">
            <text:p>-4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43" table:style-name="ce1">
            <text:p>-4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8" table:style-name="ce1">
            <text:p>-58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42" table:style-name="ce1">
            <text:p>-4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57" table:style-name="ce1">
            <text:p>-57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185807_M02794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8:11:52</text:p>
          </table:table-cell>
          <table:table-cell office:value-type="string" table:style-name="ce1">
            <text:p>2020-11-18_19:11:52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Anaïs Pasc</text:p>
          </table:table-cell>
          <table:table-cell office:value-type="string" table:style-name="ce1">
            <text:p>M0279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uby8jHWVp21AYN94</text:p>
          </table:table-cell>
          <table:table-cell office:value-type="string" table:style-name="ce1">
            <text:p>https://www.testable.org/experiment/4303/294929/start?participant=M027941</text:p>
          </table:table-cell>
          <table:table-cell office:value-type="float" office:value="2776651" table:style-name="ce1">
            <text:p>2776651</text:p>
          </table:table-cell>
          <table:table-cell office:value-type="float" office:value="46.277516666666997" table:style-name="ce1">
            <text:p>46,27751667</text:p>
          </table:table-cell>
          <table:table-cell office:value-type="string" table:style-name="ce1">
            <text:p>na_7_7_5_6_6</text:p>
          </table:table-cell>
          <table:table-cell office:value-type="string" table:style-name="ce1">
            <text:p>5_3_4_3_1_1</text:p>
          </table:table-cell>
          <table:table-cell office:value-type="string" table:style-name="ce1">
            <text:p>3_2_2_4_3_3</text:p>
          </table:table-cell>
          <table:table-cell office:value-type="string" table:style-name="ce1">
            <text:p>7_6_6_6_na_3</text:p>
          </table:table-cell>
          <table:table-cell office:value-type="string" table:style-name="ce1">
            <text:p>6_7_7_6_6_6</text:p>
          </table:table-cell>
          <table:table-cell office:value-type="string" table:style-name="ce1">
            <text:p>6_7_7_7_6_6</text:p>
          </table:table-cell>
          <table:table-cell office:value-type="string" table:style-name="ce1">
            <text:p>4_6_6_5_5_5</text:p>
          </table:table-cell>
          <table:table-cell office:value-type="string" table:style-name="ce1">
            <text:p>2_7_7_2_6_6</text:p>
          </table:table-cell>
          <table:table-cell office:value-type="string" table:style-name="ce1">
            <text:p>1_3_3_na_3_3</text:p>
          </table:table-cell>
          <table:table-cell office:value-type="string" table:style-name="ce1">
            <text:p>2_5_5_4_5_5</text:p>
          </table:table-cell>
          <table:table-cell office:value-type="string" table:style-name="ce1">
            <text:p>2_1_1_5_1_1</text:p>
          </table:table-cell>
          <table:table-cell office:value-type="string" table:style-name="ce1">
            <text:p>2_2_2_3_2_3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37" table:style-name="ce1">
            <text:p>-37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44" table:style-name="ce1">
            <text:p>-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72" table:style-name="ce1">
            <text:p>-7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23" table:style-name="ce1">
            <text:p>-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61" table:style-name="ce1">
            <text:p>-6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47" table:style-name="ce1">
            <text:p>-4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91" table:style-name="ce1">
            <text:p>-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64" table:style-name="ce1">
            <text:p>-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29" table:style-name="ce1">
            <text:p>-29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91" table:style-name="ce1">
            <text:p>-91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190308_M07506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17:54:55</text:p>
          </table:table-cell>
          <table:table-cell office:value-type="string" table:style-name="ce1">
            <text:p>2020-11-18_18:54:55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yarambaud@</text:p>
          </table:table-cell>
          <table:table-cell office:value-type="string" table:style-name="ce1">
            <text:p>M07506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ambidextrous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BP0BytbwcOrSotLK</text:p>
          </table:table-cell>
          <table:table-cell office:value-type="string" table:style-name="ce1">
            <text:p>https://www.testable.org/experiment/4303/294929/start?participant=M075068</text:p>
          </table:table-cell>
          <table:table-cell office:value-type="float" office:value="4097231" table:style-name="ce1">
            <text:p>4097231</text:p>
          </table:table-cell>
          <table:table-cell office:value-type="float" office:value="68.287183333333004" table:style-name="ce1">
            <text:p>68,28718333</text:p>
          </table:table-cell>
          <table:table-cell office:value-type="string" table:style-name="ce1">
            <text:p>3_7_7_4_6_6</text:p>
          </table:table-cell>
          <table:table-cell office:value-type="string" table:style-name="ce1">
            <text:p>7_6_6_7_5_5</text:p>
          </table:table-cell>
          <table:table-cell office:value-type="string" table:style-name="ce1">
            <text:p>7_2_2_5_na_2</text:p>
          </table:table-cell>
          <table:table-cell office:value-type="string" table:style-name="ce1">
            <text:p>7_1_1_7_2_1</text:p>
          </table:table-cell>
          <table:table-cell office:value-type="string" table:style-name="ce1">
            <text:p>7_7_7_7_6_6</text:p>
          </table:table-cell>
          <table:table-cell office:value-type="string" table:style-name="ce1">
            <text:p>7_7_7_7_6_6</text:p>
          </table:table-cell>
          <table:table-cell office:value-type="string" table:style-name="ce1">
            <text:p>1_1_1_3_2_1</text:p>
          </table:table-cell>
          <table:table-cell office:value-type="string" table:style-name="ce1">
            <text:p>6_7_6_5_6_6</text:p>
          </table:table-cell>
          <table:table-cell office:value-type="string" table:style-name="ce1">
            <text:p>7_6_5_6_5_5</text:p>
          </table:table-cell>
          <table:table-cell office:value-type="string" table:style-name="ce1">
            <text:p>7_6_6_6_6_6</text:p>
          </table:table-cell>
          <table:table-cell office:value-type="string" table:style-name="ce1">
            <text:p>7_5_3_6_3_2</text:p>
          </table:table-cell>
          <table:table-cell office:value-type="string" table:style-name="ce1">
            <text:p>5_3_2_5_3_3</text:p>
          </table:table-cell>
          <table:table-cell office:value-type="float" office:value="-85" table:style-name="ce1">
            <text:p>-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-45" table:style-name="ce1">
            <text:p>-4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8" table:style-name="ce1">
            <text:p>-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10" table:style-name="ce1">
            <text:p>-1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99" table:style-name="ce1">
            <text:p>-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71" table:style-name="ce1">
            <text:p>-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-80" table:style-name="ce1">
            <text:p>-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194045_M02220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8:32:54</text:p>
          </table:table-cell>
          <table:table-cell office:value-type="string" table:style-name="ce1">
            <text:p>2020-11-18_19:32:54</text:p>
          </table:table-cell>
          <table:table-cell office:value-type="float" office:value="0.79" table:style-name="ce1">
            <text:p>0,79</text:p>
          </table:table-cell>
          <table:table-cell office:value-type="string" table:style-name="ce1">
            <text:p>M022204</text:p>
          </table:table-cell>
          <table:table-cell office:value-type="string" table:style-name="ce1">
            <text:p>M02220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7IG7EpObX5aD6ujc</text:p>
          </table:table-cell>
          <table:table-cell office:value-type="string" table:style-name="ce1">
            <text:p>https://www.testable.org/experiment/4303/294929/start?participant=M022204</text:p>
          </table:table-cell>
          <table:table-cell office:value-type="float" office:value="4075360" table:style-name="ce1">
            <text:p>4075360</text:p>
          </table:table-cell>
          <table:table-cell office:value-type="float" office:value="67.922666666666998" table:style-name="ce1">
            <text:p>67,92266667</text:p>
          </table:table-cell>
          <table:table-cell office:value-type="string" table:style-name="ce1">
            <text:p>5_6_4_4_3_1</text:p>
          </table:table-cell>
          <table:table-cell office:value-type="string" table:style-name="ce1">
            <text:p>6_6_5_na_na_2</text:p>
          </table:table-cell>
          <table:table-cell office:value-type="string" table:style-name="ce1">
            <text:p>1_3_2_1_1_1</text:p>
          </table:table-cell>
          <table:table-cell office:value-type="string" table:style-name="ce1">
            <text:p>4_1_1_na_1_1</text:p>
          </table:table-cell>
          <table:table-cell office:value-type="string" table:style-name="ce1">
            <text:p>5_na_3_na_2_2</text:p>
          </table:table-cell>
          <table:table-cell office:value-type="string" table:style-name="ce1">
            <text:p>5_5_6_na_4_5</text:p>
          </table:table-cell>
          <table:table-cell office:value-type="string" table:style-name="ce1">
            <text:p>2_5_6_1_2_2</text:p>
          </table:table-cell>
          <table:table-cell office:value-type="string" table:style-name="ce1">
            <text:p>1_7_6_1_3_2</text:p>
          </table:table-cell>
          <table:table-cell office:value-type="string" table:style-name="ce1">
            <text:p>1_5_na_1_na_na</text:p>
          </table:table-cell>
          <table:table-cell office:value-type="string" table:style-name="ce1">
            <text:p>4_3_na_2_2_1</text:p>
          </table:table-cell>
          <table:table-cell office:value-type="string" table:style-name="ce1">
            <text:p>5_3_3_5_6_6</text:p>
          </table:table-cell>
          <table:table-cell office:value-type="string" table:style-name="ce1">
            <text:p>2_2_2_2_3_2</text:p>
          </table:table-cell>
          <table:table-cell table:number-columns-repeated="192" table:style-name="ce1"/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91" table:style-name="ce1">
            <text:p>-9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99" table:style-name="ce1">
            <text:p>-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52" table:style-name="ce1">
            <text:p>-5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91" table:style-name="ce1">
            <text:p>-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91" table:style-name="ce1">
            <text:p>-9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64" table:style-name="ce1">
            <text:p>-6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92" table:style-name="ce1">
            <text:p>-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75" table:style-name="ce1">
            <text:p>-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54" table:style-name="ce1">
            <text:p>-5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200323_M02904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9:34:24</text:p>
          </table:table-cell>
          <table:table-cell office:value-type="string" table:style-name="ce1">
            <text:p>2020-11-18_20:34:24</text:p>
          </table:table-cell>
          <table:table-cell office:value-type="float" office:value="0.99" table:style-name="ce1">
            <text:p>0,99</text:p>
          </table:table-cell>
          <table:table-cell office:value-type="string" table:style-name="ce1">
            <text:p>COUPUT LOU</text:p>
          </table:table-cell>
          <table:table-cell office:value-type="string" table:style-name="ce1">
            <text:p>M02904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VF4Sq8OGqkyL3pEU</text:p>
          </table:table-cell>
          <table:table-cell office:value-type="string" table:style-name="ce1">
            <text:p>https://www.testable.org/experiment/4303/294929/start?participant=M029049</text:p>
          </table:table-cell>
          <table:table-cell office:value-type="float" office:value="1740971" table:style-name="ce1">
            <text:p>1740971</text:p>
          </table:table-cell>
          <table:table-cell office:value-type="float" office:value="29.016183333333" table:style-name="ce1">
            <text:p>29,01618333</text:p>
          </table:table-cell>
          <table:table-cell office:value-type="string" table:style-name="ce1">
            <text:p>6_5_6_5_7_6</text:p>
          </table:table-cell>
          <table:table-cell office:value-type="string" table:style-name="ce1">
            <text:p>3_2_2_na_na_3</text:p>
          </table:table-cell>
          <table:table-cell office:value-type="string" table:style-name="ce1">
            <text:p>3_3_5_na_5_na</text:p>
          </table:table-cell>
          <table:table-cell office:value-type="string" table:style-name="ce1">
            <text:p>2_3_na_2_2_na</text:p>
          </table:table-cell>
          <table:table-cell office:value-type="string" table:style-name="ce1">
            <text:p>7_5_7_6_6_7</text:p>
          </table:table-cell>
          <table:table-cell office:value-type="string" table:style-name="ce1">
            <text:p>7_6_7_7_6_7</text:p>
          </table:table-cell>
          <table:table-cell office:value-type="string" table:style-name="ce1">
            <text:p>na_5_6_na_5_6</text:p>
          </table:table-cell>
          <table:table-cell office:value-type="string" table:style-name="ce1">
            <text:p>6_5_7_6_6_6</text:p>
          </table:table-cell>
          <table:table-cell office:value-type="string" table:style-name="ce1">
            <text:p>5_na_5_na_4_5</text:p>
          </table:table-cell>
          <table:table-cell office:value-type="string" table:style-name="ce1">
            <text:p>5_na_5_na_6_na</text:p>
          </table:table-cell>
          <table:table-cell office:value-type="string" table:style-name="ce1">
            <text:p>2_3_na_3_na_na</text:p>
          </table:table-cell>
          <table:table-cell office:value-type="string" table:style-name="ce1">
            <text:p>3_na_5_na_5_5</text:p>
          </table:table-cell>
          <table:table-cell table:number-columns-repeated="192"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43" table:style-name="ce1">
            <text:p>-4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3" table:style-name="ce1">
            <text:p>-33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38" table:style-name="ce1">
            <text:p>-3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21" table:style-name="ce1">
            <text:p>-2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36" table:style-name="ce1">
            <text:p>-3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4" table:style-name="ce1">
            <text:p>-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39" table:style-name="ce1">
            <text:p>-3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37" table:style-name="ce1">
            <text:p>-3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42" table:style-name="ce1">
            <text:p>-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42" table:style-name="ce1">
            <text:p>-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47" table:style-name="ce1">
            <text:p>-4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201334_M069528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8_19:25:36</text:p>
          </table:table-cell>
          <table:table-cell office:value-type="string" table:style-name="ce1">
            <text:p>2020-11-18_20:25:36</text:p>
          </table:table-cell>
          <table:table-cell office:value-type="float" office:value="0.88" table:style-name="ce1">
            <text:p>0,88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M06952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i29D4fM4O7EIcm1I</text:p>
          </table:table-cell>
          <table:table-cell office:value-type="string" table:style-name="ce1">
            <text:p>https://www.testable.org/experiment/4303/294929/start?participant=M069528</text:p>
          </table:table-cell>
          <table:table-cell office:value-type="float" office:value="2879270" table:style-name="ce1">
            <text:p>2879270</text:p>
          </table:table-cell>
          <table:table-cell office:value-type="float" office:value="47.987833333333" table:style-name="ce1">
            <text:p>47,98783333</text:p>
          </table:table-cell>
          <table:table-cell office:value-type="string" table:style-name="ce1">
            <text:p>6_7_7_6_6_6</text:p>
          </table:table-cell>
          <table:table-cell office:value-type="string" table:style-name="ce1">
            <text:p>na_5_3_na_3_2</text:p>
          </table:table-cell>
          <table:table-cell office:value-type="string" table:style-name="ce1">
            <text:p>na_1_1_na_2_2</text:p>
          </table:table-cell>
          <table:table-cell office:value-type="string" table:style-name="ce1">
            <text:p>7_1_1_7_2_2</text:p>
          </table:table-cell>
          <table:table-cell office:value-type="string" table:style-name="ce1">
            <text:p>7_7_7_7_6_7</text:p>
          </table:table-cell>
          <table:table-cell office:value-type="string" table:style-name="ce1">
            <text:p>7_6_7_7_6_6</text:p>
          </table:table-cell>
          <table:table-cell office:value-type="string" table:style-name="ce1">
            <text:p>na_3_2_na_3_3</text:p>
          </table:table-cell>
          <table:table-cell office:value-type="string" table:style-name="ce1">
            <text:p>7_7_7_6_6_7</text:p>
          </table:table-cell>
          <table:table-cell office:value-type="string" table:style-name="ce1">
            <text:p>5_6_6_5_6_5</text:p>
          </table:table-cell>
          <table:table-cell office:value-type="string" table:style-name="ce1">
            <text:p>2_4_3_3_na_3</text:p>
          </table:table-cell>
          <table:table-cell office:value-type="string" table:style-name="ce1">
            <text:p>5_2_1_4_2_2</text:p>
          </table:table-cell>
          <table:table-cell office:value-type="string" table:style-name="ce1">
            <text:p>na_6_na_na_5_na</text:p>
          </table:table-cell>
          <table:table-cell table:number-columns-repeated="192" table:style-name="ce1"/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8" table:style-name="ce1">
            <text:p>-5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9" table:style-name="ce1">
            <text:p>-5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89" table:style-name="ce1">
            <text:p>-8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37" table:style-name="ce1">
            <text:p>-37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46" table:style-name="ce1">
            <text:p>-4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27" table:style-name="ce1">
            <text:p>-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31" table:style-name="ce1">
            <text:p>-3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32" table:style-name="ce1">
            <text:p>-3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9" table:style-name="ce1">
            <text:p>-1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7" table:style-name="ce1">
            <text:p>-47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8_215428_M083021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21:17:37</text:p>
          </table:table-cell>
          <table:table-cell office:value-type="string" table:style-name="ce1">
            <text:p>2020-11-18_22:17:37</text:p>
          </table:table-cell>
          <table:table-cell office:value-type="float" office:value="1.07" table:style-name="ce1">
            <text:p>1,07</text:p>
          </table:table-cell>
          <table:table-cell office:value-type="string" table:style-name="ce1">
            <text:p>Pierre Sab</text:p>
          </table:table-cell>
          <table:table-cell office:value-type="string" table:style-name="ce1">
            <text:p>M08302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7PsltP5eXyr6Lzsg</text:p>
          </table:table-cell>
          <table:table-cell office:value-type="string" table:style-name="ce1">
            <text:p>https://www.testable.org/experiment/4303/294929/start?participant=M083021</text:p>
          </table:table-cell>
          <table:table-cell office:value-type="float" office:value="2212319" table:style-name="ce1">
            <text:p>2212319</text:p>
          </table:table-cell>
          <table:table-cell office:value-type="float" office:value="36.871983333332999" table:style-name="ce1">
            <text:p>36,87198333</text:p>
          </table:table-cell>
          <table:table-cell office:value-type="string" table:style-name="ce1">
            <text:p>na_na_6_3_4_5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na_6_na_5_6_na</text:p>
          </table:table-cell>
          <table:table-cell office:value-type="string" table:style-name="ce1">
            <text:p>5_6_5_3_3_3</text:p>
          </table:table-cell>
          <table:table-cell office:value-type="string" table:style-name="ce1">
            <text:p>3_5_3_2_2_2</text:p>
          </table:table-cell>
          <table:table-cell office:value-type="string" table:style-name="ce1">
            <text:p>na_5_na_3_na_4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6_7_7_6_6_5</text:p>
          </table:table-cell>
          <table:table-cell office:value-type="string" table:style-name="ce1">
            <text:p>5_6_5_5_5_5</text:p>
          </table:table-cell>
          <table:table-cell office:value-type="string" table:style-name="ce1">
            <text:p>5_7_5_5_6_5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5_5_na_5_na_na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85" table:style-name="ce1">
            <text:p>-8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62" table:style-name="ce1">
            <text:p>-6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76" table:style-name="ce1">
            <text:p>-7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45" table:style-name="ce1">
            <text:p>-4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8_225627_M068420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8_22:10:40</text:p>
          </table:table-cell>
          <table:table-cell office:value-type="string" table:style-name="ce1">
            <text:p>2020-11-18_23:10:40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Floriane S</text:p>
          </table:table-cell>
          <table:table-cell office:value-type="string" table:style-name="ce1">
            <text:p>M0684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xUNNpI1iusskuNh</text:p>
          </table:table-cell>
          <table:table-cell office:value-type="string" table:style-name="ce1">
            <text:p>https://www.testable.org/experiment/4303/294929/start?participant=M068420</text:p>
          </table:table-cell>
          <table:table-cell office:value-type="float" office:value="2748251" table:style-name="ce1">
            <text:p>2748251</text:p>
          </table:table-cell>
          <table:table-cell office:value-type="float" office:value="45.804183333333" table:style-name="ce1">
            <text:p>45,80418333</text:p>
          </table:table-cell>
          <table:table-cell office:value-type="string" table:style-name="ce1">
            <text:p>6_6_7_6_5_7</text:p>
          </table:table-cell>
          <table:table-cell office:value-type="string" table:style-name="ce1">
            <text:p>7_7_7_na_na_na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5_7_7_5_7</text:p>
          </table:table-cell>
          <table:table-cell office:value-type="string" table:style-name="ce1">
            <text:p>7_5_7_7_6_7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1_5_5_1_na_na</text:p>
          </table:table-cell>
          <table:table-cell office:value-type="string" table:style-name="ce1">
            <text:p>1_na_6_1_5_6</text:p>
          </table:table-cell>
          <table:table-cell office:value-type="string" table:style-name="ce1">
            <text:p>1_7_7_1_7_7</text:p>
          </table:table-cell>
          <table:table-cell office:value-type="string" table:style-name="ce1">
            <text:p>7_1_1_5_1_1</text:p>
          </table:table-cell>
          <table:table-cell office:value-type="string" table:style-name="ce1">
            <text:p>1_1_1_na_na_3</text:p>
          </table:table-cell>
          <table:table-cell office:value-type="float" office:value="-57" table:style-name="ce1">
            <text:p>-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1" table:style-name="ce1">
            <text:p>-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9" table:style-name="ce1">
            <text:p>-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98" table:style-name="ce1">
            <text:p>-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16" table:style-name="ce1">
            <text:p>-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23" table:style-name="ce1">
            <text:p>-2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13" table:style-name="ce1">
            <text:p>-1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87" table:style-name="ce1">
            <text:p>-8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74" table:style-name="ce1">
            <text:p>-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3" table:style-name="ce1">
            <text:p>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3" table:style-name="ce1">
            <text:p>-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1" table:style-name="ce1">
            <text:p>-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4" table:style-name="ce1">
            <text:p>-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1" table:style-name="ce1">
            <text:p>-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1" table:style-name="ce1">
            <text:p>-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2" table:style-name="ce1">
            <text:p>-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8" table:style-name="ce1">
            <text:p>-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8" table:style-name="ce1">
            <text:p>-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9_052153_M052711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04:41:05</text:p>
          </table:table-cell>
          <table:table-cell office:value-type="string" table:style-name="ce1">
            <text:p>2020-11-19_05:41:05</text:p>
          </table:table-cell>
          <table:table-cell office:value-type="float" office:value="0.98" table:style-name="ce1">
            <text:p>0,98</text:p>
          </table:table-cell>
          <table:table-cell office:value-type="string" table:style-name="ce1">
            <text:p>malka.braf</text:p>
          </table:table-cell>
          <table:table-cell office:value-type="string" table:style-name="ce1">
            <text:p>M0527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dW6CiN9Sifjv160x</text:p>
          </table:table-cell>
          <table:table-cell office:value-type="string" table:style-name="ce1">
            <text:p>https://www.testable.org/experiment/4303/294929/start?participant=M052711</text:p>
          </table:table-cell>
          <table:table-cell office:value-type="float" office:value="2448505" table:style-name="ce1">
            <text:p>2448505</text:p>
          </table:table-cell>
          <table:table-cell office:value-type="float" office:value="40.808416666667" table:style-name="ce1">
            <text:p>40,80841667</text:p>
          </table:table-cell>
          <table:table-cell office:value-type="string" table:style-name="ce1">
            <text:p>6_7_6_6_6_6</text:p>
          </table:table-cell>
          <table:table-cell office:value-type="string" table:style-name="ce1">
            <text:p>7_na_2_7_3_2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6_6_6_6_6</text:p>
          </table:table-cell>
          <table:table-cell office:value-type="string" table:style-name="ce1">
            <text:p>7_6_6_6_6_6</text:p>
          </table:table-cell>
          <table:table-cell office:value-type="string" table:style-name="ce1">
            <text:p>5_6_6_na_5_5</text:p>
          </table:table-cell>
          <table:table-cell office:value-type="string" table:style-name="ce1">
            <text:p>na_5_5_3_na_na</text:p>
          </table:table-cell>
          <table:table-cell office:value-type="string" table:style-name="ce1">
            <text:p>4_5_5_3_4_na</text:p>
          </table:table-cell>
          <table:table-cell office:value-type="string" table:style-name="ce1">
            <text:p>5_na_5_na_5_5</text:p>
          </table:table-cell>
          <table:table-cell office:value-type="string" table:style-name="ce1">
            <text:p>6_2_2_5_2_2</text:p>
          </table:table-cell>
          <table:table-cell office:value-type="string" table:style-name="ce1">
            <text:p>na_2_2_3_2_3</text:p>
          </table:table-cell>
          <table:table-cell table:number-columns-repeated="192" table:style-name="ce1"/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37" table:style-name="ce1">
            <text:p>-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82" table:style-name="ce1">
            <text:p>-8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16" table:style-name="ce1">
            <text:p>-1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73" table:style-name="ce1">
            <text:p>-73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36" table:style-name="ce1">
            <text:p>-3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29" table:style-name="ce1">
            <text:p>-2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36" table:style-name="ce1">
            <text:p>-3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7" table:style-name="ce1">
            <text:p>-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28" table:style-name="ce1">
            <text:p>-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12" table:style-name="ce1">
            <text:p>-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9" table:style-name="ce1">
            <text:p>-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39" table:style-name="ce1">
            <text:p>-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18" table:style-name="ce1">
            <text:p>-18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42" table:style-name="ce1">
            <text:p>-4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7" table:style-name="ce1">
            <text:p>-2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29" table:style-name="ce1">
            <text:p>-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9_101505_M06509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08:54:47</text:p>
          </table:table-cell>
          <table:table-cell office:value-type="string" table:style-name="ce1">
            <text:p>2020-11-19_09:54:47</text:p>
          </table:table-cell>
          <table:table-cell office:value-type="float" office:value="0.82" table:style-name="ce1">
            <text:p>0,82</text:p>
          </table:table-cell>
          <table:table-cell office:value-type="string" table:style-name="ce1">
            <text:p>Grégoire B</text:p>
          </table:table-cell>
          <table:table-cell office:value-type="string" table:style-name="ce1">
            <text:p>M06509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K4AQsQAS7RvjkjFe</text:p>
          </table:table-cell>
          <table:table-cell office:value-type="string" table:style-name="ce1">
            <text:p>https://www.testable.org/experiment/4303/294929/start?participant=M065096</text:p>
          </table:table-cell>
          <table:table-cell office:value-type="float" office:value="4822191" table:style-name="ce1">
            <text:p>4822191</text:p>
          </table:table-cell>
          <table:table-cell office:value-type="float" office:value="80.36985" table:style-name="ce1">
            <text:p>80,36985</text:p>
          </table:table-cell>
          <table:table-cell office:value-type="string" table:style-name="ce1">
            <text:p>5_7_7_1_6_6</text:p>
          </table:table-cell>
          <table:table-cell office:value-type="string" table:style-name="ce1">
            <text:p>7_5_5_6_3_2</text:p>
          </table:table-cell>
          <table:table-cell office:value-type="string" table:style-name="ce1">
            <text:p>6_5_3_3_6_3</text:p>
          </table:table-cell>
          <table:table-cell office:value-type="string" table:style-name="ce1">
            <text:p>6_na_3_7_5_5</text:p>
          </table:table-cell>
          <table:table-cell office:value-type="string" table:style-name="ce1">
            <text:p>7_5_6_7_7_6</text:p>
          </table:table-cell>
          <table:table-cell office:value-type="string" table:style-name="ce1">
            <text:p>7_6_6_5_5_6</text:p>
          </table:table-cell>
          <table:table-cell office:value-type="string" table:style-name="ce1">
            <text:p>1_3_6_1_5_6</text:p>
          </table:table-cell>
          <table:table-cell office:value-type="string" table:style-name="ce1">
            <text:p>1_7_7_1_5_6</text:p>
          </table:table-cell>
          <table:table-cell office:value-type="string" table:style-name="ce1">
            <text:p>5_5_5_1_4_5</text:p>
          </table:table-cell>
          <table:table-cell office:value-type="string" table:style-name="ce1">
            <text:p>1_5_7_1_3_2</text:p>
          </table:table-cell>
          <table:table-cell office:value-type="string" table:style-name="ce1">
            <text:p>1_3_3_2_3_na</text:p>
          </table:table-cell>
          <table:table-cell office:value-type="string" table:style-name="ce1">
            <text:p>6_1_5_1_1_3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70" table:style-name="ce1">
            <text:p>-7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75" table:style-name="ce1">
            <text:p>-7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-95" table:style-name="ce1">
            <text:p>-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44" table:style-name="ce1">
            <text:p>-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85" table:style-name="ce1">
            <text:p>-8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5" table:style-name="ce1">
            <text:p>-6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9_104144_M050495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09:52:04</text:p>
          </table:table-cell>
          <table:table-cell office:value-type="string" table:style-name="ce1">
            <text:p>2020-11-19_10:52:04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M050495</text:p>
          </table:table-cell>
          <table:table-cell office:value-type="string" table:style-name="ce1">
            <text:p>M05049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fT0PeVMfMiRJtR1</text:p>
          </table:table-cell>
          <table:table-cell office:value-type="string" table:style-name="ce1">
            <text:p>https://www.testable.org/experiment/4303/294929/start?participant=M050495</text:p>
          </table:table-cell>
          <table:table-cell office:value-type="float" office:value="2983680" table:style-name="ce1">
            <text:p>2983680</text:p>
          </table:table-cell>
          <table:table-cell office:value-type="float" office:value="49.728000000000002" table:style-name="ce1">
            <text:p>49,728</text:p>
          </table:table-cell>
          <table:table-cell office:value-type="string" table:style-name="ce1">
            <text:p>3_6_6_3_4_3</text:p>
          </table:table-cell>
          <table:table-cell office:value-type="string" table:style-name="ce1">
            <text:p>7_7_2_7_5_7</text:p>
          </table:table-cell>
          <table:table-cell office:value-type="string" table:style-name="ce1">
            <text:p>5_1_1_na_na_5</text:p>
          </table:table-cell>
          <table:table-cell office:value-type="string" table:style-name="ce1">
            <text:p>7_1_2_6_3_3</text:p>
          </table:table-cell>
          <table:table-cell office:value-type="string" table:style-name="ce1">
            <text:p>7_5_5_7_6_6</text:p>
          </table:table-cell>
          <table:table-cell office:value-type="string" table:style-name="ce1">
            <text:p>7_6_7_7_7_7</text:p>
          </table:table-cell>
          <table:table-cell office:value-type="string" table:style-name="ce1">
            <text:p>2_2_2_2_2_2</text:p>
          </table:table-cell>
          <table:table-cell office:value-type="string" table:style-name="ce1">
            <text:p>3_6_5_2_6_6</text:p>
          </table:table-cell>
          <table:table-cell office:value-type="string" table:style-name="ce1">
            <text:p>2_2_3_1_na_3</text:p>
          </table:table-cell>
          <table:table-cell office:value-type="string" table:style-name="ce1">
            <text:p>2_6_6_3_na_3</text:p>
          </table:table-cell>
          <table:table-cell office:value-type="string" table:style-name="ce1">
            <text:p>5_2_2_6_na_na</text:p>
          </table:table-cell>
          <table:table-cell office:value-type="string" table:style-name="ce1">
            <text:p>2_3_3_2_6_5</text:p>
          </table:table-cell>
          <table:table-cell table:number-columns-repeated="192" table:style-name="ce1"/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58" table:style-name="ce1">
            <text:p>-5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51" table:style-name="ce1">
            <text:p>-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-76" table:style-name="ce1">
            <text:p>-76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49" table:style-name="ce1">
            <text:p>-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57" table:style-name="ce1">
            <text:p>-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43" table:style-name="ce1">
            <text:p>-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33" table:style-name="ce1">
            <text:p>-3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28" table:style-name="ce1">
            <text:p>-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62" table:style-name="ce1">
            <text:p>-6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55" table:style-name="ce1">
            <text:p>-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45" table:style-name="ce1">
            <text:p>-4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60" table:style-name="ce1">
            <text:p>-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52" table:style-name="ce1">
            <text:p>-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54" table:style-name="ce1">
            <text:p>-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9_104639_M035894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10:01:31</text:p>
          </table:table-cell>
          <table:table-cell office:value-type="string" table:style-name="ce1">
            <text:p>2020-11-19_11:01:31</text:p>
          </table:table-cell>
          <table:table-cell office:value-type="float" office:value="0.78" table:style-name="ce1">
            <text:p>0,78</text:p>
          </table:table-cell>
          <table:table-cell office:value-type="string" table:style-name="ce1">
            <text:p>M035894</text:p>
          </table:table-cell>
          <table:table-cell office:value-type="string" table:style-name="ce1">
            <text:p>M03589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dPk1HKgPLfCXXMYE</text:p>
          </table:table-cell>
          <table:table-cell office:value-type="string" table:style-name="ce1">
            <text:p>https://www.testable.org/experiment/4303/294929/start?participant=M035894</text:p>
          </table:table-cell>
          <table:table-cell office:value-type="float" office:value="2709024" table:style-name="ce1">
            <text:p>2709024</text:p>
          </table:table-cell>
          <table:table-cell office:value-type="float" office:value="45.150399999999998" table:style-name="ce1">
            <text:p>45,1504</text:p>
          </table:table-cell>
          <table:table-cell office:value-type="string" table:style-name="ce1">
            <text:p>7_7_7_7_6_6</text:p>
          </table:table-cell>
          <table:table-cell office:value-type="string" table:style-name="ce1">
            <text:p>7_na_na_7_na_na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7_7_7_7_7</text:p>
          </table:table-cell>
          <table:table-cell office:value-type="string" table:style-name="ce1">
            <text:p>7_7_5_7_7_5</text:p>
          </table:table-cell>
          <table:table-cell office:value-type="string" table:style-name="ce1">
            <text:p>1_1_2_2_1_2</text:p>
          </table:table-cell>
          <table:table-cell office:value-type="string" table:style-name="ce1">
            <text:p>1_6_na_1_5_na</text:p>
          </table:table-cell>
          <table:table-cell office:value-type="string" table:style-name="ce1">
            <text:p>2_na_na_3_na_na</text:p>
          </table:table-cell>
          <table:table-cell office:value-type="string" table:style-name="ce1">
            <text:p>3_5_na_6_5_na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1_1_3_2_2_3</text:p>
          </table:table-cell>
          <table:table-cell table:number-columns-repeated="192"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40" table:style-name="ce1">
            <text:p>-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" table:style-name="ce1">
            <text:p>-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" table:style-name="ce1">
            <text:p>-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10" table:style-name="ce1">
            <text:p>-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0" table:style-name="ce1">
            <text:p>-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9_131019_M03367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12:16:58</text:p>
          </table:table-cell>
          <table:table-cell office:value-type="string" table:style-name="ce1">
            <text:p>2020-11-19_13:16:58</text:p>
          </table:table-cell>
          <table:table-cell office:value-type="float" office:value="0.86" table:style-name="ce1">
            <text:p>0,86</text:p>
          </table:table-cell>
          <table:table-cell office:value-type="string" table:style-name="ce1">
            <text:p>M033678</text:p>
          </table:table-cell>
          <table:table-cell office:value-type="string" table:style-name="ce1">
            <text:p>M03367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RbeSi8KoDDitTCcA</text:p>
          </table:table-cell>
          <table:table-cell office:value-type="string" table:style-name="ce1">
            <text:p>https://www.testable.org/experiment/4303/294929/start?participant=M033678</text:p>
          </table:table-cell>
          <table:table-cell office:value-type="float" office:value="3202874" table:style-name="ce1">
            <text:p>3202874</text:p>
          </table:table-cell>
          <table:table-cell office:value-type="float" office:value="53.381233333333" table:style-name="ce1">
            <text:p>53,38123333</text:p>
          </table:table-cell>
          <table:table-cell office:value-type="string" table:style-name="ce1">
            <text:p>3_na_na_3_na_na</text:p>
          </table:table-cell>
          <table:table-cell office:value-type="string" table:style-name="ce1">
            <text:p>1_1_1_1_1_2</text:p>
          </table:table-cell>
          <table:table-cell office:value-type="string" table:style-name="ce1">
            <text:p>1_7_6_1_6_6</text:p>
          </table:table-cell>
          <table:table-cell office:value-type="string" table:style-name="ce1">
            <text:p>3_3_3_3_3_3</text:p>
          </table:table-cell>
          <table:table-cell office:value-type="string" table:style-name="ce1">
            <text:p>5_6_6_5_5_5</text:p>
          </table:table-cell>
          <table:table-cell office:value-type="string" table:style-name="ce1">
            <text:p>5_6_6_5_5_5</text:p>
          </table:table-cell>
          <table:table-cell office:value-type="string" table:style-name="ce1">
            <text:p>6_7_6_5_na_na</text:p>
          </table:table-cell>
          <table:table-cell office:value-type="string" table:style-name="ce1">
            <text:p>5_7_7_5_5_5</text:p>
          </table:table-cell>
          <table:table-cell office:value-type="string" table:style-name="ce1">
            <text:p>2_2_3_3_3_3</text:p>
          </table:table-cell>
          <table:table-cell office:value-type="string" table:style-name="ce1">
            <text:p>2_2_3_3_3_3</text:p>
          </table:table-cell>
          <table:table-cell office:value-type="string" table:style-name="ce1">
            <text:p>5_3_na_5_na_na</text:p>
          </table:table-cell>
          <table:table-cell office:value-type="string" table:style-name="ce1">
            <text:p>7_6_6_7_6_6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83" table:style-name="ce1">
            <text:p>-8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00" table:style-name="ce1">
            <text:p>-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35" table:style-name="ce1">
            <text:p>-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45" table:style-name="ce1">
            <text:p>-4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4" table:style-name="ce1">
            <text:p>-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60" table:style-name="ce1">
            <text:p>-6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81" table:style-name="ce1">
            <text:p>-8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10" table:style-name="ce1">
            <text:p>-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164" table:style-name="ce1"/>
        </table:table-row>
        <table:table-row table:style-name="ro1">
          <table:table-cell office:value-type="string" table:style-name="ce2">
            <text:p>294929_201119_132535_M039218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12:34:27</text:p>
          </table:table-cell>
          <table:table-cell office:value-type="string" table:style-name="ce1">
            <text:p>2020-11-19_13:34:27</text:p>
          </table:table-cell>
          <table:table-cell office:value-type="float" office:value="0.9" table:style-name="ce1">
            <text:p>0,9</text:p>
          </table:table-cell>
          <table:table-cell office:value-type="string" table:style-name="ce1">
            <text:p>camille.de</text:p>
          </table:table-cell>
          <table:table-cell office:value-type="string" table:style-name="ce1">
            <text:p>M03921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Bachelor degree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5WdIlis9rWDTbgp</text:p>
          </table:table-cell>
          <table:table-cell office:value-type="string" table:style-name="ce1">
            <text:p>https://www.testable.org/experiment/4303/294929/start?participant=M039218</text:p>
          </table:table-cell>
          <table:table-cell office:value-type="float" office:value="3070184" table:style-name="ce1">
            <text:p>3070184</text:p>
          </table:table-cell>
          <table:table-cell office:value-type="float" office:value="51.169733333332999" table:style-name="ce1">
            <text:p>51,16973333</text:p>
          </table:table-cell>
          <table:table-cell office:value-type="string" table:style-name="ce1">
            <text:p>na_5_6_na_5_5</text:p>
          </table:table-cell>
          <table:table-cell office:value-type="string" table:style-name="ce1">
            <text:p>na_2_2_na_3_na</text:p>
          </table:table-cell>
          <table:table-cell office:value-type="string" table:style-name="ce1">
            <text:p>3_2_2_3_2_2</text:p>
          </table:table-cell>
          <table:table-cell office:value-type="string" table:style-name="ce1">
            <text:p>4_3_2_na_3_3</text:p>
          </table:table-cell>
          <table:table-cell office:value-type="string" table:style-name="ce1">
            <text:p>6_6_6_5_5_6</text:p>
          </table:table-cell>
          <table:table-cell office:value-type="string" table:style-name="ce1">
            <text:p>6_6_7_5_na_5</text:p>
          </table:table-cell>
          <table:table-cell office:value-type="string" table:style-name="ce1">
            <text:p>5_3_3_5_3_2</text:p>
          </table:table-cell>
          <table:table-cell office:value-type="string" table:style-name="ce1">
            <text:p>5_3_3_5_3_3</text:p>
          </table:table-cell>
          <table:table-cell office:value-type="string" table:style-name="ce1">
            <text:p>3_na_5_5_na_5</text:p>
          </table:table-cell>
          <table:table-cell office:value-type="string" table:style-name="ce1">
            <text:p>3_na_5_5_5_3</text:p>
          </table:table-cell>
          <table:table-cell office:value-type="string" table:style-name="ce1">
            <text:p>3_2_2_na_2_3</text:p>
          </table:table-cell>
          <table:table-cell office:value-type="string" table:style-name="ce1">
            <text:p>na_5_5_na_5_na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19" table:style-name="ce1">
            <text:p>-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0" table:style-name="ce1">
            <text:p>-1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21" table:style-name="ce1">
            <text:p>-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17" table:style-name="ce1">
            <text:p>-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-27" table:style-name="ce1">
            <text:p>-2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4" table:style-name="ce1">
            <text:p>-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33" table:style-name="ce1">
            <text:p>-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4" table:style-name="ce1">
            <text:p>-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19" table:style-name="ce1">
            <text:p>-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-19" table:style-name="ce1">
            <text:p>-1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40" table:style-name="ce1">
            <text:p>-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165" table:style-name="ce1"/>
        </table:table-row>
        <table:table-row table:style-name="ro1">
          <table:table-cell office:value-type="string" table:style-name="ce2">
            <text:p>294929_201119_142549_M075979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13:31:37</text:p>
          </table:table-cell>
          <table:table-cell office:value-type="string" table:style-name="ce1">
            <text:p>2020-11-19_14:31:37</text:p>
          </table:table-cell>
          <table:table-cell office:value-type="float" office:value="0.88" table:style-name="ce1">
            <text:p>0,88</text:p>
          </table:table-cell>
          <table:table-cell office:value-type="string" table:style-name="ce1">
            <text:p>M075979</text:p>
          </table:table-cell>
          <table:table-cell office:value-type="string" table:style-name="ce1">
            <text:p>M07597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çaise</text:p>
          </table:table-cell>
          <table:table-cell office:value-type="string" table:style-name="ce1">
            <text:p>vyk2UR8d9EqphLCJ</text:p>
          </table:table-cell>
          <table:table-cell office:value-type="string" table:style-name="ce1">
            <text:p>https://www.testable.org/experiment/4303/294929/start?participant=M075979</text:p>
          </table:table-cell>
          <table:table-cell office:value-type="float" office:value="3253844" table:style-name="ce1">
            <text:p>3253844</text:p>
          </table:table-cell>
          <table:table-cell office:value-type="float" office:value="54.230733333332999" table:style-name="ce1">
            <text:p>54,23073333</text:p>
          </table:table-cell>
          <table:table-cell office:value-type="string" table:style-name="ce1">
            <text:p>7_6_6_5_6_6</text:p>
          </table:table-cell>
          <table:table-cell office:value-type="string" table:style-name="ce1">
            <text:p>7_5_na_7_5_na</text:p>
          </table:table-cell>
          <table:table-cell office:value-type="string" table:style-name="ce1">
            <text:p>6_1_1_6_1_1</text:p>
          </table:table-cell>
          <table:table-cell office:value-type="string" table:style-name="ce1">
            <text:p>7_1_1_7_1_1</text:p>
          </table:table-cell>
          <table:table-cell office:value-type="string" table:style-name="ce1">
            <text:p>7_6_5_7_6_na</text:p>
          </table:table-cell>
          <table:table-cell office:value-type="string" table:style-name="ce1">
            <text:p>7_6_6_7_6_6</text:p>
          </table:table-cell>
          <table:table-cell office:value-type="string" table:style-name="ce1">
            <text:p>2_1_1_2_1_1</text:p>
          </table:table-cell>
          <table:table-cell office:value-type="string" table:style-name="ce1">
            <text:p>1_6_5_2_6_5</text:p>
          </table:table-cell>
          <table:table-cell office:value-type="string" table:style-name="ce1">
            <text:p>2_6_6_2_6_6</text:p>
          </table:table-cell>
          <table:table-cell office:value-type="string" table:style-name="ce1">
            <text:p>6_6_6_5_6_6</text:p>
          </table:table-cell>
          <table:table-cell office:value-type="string" table:style-name="ce1">
            <text:p>5_2_2_na_2_2</text:p>
          </table:table-cell>
          <table:table-cell office:value-type="string" table:style-name="ce1">
            <text:p>3_2_3_5_2_2</text:p>
          </table:table-cell>
          <table:table-cell table:number-columns-repeated="192" table:style-name="ce1"/>
          <table:table-cell office:value-type="float" office:value="-64" table:style-name="ce1">
            <text:p>-6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41" table:style-name="ce1">
            <text:p>-4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73" table:style-name="ce1">
            <text:p>-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90" table:style-name="ce1">
            <text:p>-9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55" table:style-name="ce1">
            <text:p>-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78" table:style-name="ce1">
            <text:p>-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31" table:style-name="ce1">
            <text:p>-3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24" table:style-name="ce1">
            <text:p>-2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52" table:style-name="ce1">
            <text:p>-5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63" table:style-name="ce1">
            <text:p>-6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98" table:style-name="ce1">
            <text:p>-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48" table:style-name="ce1">
            <text:p>-4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26" table:style-name="ce1">
            <text:p>-2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56" table:style-name="ce1">
            <text:p>-5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49" table:style-name="ce1">
            <text:p>-49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53" table:style-name="ce1">
            <text:p>-53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21" table:style-name="ce1">
            <text:p>-2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5973" table:style-name="ce1"/>
        </table:table-row>
        <table:table-row table:style-name="ro1">
          <table:table-cell office:value-type="string" table:style-name="ce2">
            <text:p>294929_201119_154306_M003368.cs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11-19_15:22:42</text:p>
          </table:table-cell>
          <table:table-cell office:value-type="string" table:style-name="ce1">
            <text:p>2020-11-19_16:22: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C55</text:p>
          </table:table-cell>
          <table:table-cell office:value-type="string" table:style-name="ce1">
            <text:p>M00336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High school or equivalent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mNFvRwVUmO6TKThv</text:p>
          </table:table-cell>
          <table:table-cell office:value-type="string" table:style-name="ce1">
            <text:p>https://www.testable.org/experiment/4303/294929/start?participant=M003368</text:p>
          </table:table-cell>
          <table:table-cell office:value-type="float" office:value="1224810" table:style-name="ce1">
            <text:p>1224810</text:p>
          </table:table-cell>
          <table:table-cell office:value-type="float" office:value="20.413499999999999" table:style-name="ce1">
            <text:p>20,4135</text:p>
          </table:table-cell>
          <table:table-cell office:value-type="string" table:style-name="ce1">
            <text:p>5_6_5_6_5_5</text:p>
          </table:table-cell>
          <table:table-cell office:value-type="string" table:style-name="ce1">
            <text:p>5_1_1_1_1_1</text:p>
          </table:table-cell>
          <table:table-cell office:value-type="string" table:style-name="ce1">
            <text:p>6_6_7_6_6_6</text:p>
          </table:table-cell>
          <table:table-cell office:value-type="string" table:style-name="ce1">
            <text:p>na_7_4_6_6_3</text:p>
          </table:table-cell>
          <table:table-cell office:value-type="string" table:style-name="ce1">
            <text:p>5_2_2_3_2_3</text:p>
          </table:table-cell>
          <table:table-cell office:value-type="string" table:style-name="ce1">
            <text:p>6_5_3_5_4_6</text:p>
          </table:table-cell>
          <table:table-cell office:value-type="string" table:style-name="ce1">
            <text:p>2_6_6_4_5_3</text:p>
          </table:table-cell>
          <table:table-cell office:value-type="string" table:style-name="ce1">
            <text:p>2_6_5_6_na_5</text:p>
          </table:table-cell>
          <table:table-cell office:value-type="string" table:style-name="ce1">
            <text:p>2_6_6_6_5_5</text:p>
          </table:table-cell>
          <table:table-cell office:value-type="string" table:style-name="ce1">
            <text:p>1_na_3_na_5_na</text:p>
          </table:table-cell>
          <table:table-cell office:value-type="string" table:style-name="ce1">
            <text:p>1_1_1_1_1_1</text:p>
          </table:table-cell>
          <table:table-cell office:value-type="string" table:style-name="ce1">
            <text:p>2_6_5_3_5_5</text:p>
          </table:table-cell>
          <table:table-cell table:number-columns-repeated="192" table:style-name="ce1"/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80" table:style-name="ce1">
            <text:p>-8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23" table:style-name="ce1">
            <text:p>-2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30" table:style-name="ce1">
            <text:p>-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68" table:style-name="ce1">
            <text:p>-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47" table:style-name="ce1">
            <text:p>-4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-35" table:style-name="ce1">
            <text:p>-35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70" table:style-name="ce1">
            <text:p>-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-31" table:style-name="ce1">
            <text:p>-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-43" table:style-name="ce1">
            <text:p>-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-54" table:style-name="ce1">
            <text:p>-5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59" table:style-name="ce1">
            <text:p>-5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11" table:style-name="ce1">
            <text:p>-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55" table:style-name="ce1">
            <text:p>-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31" table:style-name="ce1">
            <text:p>-3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-30" table:style-name="ce1">
            <text:p>-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-68" table:style-name="ce1">
            <text:p>-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-59" table:style-name="ce1">
            <text:p>-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5972"/>
        </table:table-row>
        <table:table-row table:style-name="ro1">
          <table:table-cell office:value-type="string" table:style-name="ce2">
            <text:p>294929_201119_185526_M032176.c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11-19_17:29:50</text:p>
          </table:table-cell>
          <table:table-cell office:value-type="string" table:style-name="ce1">
            <text:p>2020-11-19_18:29: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G</text:p>
          </table:table-cell>
          <table:table-cell office:value-type="string" table:style-name="ce1">
            <text:p>M03217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College or Technical school</text:p>
          </table:table-cell>
          <table:table-cell office:value-type="string" table:style-name="ce1">
            <text:p>right-handed</text:p>
          </table:table-cell>
          <table:table-cell office:value-type="string" table:style-name="ce1">
            <text:p>francaise</text:p>
          </table:table-cell>
          <table:table-cell office:value-type="string" table:style-name="ce1">
            <text:p>5uzVomerGtgskFbR</text:p>
          </table:table-cell>
          <table:table-cell office:value-type="string" table:style-name="ce1">
            <text:p>https://www.testable.org/experiment/4303/294929/start?participant=M032176</text:p>
          </table:table-cell>
          <table:table-cell office:value-type="float" office:value="5135872" table:style-name="ce1">
            <text:p>5135872</text:p>
          </table:table-cell>
          <table:table-cell office:value-type="float" office:value="85.597866666667002" table:style-name="ce1">
            <text:p>85,59786667</text:p>
          </table:table-cell>
          <table:table-cell office:value-type="string" table:style-name="ce1">
            <text:p>na_5_na_na_5_na</text:p>
          </table:table-cell>
          <table:table-cell office:value-type="string" table:style-name="ce1">
            <text:p>1_na_na_3_2_2</text:p>
          </table:table-cell>
          <table:table-cell office:value-type="string" table:style-name="ce1">
            <text:p>2_2_2_2_2_2</text:p>
          </table:table-cell>
          <table:table-cell office:value-type="string" table:style-name="ce1">
            <text:p>2_3_3_na_3_3</text:p>
          </table:table-cell>
          <table:table-cell office:value-type="string" table:style-name="ce1">
            <text:p>6_na_3_6_1_1</text:p>
          </table:table-cell>
          <table:table-cell office:value-type="string" table:style-name="ce1">
            <text:p>6_4_3_6_1_1</text:p>
          </table:table-cell>
          <table:table-cell office:value-type="string" table:style-name="ce1">
            <text:p>na_na_na_na_na_na</text:p>
          </table:table-cell>
          <table:table-cell office:value-type="string" table:style-name="ce1">
            <text:p>4_2_2_6_2_2</text:p>
          </table:table-cell>
          <table:table-cell office:value-type="string" table:style-name="ce1">
            <text:p>5_na_5_5_5_5</text:p>
          </table:table-cell>
          <table:table-cell office:value-type="string" table:style-name="ce1">
            <text:p>6_6_6_6_7_7</text:p>
          </table:table-cell>
          <table:table-cell office:value-type="string" table:style-name="ce1">
            <text:p>2_5_2_2_2_2</text:p>
          </table:table-cell>
          <table:table-cell office:value-type="string" table:style-name="ce1">
            <text:p>5_5_6_5_5_5</text:p>
          </table:table-cell>
          <table:table-cell office:value-type="float" office:value="-51" table:style-name="ce1">
            <text:p>-5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1" table:style-name="ce1">
            <text:p>-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25" table:style-name="ce1">
            <text:p>-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72" table:style-name="ce1">
            <text:p>-7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54" table:style-name="ce1">
            <text:p>-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86" table:style-name="ce1">
            <text:p>-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95" table:style-name="ce1">
            <text:p>-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13" table:style-name="ce1">
            <text:p>-1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50" table:style-name="ce1">
            <text:p>-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92" table:style-name="ce1">
            <text:p>-9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22" table:style-name="ce1">
            <text:p>-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16" table:style-name="ce1">
            <text:p>-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15" table:style-name="ce1">
            <text:p>-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-91" table:style-name="ce1">
            <text:p>-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5" table:style-name="ce1">
            <text:p>-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87" table:style-name="ce1">
            <text:p>-8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26" table:style-name="ce1">
            <text:p>-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12" table:style-name="ce1">
            <text:p>-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164" table:style-name="ce1"/>
        </table:table-row>
        <table:table-row table:number-rows-repeated="10484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alentin Guigon</dc:creator>
    <dc:date>2020-11-25T14:28:02Z</dc:date>
  </office:meta>
</office:document-meta>
</file>